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6.8771in" table:align="left" fo:keep-with-next="always" style:may-break-between-rows="false"/>
    </style:style>
    <style:style style:name="Table1.A" style:family="table-column">
      <style:table-column-properties style:column-width="1.7639in"/>
    </style:style>
    <style:style style:name="Table1.B" style:family="table-column">
      <style:table-column-properties style:column-width="5.1132in"/>
    </style:style>
    <style:style style:name="Table1.1" style:family="table-row">
      <style:table-row-properties style:min-row-height="0.2646in"/>
    </style:style>
    <style:style style:name="Table1.A1" style:family="table-cell">
      <style:table-cell-properties fo:padding="0.0201in" fo:border-left="0.75pt solid #000000" fo:border-right="none" fo:border-top="0.75pt solid #000000" fo:border-bottom="0.75pt solid #000000" style:writing-mode="page"/>
    </style:style>
    <style:style style:name="Table1.B1" style:family="table-cell">
      <style:table-cell-properties fo:padding="0.0201in" fo:border="0.75pt solid #000000" style:writing-mode="page"/>
    </style:style>
    <style:style style:name="Table1.2" style:family="table-row">
      <style:table-row-properties style:min-row-height="0.6556in"/>
    </style:style>
    <style:style style:name="Table1.A2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1.B2" style:family="table-cell">
      <style:table-cell-properties fo:padding="0.0201in" fo:border-left="0.75pt solid #000000" fo:border-right="0.75pt solid #000000" fo:border-top="none" fo:border-bottom="0.75pt solid #000000" style:writing-mode="page"/>
    </style:style>
    <style:style style:name="Table2" style:family="table">
      <style:table-properties style:width="6.8785in" fo:margin-left="0.0431in" table:align="left" fo:keep-with-next="always"/>
    </style:style>
    <style:style style:name="Table2.A" style:family="table-column">
      <style:table-column-properties style:column-width="1.7493in"/>
    </style:style>
    <style:style style:name="Table2.B" style:family="table-column">
      <style:table-column-properties style:column-width="5.1292in"/>
    </style:style>
    <style:style style:name="Table2.1" style:family="table-row">
      <style:table-row-properties style:min-row-height="0.3729in"/>
    </style:style>
    <style:style style:name="Table2.A1" style:family="table-cell">
      <style:table-cell-properties fo:padding="0.0382in" fo:border-left="1.5pt solid #000000" fo:border-right="1.5pt solid #000000" fo:border-top="1.5pt solid #000000" fo:border-bottom="0.75pt solid #000000"/>
    </style:style>
    <style:style style:name="Table2.A2" style:family="table-cell">
      <style:table-cell-properties fo:padding="0.0382in" fo:border-left="1.5pt solid #000000" fo:border-right="none" fo:border-top="none" fo:border-bottom="0.75pt solid #000000"/>
    </style:style>
    <style:style style:name="Table2.B2" style:family="table-cell">
      <style:table-cell-properties fo:padding="0.0382in" fo:border-left="0.75pt solid #000000" fo:border-right="1.5pt solid #000000" fo:border-top="none" fo:border-bottom="0.75pt solid #000000"/>
    </style:style>
    <style:style style:name="Table2.A9" style:family="table-cell">
      <style:table-cell-properties fo:padding="0.0382in" fo:border-left="1.5pt solid #000000" fo:border-right="none" fo:border-top="none" fo:border-bottom="1.5pt solid #000000"/>
    </style:style>
    <style:style style:name="Table2.B9" style:family="table-cell">
      <style:table-cell-properties fo:padding="0.0382in" fo:border-left="0.75pt solid #000000" fo:border-right="1.5pt solid #000000" fo:border-top="none" fo:border-bottom="1.5pt solid #000000"/>
    </style:style>
    <style:style style:name="P1" style:family="paragraph" style:parent-style-name="Footer">
      <style:paragraph-properties fo:text-align="center" style:justify-single-word="false"/>
      <style:text-properties officeooo:paragraph-rsid="0ae20861"/>
    </style:style>
    <style:style style:name="P2" style:family="paragraph" style:parent-style-name="Text_20_body">
      <style:paragraph-properties fo:text-align="center" style:justify-single-word="false">
        <style:tab-stops/>
      </style:paragraph-properties>
      <style:text-properties officeooo:paragraph-rsid="0c006f8d"/>
    </style:style>
    <style:style style:name="P3" style:family="paragraph" style:parent-style-name="Figure">
      <style:paragraph-properties fo:text-align="center" style:justify-single-word="false"/>
      <style:text-properties officeooo:paragraph-rsid="0d93214a"/>
    </style:style>
    <style:style style:name="P4" style:family="paragraph" style:parent-style-name="Text_20_body">
      <style:text-properties fo:font-style="normal" officeooo:rsid="02832319" officeooo:paragraph-rsid="02832319" style:font-style-asian="normal" style:font-style-complex="normal"/>
    </style:style>
    <style:style style:name="P5" style:family="paragraph" style:parent-style-name="Figure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Preformatted_20_Text">
      <style:paragraph-properties fo:text-align="justify" style:justify-single-word="false" fo:keep-together="always">
        <style:tab-stops/>
      </style:paragraph-properties>
      <style:text-properties fo:font-style="normal" fo:font-weight="normal" officeooo:rsid="078c38b4" officeooo:paragraph-rsid="078c38b4" style:font-style-asian="normal" style:font-weight-asian="normal" style:font-style-complex="normal" style:font-weight-complex="normal"/>
    </style:style>
    <style:style style:name="P7" style:family="paragraph" style:parent-style-name="Preformatted_20_Text">
      <style:paragraph-properties fo:text-align="justify" style:justify-single-word="false" fo:keep-together="always">
        <style:tab-stops/>
      </style:paragraph-properties>
      <style:text-properties fo:font-style="normal" fo:font-weight="normal" officeooo:rsid="078c38b4" officeooo:paragraph-rsid="078c8192" style:font-style-asian="normal" style:font-weight-asian="normal" style:font-style-complex="normal" style:font-weight-complex="normal"/>
    </style:style>
    <style:style style:name="P8" style:family="paragraph" style:parent-style-name="Preformatted_20_Text">
      <style:paragraph-properties fo:text-align="justify" style:justify-single-word="false" fo:keep-together="always">
        <style:tab-stops/>
      </style:paragraph-properties>
      <style:text-properties fo:font-style="normal" fo:font-weight="normal" officeooo:rsid="08832ad6" officeooo:paragraph-rsid="08832ad6" style:font-style-asian="normal" style:font-weight-asian="normal" style:font-style-complex="normal" style:font-weight-complex="normal"/>
    </style:style>
    <style:style style:name="P9" style:family="paragraph" style:parent-style-name="Preformatted_20_Text">
      <style:paragraph-properties fo:text-align="justify" style:justify-single-word="false" fo:keep-together="always">
        <style:tab-stops/>
      </style:paragraph-properties>
      <style:text-properties fo:font-style="normal" fo:font-weight="normal" officeooo:rsid="0885631c" officeooo:paragraph-rsid="0885631c" style:font-style-asian="normal" style:font-weight-asian="normal" style:font-style-complex="normal" style:font-weight-complex="normal"/>
    </style:style>
    <style:style style:name="P10" style:family="paragraph" style:parent-style-name="Figure">
      <style:paragraph-properties fo:text-align="center" style:justify-single-word="false"/>
      <style:text-properties fo:font-style="normal" fo:font-weight="bold" officeooo:paragraph-rsid="09804b31" style:font-style-asian="normal" style:font-weight-asian="bold" style:font-style-complex="normal" style:font-weight-complex="bold"/>
    </style:style>
    <style:style style:name="P11" style:family="paragraph" style:parent-style-name="Figure">
      <style:paragraph-properties fo:text-align="center" style:justify-single-word="false"/>
      <style:text-properties fo:font-style="normal" fo:font-weight="bold" officeooo:paragraph-rsid="097a2e2d" style:font-style-asian="normal" style:font-weight-asian="bold" style:font-style-complex="normal" style:font-weight-complex="bold"/>
    </style:style>
    <style:style style:name="P12" style:family="paragraph" style:parent-style-name="Figure">
      <style:paragraph-properties fo:text-align="center" style:justify-single-word="false"/>
      <style:text-properties fo:font-style="normal" fo:font-weight="bold" officeooo:paragraph-rsid="0964207a" style:font-style-asian="normal" style:font-weight-asian="bold" style:font-style-complex="normal" style:font-weight-complex="bold"/>
    </style:style>
    <style:style style:name="P13" style:family="paragraph" style:parent-style-name="Figure">
      <style:paragraph-properties fo:text-align="center" style:justify-single-word="false"/>
      <style:text-properties fo:font-style="normal" fo:font-weight="bold" officeooo:paragraph-rsid="0d6e8c3b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officeooo:paragraph-rsid="040c0682"/>
    </style:style>
    <style:style style:name="P15" style:family="paragraph" style:parent-style-name="Text_20_body">
      <style:paragraph-properties fo:text-align="center" style:justify-single-word="false">
        <style:tab-stops/>
      </style:paragraph-properties>
      <style:text-properties fo:font-size="14pt" fo:font-weight="bold" officeooo:rsid="00165e7a" officeooo:paragraph-rsid="058141b1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text-align="center" style:justify-single-word="false" fo:padding="0.0201in" fo:border="none"/>
      <style:text-properties fo:font-size="14pt" fo:font-weight="bold" officeooo:rsid="06a331a4" officeooo:paragraph-rsid="06a998c0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text-align="center" style:justify-single-word="false" fo:padding="0.0201in" fo:border="none"/>
      <style:text-properties fo:font-size="14pt" fo:font-style="italic" fo:font-weight="bold" officeooo:rsid="06a331a4" officeooo:paragraph-rsid="06a998c0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text-align="center" style:justify-single-word="false">
        <style:tab-stops/>
      </style:paragraph-properties>
      <style:text-properties fo:font-size="14pt" fo:font-style="normal" fo:font-weight="bold" officeooo:rsid="058141b1" officeooo:paragraph-rsid="0c09223e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>
        <style:tab-stops/>
      </style:paragraph-properties>
      <style:text-properties fo:font-size="14pt" fo:font-style="normal" fo:font-weight="bold" officeooo:rsid="058141b1" officeooo:paragraph-rsid="0d2a9580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paragraph-properties fo:margin-top="0.1in" fo:margin-bottom="0.1in" style:contextual-spacing="false"/>
      <style:text-properties officeooo:paragraph-rsid="033ee70b"/>
    </style:style>
    <style:style style:name="P21" style:family="paragraph" style:parent-style-name="Standard">
      <style:text-properties officeooo:paragraph-rsid="0771a29f"/>
    </style:style>
    <style:style style:name="P22" style:family="paragraph" style:parent-style-name="Text_20_body">
      <style:paragraph-properties fo:text-align="center" style:justify-single-word="false" fo:keep-together="always">
        <style:tab-stops/>
      </style:paragraph-properties>
      <style:text-properties fo:font-size="20pt" fo:font-weight="bold" officeooo:rsid="0787a0f1" officeooo:paragraph-rsid="079b5857" style:font-size-asian="20pt" style:font-weight-asian="bold" style:font-size-complex="20pt" style:font-weight-complex="bold"/>
    </style:style>
    <style:style style:name="P23" style:family="paragraph" style:parent-style-name="Text_20_body">
      <style:paragraph-properties fo:text-align="center" style:justify-single-word="false" fo:padding="0.0201in" fo:border="none"/>
      <style:text-properties fo:font-size="20pt" fo:font-style="normal" fo:font-weight="bold" officeooo:rsid="07acb79c" officeooo:paragraph-rsid="07c54963" style:font-size-asian="20pt" style:font-style-asian="normal" style:font-weight-asian="bold" style:font-size-complex="20pt" style:font-style-complex="normal" style:font-weight-complex="bold"/>
    </style:style>
    <style:style style:name="P24" style:family="paragraph" style:parent-style-name="Text_20_body">
      <style:text-properties officeooo:rsid="07f00b07" officeooo:paragraph-rsid="080c4608"/>
    </style:style>
    <style:style style:name="P25" style:family="paragraph" style:parent-style-name="Text_20_body">
      <style:text-properties officeooo:rsid="07f00b07" officeooo:paragraph-rsid="09b94326"/>
    </style:style>
    <style:style style:name="P26" style:family="paragraph" style:parent-style-name="Text_20_body">
      <style:text-properties officeooo:rsid="07f00b07" officeooo:paragraph-rsid="07f00b07"/>
    </style:style>
    <style:style style:name="P27" style:family="paragraph" style:parent-style-name="Text_20_body">
      <style:text-properties officeooo:rsid="08207af7" officeooo:paragraph-rsid="08207af7"/>
    </style:style>
    <style:style style:name="P28" style:family="paragraph" style:parent-style-name="Standard">
      <style:text-properties officeooo:paragraph-rsid="086d6bfd"/>
    </style:style>
    <style:style style:name="P29" style:family="paragraph" style:parent-style-name="Preformatted_20_Text">
      <style:paragraph-properties fo:text-align="center" style:justify-single-word="false" fo:keep-together="always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0" style:family="paragraph" style:parent-style-name="Preformatted_20_Text">
      <style:paragraph-properties fo:text-align="center" style:justify-single-word="false" fo:keep-together="always">
        <style:tab-stops/>
      </style:paragraph-properties>
      <style:text-properties fo:font-size="10pt" fo:font-weight="bold" officeooo:rsid="08832ad6" officeooo:paragraph-rsid="08832ad6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text-align="center" style:justify-single-word="false">
        <style:tab-stops/>
      </style:paragraph-properties>
      <style:text-properties fo:font-size="10pt" fo:font-style="italic" fo:font-weight="normal" officeooo:rsid="058141b1" officeooo:paragraph-rsid="0c006f8d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Text_20_body">
      <style:text-properties officeooo:paragraph-rsid="08bc22e6"/>
    </style:style>
    <style:style style:name="P33" style:family="paragraph" style:parent-style-name="Standard">
      <style:text-properties officeooo:paragraph-rsid="093bff0c"/>
    </style:style>
    <style:style style:name="P34" style:family="paragraph" style:parent-style-name="Standard">
      <style:text-properties officeooo:paragraph-rsid="093d3415"/>
    </style:style>
    <style:style style:name="P35" style:family="paragraph" style:parent-style-name="Standard">
      <style:text-properties officeooo:paragraph-rsid="093ef854"/>
    </style:style>
    <style:style style:name="P36" style:family="paragraph" style:parent-style-name="Figure">
      <style:paragraph-properties fo:text-align="center" style:justify-single-word="false"/>
      <style:text-properties fo:font-weight="bold" officeooo:paragraph-rsid="094e1c3e" style:font-weight-asian="bold" style:font-weight-complex="bold"/>
    </style:style>
    <style:style style:name="P37" style:family="paragraph" style:parent-style-name="Figure">
      <style:paragraph-properties fo:text-align="center" style:justify-single-word="false"/>
      <style:text-properties fo:font-weight="bold" officeooo:paragraph-rsid="095e1a65" style:font-weight-asian="bold" style:font-weight-complex="bold"/>
    </style:style>
    <style:style style:name="P38" style:family="paragraph" style:parent-style-name="Figure">
      <style:paragraph-properties fo:text-align="center" style:justify-single-word="false"/>
      <style:text-properties fo:font-weight="bold" officeooo:paragraph-rsid="0db74af4" style:font-weight-asian="bold" style:font-weight-complex="bold"/>
    </style:style>
    <style:style style:name="P39" style:family="paragraph" style:parent-style-name="Text_20_body">
      <style:text-properties officeooo:paragraph-rsid="069e3eff"/>
    </style:style>
    <style:style style:name="P40" style:family="paragraph" style:parent-style-name="Text_20_body">
      <style:text-properties officeooo:paragraph-rsid="0a02c3b8"/>
    </style:style>
    <style:style style:name="P41" style:family="paragraph" style:parent-style-name="Text_20_body">
      <style:text-properties officeooo:rsid="02941bbd" officeooo:paragraph-rsid="0b81bbe7"/>
    </style:style>
    <style:style style:name="P42" style:family="paragraph" style:parent-style-name="Standard">
      <style:text-properties officeooo:rsid="02941bbd" officeooo:paragraph-rsid="0a3af75e"/>
    </style:style>
    <style:style style:name="P43" style:family="paragraph" style:parent-style-name="Text_20_body">
      <style:text-properties officeooo:rsid="0a3af75e" officeooo:paragraph-rsid="0a3af75e"/>
    </style:style>
    <style:style style:name="P44" style:family="paragraph" style:parent-style-name="Text_20_body">
      <style:text-properties officeooo:paragraph-rsid="0a4fa550"/>
    </style:style>
    <style:style style:name="P45" style:family="paragraph" style:parent-style-name="Text_20_body">
      <style:text-properties officeooo:paragraph-rsid="0a53f72c"/>
    </style:style>
    <style:style style:name="P46" style:family="paragraph" style:parent-style-name="Text_20_body">
      <style:text-properties officeooo:paragraph-rsid="0545171b"/>
    </style:style>
    <style:style style:name="P47" style:family="paragraph" style:parent-style-name="Hanging_20_indent">
      <loext:graphic-properties draw:fill="none"/>
      <style:paragraph-properties fo:margin-left="0.3118in" fo:margin-right="0in" fo:margin-top="0in" fo:margin-bottom="0.0972in" style:contextual-spacing="false" fo:line-height="115%" fo:text-align="justify" style:justify-single-word="false" fo:text-indent="-0.3118in" style:auto-text-indent="false" fo:background-color="transparent" fo:padding="0.0201in" fo:border="none">
        <style:tab-stops>
          <style:tab-stop style:position="0in"/>
        </style:tab-stops>
      </style:paragraph-properties>
      <style:text-properties fo:font-size="10.5pt" fo:font-weight="bold" officeooo:paragraph-rsid="06f48069" style:font-size-asian="10.5pt" style:font-weight-asian="bold" style:font-size-complex="10.5pt" style:font-weight-complex="bold"/>
    </style:style>
    <style:style style:name="P48" style:family="paragraph" style:parent-style-name="IEEE_20_Citations">
      <style:text-properties fo:font-size="10.5pt" style:font-size-asian="10.5pt" style:font-size-complex="10.5pt"/>
    </style:style>
    <style:style style:name="P49" style:family="paragraph" style:parent-style-name="Text_20_body">
      <style:paragraph-properties fo:text-align="center" style:justify-single-word="false" fo:padding="0.0201in" fo:border="none"/>
      <style:text-properties fo:font-size="28pt" fo:font-weight="bold" officeooo:rsid="06a6d8f4" officeooo:paragraph-rsid="07c54963" style:font-size-asian="28pt" style:font-weight-asian="bold" style:font-size-complex="28pt" style:font-weight-complex="bold"/>
    </style:style>
    <style:style style:name="P50" style:family="paragraph" style:parent-style-name="Standard">
      <style:text-properties officeooo:paragraph-rsid="0bd73c48"/>
    </style:style>
    <style:style style:name="P51" style:family="paragraph" style:parent-style-name="Text_20_body">
      <style:text-properties officeooo:paragraph-rsid="0bd73c48"/>
    </style:style>
    <style:style style:name="P52" style:family="paragraph" style:parent-style-name="Text_20_body">
      <style:text-properties officeooo:rsid="085b3168" officeooo:paragraph-rsid="0bc1408f"/>
    </style:style>
    <style:style style:name="P53" style:family="paragraph" style:parent-style-name="Text_20_body">
      <style:paragraph-properties fo:text-align="center" style:justify-single-word="false" fo:break-before="page"/>
      <style:text-properties fo:font-size="24pt" fo:font-weight="bold" officeooo:rsid="0767d68d" officeooo:paragraph-rsid="06a331a4" style:font-size-asian="24pt" style:font-weight-asian="bold" style:font-size-complex="24pt" style:font-weight-complex="bold"/>
    </style:style>
    <style:style style:name="P54" style:family="paragraph" style:parent-style-name="Text_20_body">
      <style:paragraph-properties fo:margin-top="0.0201in" fo:margin-bottom="0.0201in" style:contextual-spacing="false"/>
      <style:text-properties officeooo:paragraph-rsid="0c111519"/>
    </style:style>
    <style:style style:name="P55" style:family="paragraph" style:parent-style-name="Text_20_body">
      <style:text-properties officeooo:paragraph-rsid="06d95165"/>
    </style:style>
    <style:style style:name="P56" style:family="paragraph" style:parent-style-name="Text_20_body">
      <style:paragraph-properties fo:margin-left="0in" fo:keep-together="always" fo:text-indent="0in" style:auto-text-indent="false">
        <style:tab-stops/>
      </style:paragraph-properties>
      <style:text-properties fo:font-size="11pt" officeooo:paragraph-rsid="0c48905f" style:font-size-asian="11pt" style:font-size-complex="11pt"/>
    </style:style>
    <style:style style:name="P57" style:family="paragraph" style:parent-style-name="Text_20_body">
      <style:paragraph-properties fo:margin-left="0in" fo:margin-top="0in" fo:margin-bottom="0in" style:contextual-spacing="false" fo:keep-together="always" fo:text-indent="0in" style:auto-text-indent="false">
        <style:tab-stops/>
      </style:paragraph-properties>
      <style:text-properties fo:font-size="11pt" officeooo:paragraph-rsid="04d87256" style:font-size-asian="11pt" style:font-size-complex="11pt"/>
    </style:style>
    <style:style style:name="P58" style:family="paragraph" style:parent-style-name="Text_20_body">
      <style:paragraph-properties fo:margin-left="0in" fo:margin-top="0in" fo:margin-bottom="0in" style:contextual-spacing="false" fo:keep-together="always" fo:text-indent="0in" style:auto-text-indent="false">
        <style:tab-stops/>
      </style:paragraph-properties>
      <style:text-properties fo:font-size="11pt" fo:font-style="normal" officeooo:paragraph-rsid="08b7bdcd" style:font-size-asian="11pt" style:font-style-asian="normal" style:font-size-complex="11pt" style:font-style-complex="normal"/>
    </style:style>
    <style:style style:name="P59" style:family="paragraph" style:parent-style-name="Text_20_body">
      <style:paragraph-properties fo:margin-left="0in" fo:margin-top="0in" fo:margin-bottom="0in" style:contextual-spacing="false" fo:keep-together="always" fo:text-indent="0in" style:auto-text-indent="false">
        <style:tab-stops/>
      </style:paragraph-properties>
      <style:text-properties fo:font-size="11pt" fo:font-style="normal" officeooo:paragraph-rsid="08c31452" style:font-size-asian="11pt" style:font-style-asian="normal" style:font-size-complex="11pt" style:font-style-complex="normal"/>
    </style:style>
    <style:style style:name="P60" style:family="paragraph" style:parent-style-name="Text_20_body">
      <style:text-properties officeooo:paragraph-rsid="0c5dca08"/>
    </style:style>
    <style:style style:name="P61" style:family="paragraph" style:parent-style-name="Text_20_body">
      <style:text-properties officeooo:paragraph-rsid="0c6b7c5c"/>
    </style:style>
    <style:style style:name="P62" style:family="paragraph" style:parent-style-name="Text_20_body">
      <style:text-properties officeooo:paragraph-rsid="0b906aa0"/>
    </style:style>
    <style:style style:name="P63" style:family="paragraph" style:parent-style-name="Text_20_body">
      <style:text-properties officeooo:paragraph-rsid="0c703414"/>
    </style:style>
    <style:style style:name="P64" style:family="paragraph" style:parent-style-name="Text_20_body">
      <style:text-properties officeooo:paragraph-rsid="0c83a991"/>
    </style:style>
    <style:style style:name="P65" style:family="paragraph" style:parent-style-name="Text_20_body">
      <style:text-properties officeooo:paragraph-rsid="0128d59f"/>
    </style:style>
    <style:style style:name="P66" style:family="paragraph" style:parent-style-name="Text_20_body">
      <style:text-properties officeooo:paragraph-rsid="0cd23825"/>
    </style:style>
    <style:style style:name="P67" style:family="paragraph" style:parent-style-name="Text_20_body">
      <style:text-properties officeooo:paragraph-rsid="0a78b90d"/>
    </style:style>
    <style:style style:name="P68" style:family="paragraph" style:parent-style-name="Text_20_body">
      <style:text-properties officeooo:paragraph-rsid="0d0f4495"/>
    </style:style>
    <style:style style:name="P69" style:family="paragraph" style:parent-style-name="Text_20_body">
      <style:text-properties officeooo:rsid="0d248d67" officeooo:paragraph-rsid="0d248d67"/>
    </style:style>
    <style:style style:name="P70" style:family="paragraph" style:parent-style-name="Text_20_body">
      <style:text-properties officeooo:rsid="0d22aeac" officeooo:paragraph-rsid="0d22aeac"/>
    </style:style>
    <style:style style:name="P71" style:family="paragraph" style:parent-style-name="Text_20_body">
      <style:text-properties officeooo:paragraph-rsid="0b3b73e9"/>
    </style:style>
    <style:style style:name="P72" style:family="paragraph" style:parent-style-name="Text_20_body">
      <style:text-properties officeooo:rsid="0d3a347e" officeooo:paragraph-rsid="0d3f3649"/>
    </style:style>
    <style:style style:name="P73" style:family="paragraph" style:parent-style-name="Text_20_body">
      <style:text-properties officeooo:paragraph-rsid="0d551975"/>
    </style:style>
    <style:style style:name="P74" style:family="paragraph" style:parent-style-name="Text_20_body">
      <style:text-properties officeooo:paragraph-rsid="0d57f8e1"/>
    </style:style>
    <style:style style:name="P75" style:family="paragraph" style:parent-style-name="Text_20_body">
      <style:text-properties officeooo:paragraph-rsid="0d5a4830"/>
    </style:style>
    <style:style style:name="P76" style:family="paragraph" style:parent-style-name="Text_20_body">
      <style:text-properties officeooo:paragraph-rsid="09a8d579"/>
    </style:style>
    <style:style style:name="P77" style:family="paragraph" style:parent-style-name="Text_20_body">
      <style:text-properties officeooo:paragraph-rsid="0d5dbb3d"/>
    </style:style>
    <style:style style:name="P78" style:family="paragraph" style:parent-style-name="Text_20_body">
      <style:text-properties officeooo:paragraph-rsid="0bda683d"/>
    </style:style>
    <style:style style:name="P79" style:family="paragraph" style:parent-style-name="Figure">
      <style:paragraph-properties fo:text-align="center" style:justify-single-word="false"/>
      <style:text-properties fo:font-style="italic" fo:font-weight="bold" officeooo:paragraph-rsid="0db4eb5d" style:font-style-asian="italic" style:font-weight-asian="bold" style:font-style-complex="italic" style:font-weight-complex="bold"/>
    </style:style>
    <style:style style:name="P80" style:family="paragraph" style:parent-style-name="Figure">
      <style:paragraph-properties fo:text-align="center" style:justify-single-word="false"/>
      <style:text-properties fo:font-style="italic" fo:font-weight="bold" officeooo:paragraph-rsid="0db5396f" style:font-style-asian="italic" style:font-weight-asian="bold" style:font-style-complex="italic" style:font-weight-complex="bold"/>
    </style:style>
    <style:style style:name="P81" style:family="paragraph" style:parent-style-name="Text_20_body">
      <style:text-properties officeooo:paragraph-rsid="0dfaa01d"/>
    </style:style>
    <style:style style:name="P82" style:family="paragraph" style:parent-style-name="Text_20_body">
      <style:text-properties officeooo:paragraph-rsid="0e000bca"/>
    </style:style>
    <style:style style:name="P83" style:family="paragraph" style:parent-style-name="Bullet_20_List" style:master-page-name="">
      <style:paragraph-properties fo:keep-together="always" style:page-number="auto" fo:keep-with-next="auto"/>
      <style:text-properties style:font-name="Liberation Serif1" fo:font-size="10pt" fo:font-style="normal" fo:font-weight="bold" officeooo:paragraph-rsid="08dcf252" style:font-size-asian="10pt" style:font-style-asian="normal" style:font-weight-asian="bold" style:font-size-complex="10pt" style:font-style-complex="normal" style:font-weight-complex="bold"/>
    </style:style>
    <style:style style:name="P84" style:family="paragraph" style:parent-style-name="Bullet_20_List">
      <style:paragraph-properties fo:keep-together="always" fo:keep-with-next="auto"/>
      <style:text-properties style:font-name="Liberation Serif1" fo:font-size="10pt" fo:font-style="normal" fo:font-weight="bold" officeooo:paragraph-rsid="08dcf252" style:font-size-asian="10pt" style:font-style-asian="normal" style:font-weight-asian="bold" style:font-size-complex="10pt" style:font-style-complex="normal" style:font-weight-complex="bold"/>
    </style:style>
    <style:style style:name="P85" style:family="paragraph" style:parent-style-name="Bullet_20_List">
      <style:text-properties style:font-name="Liberation Serif1" fo:font-size="10pt" fo:font-style="normal" fo:font-weight="bold" officeooo:paragraph-rsid="08dcf252" style:font-size-asian="10pt" style:font-style-asian="normal" style:font-weight-asian="bold" style:font-size-complex="10pt" style:font-style-complex="normal" style:font-weight-complex="bold"/>
    </style:style>
    <style:style style:name="P86" style:family="paragraph" style:parent-style-name="Bullet_20_List">
      <style:paragraph-properties fo:keep-together="always" fo:keep-with-next="auto"/>
      <style:text-properties style:font-name="Liberation Serif1" fo:font-size="10pt" fo:font-style="normal" fo:font-weight="bold" officeooo:rsid="081ba77d" officeooo:paragraph-rsid="08dcf25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7" style:family="paragraph" style:parent-style-name="Bullet_20_List">
      <style:text-properties style:font-name="Liberation Serif1" fo:font-size="10pt" fo:font-style="normal" fo:font-weight="bold" officeooo:rsid="081ba77d" officeooo:paragraph-rsid="08dcf25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8" style:family="paragraph" style:parent-style-name="Bullet_20_List" style:master-page-name="">
      <style:paragraph-properties fo:margin-left="0in" fo:margin-right="0in" fo:margin-top="0in" fo:margin-bottom="0in" style:contextual-spacing="false" fo:keep-together="always" fo:text-indent="0in" style:auto-text-indent="false" style:page-number="auto" fo:padding="0.0799in" fo:border="0.74pt solid #000000" fo:keep-with-next="auto"/>
      <style:text-properties style:font-name="Liberation Mono" fo:font-size="8pt" fo:font-style="normal" fo:font-weight="bold" officeooo:paragraph-rsid="0d0f4495" style:font-size-asian="8pt" style:font-style-asian="normal" style:font-weight-asian="bold" style:font-size-complex="8pt" style:font-style-complex="normal" style:font-weight-complex="bold"/>
    </style:style>
    <style:style style:name="P89" style:family="paragraph" style:parent-style-name="Bullet_20_List">
      <style:paragraph-properties fo:margin-left="0in" fo:margin-right="0in" fo:margin-top="0in" fo:margin-bottom="0in" style:contextual-spacing="false" fo:keep-together="always" fo:text-indent="0in" style:auto-text-indent="false" fo:padding="0.0799in" fo:border="0.74pt solid #000000" fo:keep-with-next="auto"/>
      <style:text-properties style:font-name="Liberation Mono" fo:font-size="8pt" fo:font-style="normal" fo:font-weight="bold" officeooo:paragraph-rsid="0d0f4495" style:font-size-asian="8pt" style:font-style-asian="normal" style:font-weight-asian="bold" style:font-size-complex="8pt" style:font-style-complex="normal" style:font-weight-complex="bold"/>
    </style:style>
    <style:style style:name="P90" style:family="paragraph" style:parent-style-name="Bullet_20_List">
      <style:paragraph-properties fo:margin-left="0in" fo:margin-right="0in" fo:margin-top="0in" fo:margin-bottom="0in" style:contextual-spacing="false" fo:keep-together="always" fo:text-indent="0in" style:auto-text-indent="false" fo:padding="0.0799in" fo:border="0.74pt solid #000000" fo:keep-with-next="auto"/>
      <style:text-properties style:font-name="Liberation Mono" fo:font-size="8pt" fo:font-style="normal" fo:font-weight="bold" officeooo:rsid="081ba77d" officeooo:paragraph-rsid="0d0f4495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91" style:family="paragraph" style:parent-style-name="Bullet_20_List">
      <style:paragraph-properties fo:text-align="center" style:justify-single-word="false" fo:keep-together="always" fo:keep-with-next="auto"/>
      <style:text-properties style:font-name="Liberation Mono" fo:font-size="10pt" fo:font-style="normal" fo:font-weight="bold" officeooo:paragraph-rsid="08842ee3" style:font-size-asian="10pt" style:font-style-asian="normal" style:font-weight-asian="bold" style:font-size-complex="10pt" style:font-style-complex="normal" style:font-weight-complex="bold"/>
    </style:style>
    <style:style style:name="P92" style:family="paragraph" style:parent-style-name="Bullet_20_List">
      <style:paragraph-properties fo:text-align="center" style:justify-single-word="false" fo:keep-together="always" fo:keep-with-next="auto"/>
      <style:text-properties style:font-name="Liberation Mono" fo:font-size="10pt" fo:font-style="normal" fo:font-weight="bold" officeooo:rsid="081ba77d" officeooo:paragraph-rsid="0886cb2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3" style:family="paragraph" style:parent-style-name="Figure">
      <style:paragraph-properties fo:text-align="center" style:justify-single-word="false"/>
      <style:text-properties fo:font-style="normal" fo:font-weight="bold" officeooo:paragraph-rsid="09804b31" style:font-style-asian="normal" style:font-weight-asian="bold" style:font-style-complex="normal" style:font-weight-complex="bold"/>
    </style:style>
    <style:style style:name="P94" style:family="paragraph" style:parent-style-name="Heading_20_1">
      <style:text-properties officeooo:rsid="02b6bd8f" officeooo:paragraph-rsid="02b6bd8f"/>
    </style:style>
    <style:style style:name="P95" style:family="paragraph" style:parent-style-name="Heading_20_1">
      <style:text-properties officeooo:paragraph-rsid="083a7456"/>
    </style:style>
    <style:style style:name="P96" style:family="paragraph" style:parent-style-name="Heading_20_1">
      <style:text-properties officeooo:paragraph-rsid="0d9e4cf4"/>
    </style:style>
    <style:style style:name="P97" style:family="paragraph" style:parent-style-name="Heading_20_1">
      <style:text-properties officeooo:rsid="0d7638d0" officeooo:paragraph-rsid="0d9dca94"/>
    </style:style>
    <style:style style:name="P98" style:family="paragraph" style:parent-style-name="Heading_20_1">
      <style:text-properties officeooo:paragraph-rsid="0040b198"/>
    </style:style>
    <style:style style:name="P99" style:family="paragraph" style:parent-style-name="Heading_20_2">
      <style:text-properties officeooo:rsid="0bf5087a" officeooo:paragraph-rsid="0bf5087a"/>
    </style:style>
    <style:style style:name="P100" style:family="paragraph" style:parent-style-name="Heading_20_2">
      <style:text-properties officeooo:paragraph-rsid="0d06f807"/>
    </style:style>
    <style:style style:name="P101" style:family="paragraph" style:parent-style-name="Heading_20_2">
      <style:text-properties officeooo:paragraph-rsid="0d238780"/>
    </style:style>
    <style:style style:name="P102" style:family="paragraph" style:parent-style-name="Heading_20_2">
      <style:text-properties officeooo:rsid="08f36e8f" officeooo:paragraph-rsid="08f36e8f"/>
    </style:style>
    <style:style style:name="P103" style:family="paragraph" style:parent-style-name="Heading_20_3">
      <style:text-properties officeooo:rsid="0b5b33ae" officeooo:paragraph-rsid="0b5b33ae"/>
    </style:style>
    <style:style style:name="P104" style:family="paragraph" style:parent-style-name="Heading_20_3">
      <style:text-properties officeooo:rsid="0d1b3b99" officeooo:paragraph-rsid="0d1b3b99"/>
    </style:style>
    <style:style style:name="P105" style:family="paragraph" style:parent-style-name="Heading_20_3">
      <style:text-properties officeooo:rsid="0d0cd55c" officeooo:paragraph-rsid="0d0cd55c"/>
    </style:style>
    <style:style style:name="P106" style:family="paragraph" style:parent-style-name="Heading_20_3">
      <style:text-properties officeooo:rsid="0d248d67" officeooo:paragraph-rsid="0d248d67"/>
    </style:style>
    <style:style style:name="P107" style:family="paragraph" style:parent-style-name="Heading_20_3">
      <style:text-properties officeooo:paragraph-rsid="041a0e26"/>
    </style:style>
    <style:style style:name="P108" style:family="paragraph" style:parent-style-name="Heading_20_3">
      <style:text-properties officeooo:paragraph-rsid="0ce83d52"/>
    </style:style>
    <style:style style:name="P109" style:family="paragraph" style:parent-style-name="Heading_20_3">
      <style:text-properties officeooo:rsid="0d935b29" officeooo:paragraph-rsid="0d935b29"/>
    </style:style>
    <style:style style:name="P110" style:family="paragraph" style:parent-style-name="Text_20_body">
      <style:text-properties officeooo:paragraph-rsid="0a083fa5"/>
    </style:style>
    <style:style style:name="P111" style:family="paragraph" style:parent-style-name="Title">
      <style:paragraph-properties>
        <style:tab-stops/>
      </style:paragraph-properties>
      <style:text-properties fo:font-size="22pt" officeooo:paragraph-rsid="001459a7" style:font-size-asian="22pt" style:font-size-complex="22pt"/>
    </style:style>
    <style:style style:name="P112" style:family="paragraph">
      <style:paragraph-properties fo:text-align="start"/>
    </style:style>
    <style:style style:name="P113" style:family="paragraph">
      <loext:graphic-properties draw:fill="none" draw:fill-color="#ffffff"/>
      <style:text-properties style:font-name="Liberation Mono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14" style:family="paragraph">
      <style:paragraph-properties fo:margin-left="0.0402in" fo:margin-right="0in" fo:margin-top="0in" fo:margin-bottom="0in" fo:text-align="start" fo:text-indent="0in" loext:tab-stop-distance="0in">
        <style:tab-stops/>
      </style:paragraph-properties>
    </style:style>
    <style:style style:name="P115" style:family="paragraph">
      <loext:graphic-properties draw:fill="none" draw:fill-color="#ffffff"/>
      <style:paragraph-properties fo:margin-left="0.0201in" fo:margin-right="0in" fo:margin-top="0in" fo:margin-bottom="0in" fo:text-align="start" fo:text-indent="0in" loext:tab-stop-distance="0in">
        <style:tab-stops/>
      </style:paragraph-properties>
      <style:text-properties style:font-name="Liberation Mono2" fo:font-size="8pt" fo:font-style="normal" fo:font-weight="bold" style:font-name-asian="Liberation Mono2" style:font-size-asian="8pt" style:font-style-asian="normal" style:font-weight-asian="bold" style:font-name-complex="Liberation Mono2" style:font-size-complex="8pt" style:font-style-complex="normal" style:font-weight-complex="bold"/>
    </style:style>
    <style:style style:name="P116" style:family="paragraph">
      <style:paragraph-properties fo:margin-left="0.1in" fo:margin-right="0.1in" fo:margin-top="0in" fo:margin-bottom="0in" fo:text-indent="0in"/>
    </style:style>
    <style:style style:name="P117" style:family="paragraph">
      <loext:graphic-properties draw:fill="none" draw:fill-color="#ffffff"/>
      <style:paragraph-properties fo:margin-left="0.1in" fo:margin-right="0.1in" fo:margin-top="0in" fo:margin-bottom="0in" fo:text-indent="0in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P118" style:family="paragraph">
      <style:paragraph-properties fo:margin-left="0.1201in" fo:margin-right="0in" fo:text-indent="0in"/>
    </style:style>
    <style:style style:name="P119" style:family="paragraph">
      <loext:graphic-properties draw:fill="none" draw:fill-color="#ffffff"/>
      <style:paragraph-properties fo:margin-left="0.1201in" fo:margin-right="0in" fo:text-indent="0in"/>
      <style:text-properties fo:font-size="8pt" style:font-size-asian="8pt" style:font-size-complex="8pt"/>
    </style:style>
    <style:style style:name="P120" style:family="paragraph">
      <style:paragraph-properties fo:margin-left="0.0598in" fo:margin-right="0.0598in" fo:margin-top="0in" fo:margin-bottom="0in" fo:text-indent="0.0598in" loext:tab-stop-distance="0in">
        <style:tab-stops/>
      </style:paragraph-properties>
    </style:style>
    <style:style style:name="P121" style:family="paragraph">
      <loext:graphic-properties draw:fill="none" draw:fill-color="#ffffff"/>
      <style:paragraph-properties fo:margin-left="0.0598in" fo:margin-right="0.0598in" fo:margin-top="0in" fo:margin-bottom="0in" fo:text-indent="0.0598in" loext:tab-stop-distance="0in">
        <style:tab-stops/>
      </style:paragraph-properties>
      <style:text-properties style:font-name="Liberation Mono" fo:font-size="8pt" fo:font-weight="bold" style:font-size-asian="8pt" style:font-weight-asian="bold" style:font-size-complex="8pt" style:font-weight-complex="bold"/>
    </style:style>
    <style:style style:name="P122" style:family="paragraph">
      <loext:graphic-properties draw:fill="none" draw:fill-color="#ffffff"/>
      <style:paragraph-properties fo:text-align="start"/>
      <style:text-properties style:font-name="Liberation Mono2" fo:font-size="8pt" fo:font-style="normal" fo:font-weight="bold" style:font-name-asian="Liberation Mono2" style:font-size-asian="8pt" style:font-style-asian="normal" style:font-weight-asian="bold" style:font-name-complex="Liberation Mono2" style:font-size-complex="8pt" style:font-style-complex="normal" style:font-weight-complex="bold"/>
    </style:style>
    <style:style style:name="P123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ba7fff" style:font-style-asian="italic" style:font-style-complex="italic"/>
    </style:style>
    <style:style style:name="T3" style:family="text">
      <style:text-properties fo:font-style="italic" officeooo:rsid="0145f7a7" style:font-style-asian="italic" style:font-style-complex="italic"/>
    </style:style>
    <style:style style:name="T4" style:family="text">
      <style:text-properties fo:font-style="italic" officeooo:rsid="0262d2da" style:font-style-asian="italic" style:font-style-complex="italic"/>
    </style:style>
    <style:style style:name="T5" style:family="text">
      <style:text-properties fo:font-style="italic" officeooo:rsid="0265b67b" style:font-style-asian="italic" style:font-style-complex="italic"/>
    </style:style>
    <style:style style:name="T6" style:family="text">
      <style:text-properties fo:font-style="italic" officeooo:rsid="01a47594" style:font-style-asian="italic" style:font-style-complex="italic"/>
    </style:style>
    <style:style style:name="T7" style:family="text">
      <style:text-properties fo:font-style="italic" officeooo:rsid="04478f52" style:font-style-asian="italic" style:font-style-complex="italic"/>
    </style:style>
    <style:style style:name="T8" style:family="text">
      <style:text-properties fo:font-style="italic" officeooo:rsid="014a168e" style:font-style-asian="italic" style:font-style-complex="italic"/>
    </style:style>
    <style:style style:name="T9" style:family="text">
      <style:text-properties fo:font-style="italic" officeooo:rsid="059ac970" style:font-style-asian="italic" style:font-style-complex="italic"/>
    </style:style>
    <style:style style:name="T10" style:family="text">
      <style:text-properties fo:font-style="italic" officeooo:rsid="059ff2a2" style:font-style-asian="italic" style:font-style-complex="italic"/>
    </style:style>
    <style:style style:name="T11" style:family="text">
      <style:text-properties fo:font-style="italic" officeooo:rsid="05a17fc6" style:font-style-asian="italic" style:font-style-complex="italic"/>
    </style:style>
    <style:style style:name="T12" style:family="text">
      <style:text-properties fo:font-style="italic" officeooo:rsid="05eee588" style:font-style-asian="italic" style:font-style-complex="italic"/>
    </style:style>
    <style:style style:name="T13" style:family="text">
      <style:text-properties fo:font-style="italic" officeooo:rsid="014177a1" style:font-style-asian="italic" style:font-style-complex="italic"/>
    </style:style>
    <style:style style:name="T14" style:family="text">
      <style:text-properties fo:font-style="italic" officeooo:rsid="062b15dd" style:font-style-asian="italic" style:font-style-complex="italic"/>
    </style:style>
    <style:style style:name="T15" style:family="text">
      <style:text-properties fo:font-style="italic" officeooo:rsid="019ffbc4" style:font-style-asian="italic" style:font-style-complex="italic"/>
    </style:style>
    <style:style style:name="T16" style:family="text">
      <style:text-properties fo:font-style="italic" officeooo:rsid="0274f027" style:font-style-asian="italic" style:font-style-complex="italic"/>
    </style:style>
    <style:style style:name="T17" style:family="text">
      <style:text-properties fo:font-style="italic" officeooo:rsid="02761b1b" style:font-style-asian="italic" style:font-style-complex="italic"/>
    </style:style>
    <style:style style:name="T18" style:family="text">
      <style:text-properties fo:font-style="italic" officeooo:rsid="027aa6bd" style:font-style-asian="italic" style:font-style-complex="italic"/>
    </style:style>
    <style:style style:name="T19" style:family="text">
      <style:text-properties fo:font-style="italic" officeooo:rsid="027b9fb1" style:font-style-asian="italic" style:font-style-complex="italic"/>
    </style:style>
    <style:style style:name="T20" style:family="text">
      <style:text-properties fo:font-style="italic" officeooo:rsid="07e617aa" style:font-style-asian="italic" style:font-style-complex="italic"/>
    </style:style>
    <style:style style:name="T21" style:family="text">
      <style:text-properties fo:font-style="italic" officeooo:rsid="07d57076" style:font-style-asian="italic" style:font-style-complex="italic"/>
    </style:style>
    <style:style style:name="T22" style:family="text">
      <style:text-properties fo:font-style="italic" officeooo:rsid="07e88c55" style:font-style-asian="italic" style:font-style-complex="italic"/>
    </style:style>
    <style:style style:name="T23" style:family="text">
      <style:text-properties fo:font-style="italic" officeooo:rsid="07f05c64" style:font-style-asian="italic" style:font-style-complex="italic"/>
    </style:style>
    <style:style style:name="T24" style:family="text">
      <style:text-properties fo:font-style="italic" officeooo:rsid="04a2791a" style:font-style-asian="italic" style:font-style-complex="italic"/>
    </style:style>
    <style:style style:name="T25" style:family="text">
      <style:text-properties fo:font-style="italic" officeooo:rsid="02530504" style:font-style-asian="italic" style:font-style-complex="italic"/>
    </style:style>
    <style:style style:name="T26" style:family="text">
      <style:text-properties fo:font-style="italic" officeooo:rsid="01025327" style:font-style-asian="italic" style:font-style-complex="italic"/>
    </style:style>
    <style:style style:name="T27" style:family="text">
      <style:text-properties fo:font-style="italic" officeooo:rsid="04d1077f" style:font-style-asian="italic" style:font-style-complex="italic"/>
    </style:style>
    <style:style style:name="T28" style:family="text">
      <style:text-properties fo:font-style="italic" officeooo:rsid="05329334" style:font-style-asian="italic" style:font-style-complex="italic"/>
    </style:style>
    <style:style style:name="T29" style:family="text">
      <style:text-properties fo:font-style="italic" officeooo:rsid="0113c070" style:font-style-asian="italic" style:font-style-complex="italic"/>
    </style:style>
    <style:style style:name="T30" style:family="text">
      <style:text-properties fo:font-style="italic" officeooo:rsid="0112dbf3" style:font-style-asian="italic" style:font-style-complex="italic"/>
    </style:style>
    <style:style style:name="T31" style:family="text">
      <style:text-properties fo:font-style="italic" officeooo:rsid="0114b3de" style:font-style-asian="italic" style:font-style-complex="italic"/>
    </style:style>
    <style:style style:name="T32" style:family="text">
      <style:text-properties fo:font-style="italic" officeooo:rsid="087b7ebf" style:font-style-asian="italic" style:font-style-complex="italic"/>
    </style:style>
    <style:style style:name="T33" style:family="text">
      <style:text-properties fo:font-style="italic" officeooo:rsid="08bc1578" style:font-style-asian="italic" style:font-style-complex="italic"/>
    </style:style>
    <style:style style:name="T34" style:family="text">
      <style:text-properties fo:font-style="italic" officeooo:rsid="08e4af4d" style:font-style-asian="italic" style:font-style-complex="italic"/>
    </style:style>
    <style:style style:name="T35" style:family="text">
      <style:text-properties fo:font-style="italic" officeooo:rsid="08e6d4f8" style:font-style-asian="italic" style:font-style-complex="italic"/>
    </style:style>
    <style:style style:name="T36" style:family="text">
      <style:text-properties fo:font-style="italic" officeooo:rsid="094e1c3e" style:font-style-asian="italic" style:font-style-complex="italic"/>
    </style:style>
    <style:style style:name="T37" style:family="text">
      <style:text-properties fo:font-style="italic" officeooo:rsid="08a9c06f" style:font-style-asian="italic" style:font-style-complex="italic"/>
    </style:style>
    <style:style style:name="T38" style:family="text">
      <style:text-properties fo:font-style="italic" officeooo:rsid="05267aba" style:font-style-asian="italic" style:font-style-complex="italic"/>
    </style:style>
    <style:style style:name="T39" style:family="text">
      <style:text-properties fo:font-style="italic" officeooo:rsid="090fcbb5" style:font-style-asian="italic" style:font-style-complex="italic"/>
    </style:style>
    <style:style style:name="T40" style:family="text">
      <style:text-properties fo:font-style="italic" officeooo:rsid="095e1a65" style:font-style-asian="italic" style:font-style-complex="italic"/>
    </style:style>
    <style:style style:name="T41" style:family="text">
      <style:text-properties fo:font-style="italic" officeooo:rsid="08e77699" style:font-style-asian="italic" style:font-style-complex="italic"/>
    </style:style>
    <style:style style:name="T42" style:family="text">
      <style:text-properties fo:font-style="italic" officeooo:rsid="09b1f504" style:font-style-asian="italic" style:font-style-complex="italic"/>
    </style:style>
    <style:style style:name="T43" style:family="text">
      <style:text-properties fo:font-style="italic" officeooo:rsid="09b94326" style:font-style-asian="italic" style:font-style-complex="italic"/>
    </style:style>
    <style:style style:name="T44" style:family="text">
      <style:text-properties fo:font-style="italic" officeooo:rsid="0a29573b" style:font-style-asian="italic" style:font-style-complex="italic"/>
    </style:style>
    <style:style style:name="T45" style:family="text">
      <style:text-properties fo:font-style="italic" officeooo:rsid="0a6d3014" style:font-style-asian="italic" style:font-style-complex="italic"/>
    </style:style>
    <style:style style:name="T46" style:family="text">
      <style:text-properties fo:font-style="italic" officeooo:rsid="08874e90" style:font-style-asian="italic" style:font-style-complex="italic"/>
    </style:style>
    <style:style style:name="T47" style:family="text">
      <style:text-properties fo:font-style="italic" officeooo:rsid="0b60eb8e" style:font-style-asian="italic" style:font-style-complex="italic"/>
    </style:style>
    <style:style style:name="T48" style:family="text">
      <style:text-properties fo:font-style="italic" officeooo:rsid="0bbd0e64" style:font-style-asian="italic" style:font-style-complex="italic"/>
    </style:style>
    <style:style style:name="T49" style:family="text">
      <style:text-properties fo:font-style="italic" officeooo:rsid="06a6d8f4" style:font-style-asian="italic" style:font-style-complex="italic"/>
    </style:style>
    <style:style style:name="T50" style:family="text">
      <style:text-properties fo:font-style="italic" officeooo:rsid="0d139e70" style:font-style-asian="italic" style:font-style-complex="italic" style:text-overline-style="none" style:text-overline-color="font-color"/>
    </style:style>
    <style:style style:name="T51" style:family="text">
      <style:text-properties fo:font-style="italic" officeooo:rsid="0d0f4495" style:font-style-asian="italic" style:font-style-complex="italic"/>
    </style:style>
    <style:style style:name="T52" style:family="text">
      <style:text-properties fo:font-style="italic" officeooo:rsid="050b0827" style:font-style-asian="italic" style:font-style-complex="italic"/>
    </style:style>
    <style:style style:name="T53" style:family="text">
      <style:text-properties fo:font-style="italic" officeooo:rsid="0df19184" style:font-style-asian="italic" style:font-style-complex="italic"/>
    </style:style>
    <style:style style:name="T54" style:family="text">
      <style:text-properties fo:font-style="italic" officeooo:rsid="0df380a5" style:font-style-asian="italic" style:font-style-complex="italic"/>
    </style:style>
    <style:style style:name="T55" style:family="text">
      <style:text-properties fo:font-style="italic" officeooo:rsid="0df7f2d2" style:font-style-asian="italic" style:font-style-complex="italic"/>
    </style:style>
    <style:style style:name="T56" style:family="text">
      <style:text-properties fo:font-style="italic" officeooo:rsid="0df8d6fc" style:font-style-asian="italic" style:font-style-complex="italic"/>
    </style:style>
    <style:style style:name="T57" style:family="text">
      <style:text-properties fo:font-style="italic" officeooo:rsid="0dfa3da7" style:font-style-asian="italic" style:font-style-complex="italic"/>
    </style:style>
    <style:style style:name="T58" style:family="text">
      <style:text-properties fo:font-style="italic" officeooo:rsid="0dfaa01d" style:font-style-asian="italic" style:font-style-complex="italic"/>
    </style:style>
    <style:style style:name="T59" style:family="text">
      <style:text-properties fo:font-style="italic" officeooo:rsid="0e007aa9" style:font-style-asian="italic" style:font-style-complex="italic"/>
    </style:style>
    <style:style style:name="T60" style:family="text">
      <style:text-properties fo:font-style="italic" fo:font-weight="normal" officeooo:rsid="0262d2da" style:font-style-asian="italic" style:font-weight-asian="normal" style:font-style-complex="italic" style:font-weight-complex="normal"/>
    </style:style>
    <style:style style:name="T61" style:family="text">
      <style:text-properties officeooo:rsid="00a2dcff"/>
    </style:style>
    <style:style style:name="T62" style:family="text">
      <style:text-properties officeooo:rsid="00ba7fff"/>
    </style:style>
    <style:style style:name="T63" style:family="text">
      <style:text-properties officeooo:rsid="00bf43af"/>
    </style:style>
    <style:style style:name="T64" style:family="text">
      <style:text-properties officeooo:rsid="00bf4fa9"/>
    </style:style>
    <style:style style:name="T65" style:family="text">
      <style:text-properties officeooo:rsid="00c0acf3"/>
    </style:style>
    <style:style style:name="T66" style:family="text">
      <style:text-properties officeooo:rsid="00c0e35e"/>
    </style:style>
    <style:style style:name="T67" style:family="text">
      <style:text-properties officeooo:rsid="00c1aa97"/>
    </style:style>
    <style:style style:name="T68" style:family="text">
      <style:text-properties officeooo:rsid="00c75d06"/>
    </style:style>
    <style:style style:name="T69" style:family="text">
      <style:text-properties officeooo:rsid="00c7990a"/>
    </style:style>
    <style:style style:name="T70" style:family="text">
      <style:text-properties officeooo:rsid="00cdfc50"/>
    </style:style>
    <style:style style:name="T71" style:family="text">
      <style:text-properties officeooo:rsid="0101fc33"/>
    </style:style>
    <style:style style:name="T72" style:family="text">
      <style:text-properties officeooo:rsid="01294d0e"/>
    </style:style>
    <style:style style:name="T73" style:family="text">
      <style:text-properties officeooo:rsid="012aeef0"/>
    </style:style>
    <style:style style:name="T74" style:family="text">
      <style:text-properties officeooo:rsid="012c0746"/>
    </style:style>
    <style:style style:name="T75" style:family="text">
      <style:text-properties officeooo:rsid="012e3dff"/>
    </style:style>
    <style:style style:name="T76" style:family="text">
      <style:text-properties officeooo:rsid="01321b59"/>
    </style:style>
    <style:style style:name="T77" style:family="text">
      <style:text-properties officeooo:rsid="01352945"/>
    </style:style>
    <style:style style:name="T78" style:family="text">
      <style:text-properties officeooo:rsid="013e53ac"/>
    </style:style>
    <style:style style:name="T79" style:family="text">
      <style:text-properties officeooo:rsid="01409876"/>
    </style:style>
    <style:style style:name="T80" style:family="text">
      <style:text-properties officeooo:rsid="014177a1"/>
    </style:style>
    <style:style style:name="T81" style:family="text">
      <style:text-properties officeooo:rsid="01434969"/>
    </style:style>
    <style:style style:name="T82" style:family="text">
      <style:text-properties officeooo:rsid="0143a47c"/>
    </style:style>
    <style:style style:name="T83" style:family="text">
      <style:text-properties officeooo:rsid="014a0a95"/>
    </style:style>
    <style:style style:name="T84" style:family="text">
      <style:text-properties officeooo:rsid="0152bfae"/>
    </style:style>
    <style:style style:name="T85" style:family="text">
      <style:text-properties style:font-name="Liberation Serif" officeooo:rsid="01590647"/>
    </style:style>
    <style:style style:name="T86" style:family="text">
      <style:text-properties style:font-name="Liberation Serif" fo:font-size="11pt" fo:font-style="normal" officeooo:rsid="02cd5eda" style:font-size-asian="11pt" style:font-style-asian="normal" style:font-size-complex="11pt" style:font-style-complex="normal"/>
    </style:style>
    <style:style style:name="T87" style:family="text">
      <style:text-properties style:font-name="Liberation Serif" fo:font-style="italic" officeooo:rsid="01590647" style:font-style-asian="italic" style:font-style-complex="italic"/>
    </style:style>
    <style:style style:name="T88" style:family="text">
      <style:text-properties style:font-name="Liberation Serif" style:font-name-asian="Liberation Serif" style:font-name-complex="Liberation Serif"/>
    </style:style>
    <style:style style:name="T89" style:family="text">
      <style:text-properties style:font-name="Liberation Serif" officeooo:rsid="07931468" style:font-name-asian="Liberation Serif" style:font-name-complex="Liberation Serif"/>
    </style:style>
    <style:style style:name="T90" style:family="text">
      <style:text-properties style:font-name="Liberation Serif" fo:font-style="normal" officeooo:rsid="02f0f08d" style:font-style-asian="normal" style:font-style-complex="normal"/>
    </style:style>
    <style:style style:name="T91" style:family="text">
      <style:text-properties fo:color="#000000" loext:opacity="100%" officeooo:rsid="01321b59"/>
    </style:style>
    <style:style style:name="T92" style:family="text">
      <style:text-properties fo:color="#000000" loext:opacity="100%" officeooo:rsid="0165220b"/>
    </style:style>
    <style:style style:name="T93" style:family="text">
      <style:text-properties fo:color="#000000" loext:opacity="100%" officeooo:rsid="018236e9"/>
    </style:style>
    <style:style style:name="T94" style:family="text">
      <style:text-properties fo:color="#000000" loext:opacity="100%" officeooo:rsid="0186c5a7"/>
    </style:style>
    <style:style style:name="T95" style:family="text">
      <style:text-properties fo:color="#000000" loext:opacity="100%" fo:font-size="11pt" fo:font-style="normal" fo:font-weight="normal" officeooo:rsid="0347798e" style:font-size-asian="11pt" style:font-style-asian="normal" style:font-weight-asian="normal" style:font-size-complex="11pt" style:font-style-complex="normal" style:font-weight-complex="normal"/>
    </style:style>
    <style:style style:name="T96" style:family="text">
      <style:text-properties fo:color="#000000" loext:opacity="100%" fo:font-size="11pt" fo:font-style="normal" fo:font-weight="normal" officeooo:rsid="03ca461d" style:font-size-asian="11pt" style:font-style-asian="normal" style:font-weight-asian="normal" style:font-size-complex="11pt" style:font-style-complex="normal" style:font-weight-complex="normal"/>
    </style:style>
    <style:style style:name="T97" style:family="text">
      <style:text-properties fo:color="#000000" loext:opacity="100%" fo:font-size="11pt" fo:font-style="normal" fo:font-weight="normal" officeooo:rsid="058d566b" style:font-size-asian="11pt" style:font-style-asian="normal" style:font-weight-asian="normal" style:font-size-complex="11pt" style:font-style-complex="normal" style:font-weight-complex="normal"/>
    </style:style>
    <style:style style:name="T98" style:family="text">
      <style:text-properties fo:color="#000000" loext:opacity="100%" fo:font-size="11pt" fo:font-style="normal" fo:font-weight="normal" officeooo:rsid="06d1f16e" style:font-size-asian="11pt" style:font-style-asian="normal" style:font-weight-asian="normal" style:font-size-complex="11pt" style:font-style-complex="normal" style:font-weight-complex="normal"/>
    </style:style>
    <style:style style:name="T99" style:family="text">
      <style:text-properties fo:color="#000000" loext:opacity="100%" fo:font-size="11pt" fo:font-style="normal" fo:font-weight="normal" officeooo:rsid="06d382ab" style:font-size-asian="11pt" style:font-style-asian="normal" style:font-weight-asian="normal" style:font-size-complex="11pt" style:font-style-complex="normal" style:font-weight-complex="normal"/>
    </style:style>
    <style:style style:name="T100" style:family="text">
      <style:text-properties fo:color="#000000" loext:opacity="100%" fo:font-size="11pt" fo:font-style="normal" fo:font-weight="normal" officeooo:rsid="06d50ab8" style:font-size-asian="11pt" style:font-style-asian="normal" style:font-weight-asian="normal" style:font-size-complex="11pt" style:font-style-complex="normal" style:font-weight-complex="normal"/>
    </style:style>
    <style:style style:name="T101" style:family="text">
      <style:text-properties fo:color="#000000" loext:opacity="100%" fo:font-size="11pt" fo:font-style="normal" fo:font-weight="normal" officeooo:rsid="06d5898b" style:font-size-asian="11pt" style:font-style-asian="normal" style:font-weight-asian="normal" style:font-size-complex="11pt" style:font-style-complex="normal" style:font-weight-complex="normal"/>
    </style:style>
    <style:style style:name="T102" style:family="text">
      <style:text-properties fo:color="#000000" loext:opacity="100%" fo:font-size="11pt" fo:font-style="normal" fo:font-weight="normal" officeooo:rsid="06d95165" style:font-size-asian="11pt" style:font-style-asian="normal" style:font-weight-asian="normal" style:font-size-complex="11pt" style:font-style-complex="normal" style:font-weight-complex="normal"/>
    </style:style>
    <style:style style:name="T103" style:family="text">
      <style:text-properties fo:color="#000000" loext:opacity="100%" officeooo:rsid="036257fe"/>
    </style:style>
    <style:style style:name="T104" style:family="text">
      <style:text-properties fo:color="#000000" loext:opacity="100%" officeooo:rsid="03625d15"/>
    </style:style>
    <style:style style:name="T105" style:family="text">
      <style:text-properties fo:color="#000000" loext:opacity="100%" officeooo:rsid="036464c8"/>
    </style:style>
    <style:style style:name="T106" style:family="text">
      <style:text-properties fo:color="#000000" loext:opacity="100%" officeooo:rsid="03f89eeb"/>
    </style:style>
    <style:style style:name="T107" style:family="text">
      <style:text-properties fo:color="#000000" loext:opacity="100%" officeooo:rsid="03fa3b28"/>
    </style:style>
    <style:style style:name="T108" style:family="text">
      <style:text-properties fo:color="#000000" loext:opacity="100%" fo:font-style="italic" officeooo:rsid="03fa3b28" style:font-style-asian="italic" style:font-style-complex="italic"/>
    </style:style>
    <style:style style:name="T109" style:family="text">
      <style:text-properties fo:color="#000000" loext:opacity="100%" fo:font-style="italic" officeooo:rsid="04ce0c2a" style:font-style-asian="italic" style:font-style-complex="italic"/>
    </style:style>
    <style:style style:name="T110" style:family="text">
      <style:text-properties fo:color="#000000" loext:opacity="100%" fo:font-style="italic" officeooo:rsid="05cefdf4" style:font-style-asian="italic" style:font-style-complex="italic"/>
    </style:style>
    <style:style style:name="T111" style:family="text">
      <style:text-properties fo:color="#000000" loext:opacity="100%" fo:font-style="italic" fo:font-weight="bold" officeooo:rsid="026c9720" style:font-style-asian="italic" style:font-weight-asian="bold" style:font-style-complex="italic" style:font-weight-complex="bold"/>
    </style:style>
    <style:style style:name="T112" style:family="text">
      <style:text-properties fo:color="#000000" loext:opacity="100%" fo:font-style="italic" fo:font-weight="bold" officeooo:rsid="0342d01f" style:font-style-asian="italic" style:font-weight-asian="bold" style:font-style-complex="italic" style:font-weight-complex="bold"/>
    </style:style>
    <style:style style:name="T113" style:family="text">
      <style:text-properties fo:color="#000000" loext:opacity="100%" fo:font-style="italic" fo:font-weight="bold" officeooo:rsid="026d6d5a" style:font-style-asian="italic" style:font-weight-asian="bold" style:font-style-complex="italic" style:font-weight-complex="bold"/>
    </style:style>
    <style:style style:name="T114" style:family="text">
      <style:text-properties fo:color="#000000" loext:opacity="100%" fo:font-style="italic" fo:font-weight="bold" officeooo:rsid="03368415" style:font-style-asian="italic" style:font-weight-asian="bold" style:font-style-complex="italic" style:font-weight-complex="bold"/>
    </style:style>
    <style:style style:name="T115" style:family="text">
      <style:text-properties fo:color="#000000" loext:opacity="100%" fo:font-style="italic" fo:font-weight="bold" officeooo:rsid="0c48905f" style:font-style-asian="italic" style:font-weight-asian="bold" style:font-style-complex="italic" style:font-weight-complex="bold"/>
    </style:style>
    <style:style style:name="T116" style:family="text">
      <style:text-properties fo:color="#000000" loext:opacity="100%" fo:font-style="italic" fo:font-weight="normal" officeooo:rsid="058ebda9" style:font-style-asian="italic" style:font-weight-asian="normal" style:font-style-complex="italic" style:font-weight-complex="normal"/>
    </style:style>
    <style:style style:name="T117" style:family="text">
      <style:text-properties fo:color="#000000" loext:opacity="100%" officeooo:rsid="040dae91"/>
    </style:style>
    <style:style style:name="T118" style:family="text">
      <style:text-properties fo:color="#000000" loext:opacity="100%" officeooo:rsid="04ce0c2a"/>
    </style:style>
    <style:style style:name="T119" style:family="text">
      <style:text-properties fo:color="#000000" loext:opacity="100%" officeooo:rsid="0548b6b4"/>
    </style:style>
    <style:style style:name="T120" style:family="text">
      <style:text-properties fo:color="#000000" loext:opacity="100%" officeooo:rsid="054a2544"/>
    </style:style>
    <style:style style:name="T121" style:family="text">
      <style:text-properties fo:color="#000000" loext:opacity="100%" officeooo:rsid="05cefdf4"/>
    </style:style>
    <style:style style:name="T122" style:family="text">
      <style:text-properties fo:color="#000000" loext:opacity="100%" officeooo:rsid="0908ab63"/>
    </style:style>
    <style:style style:name="T123" style:family="text">
      <style:text-properties fo:color="#000000" loext:opacity="100%" officeooo:rsid="090a5144"/>
    </style:style>
    <style:style style:name="T124" style:family="text">
      <style:text-properties fo:color="#000000" loext:opacity="100%" officeooo:rsid="0a78b90d"/>
    </style:style>
    <style:style style:name="T125" style:family="text">
      <style:text-properties fo:color="#000000" loext:opacity="100%" fo:font-style="normal" fo:font-weight="bold" officeooo:rsid="026d6d5a" style:font-style-asian="normal" style:font-weight-asian="bold" style:font-style-complex="normal" style:font-weight-complex="bold"/>
    </style:style>
    <style:style style:name="T126" style:family="text">
      <style:text-properties fo:color="#000000" loext:opacity="100%" fo:font-style="normal" fo:font-weight="bold" officeooo:rsid="0342d01f" style:font-style-asian="normal" style:font-weight-asian="bold" style:font-style-complex="normal" style:font-weight-complex="bold"/>
    </style:style>
    <style:style style:name="T127" style:family="text">
      <style:text-properties fo:color="#000000" loext:opacity="100%" fo:font-weight="normal" officeooo:rsid="0346610f" style:font-weight-asian="normal" style:font-weight-complex="normal"/>
    </style:style>
    <style:style style:name="T128" style:family="text">
      <style:text-properties fo:color="#000000" loext:opacity="100%" fo:font-weight="normal" officeooo:rsid="0342d01f" style:font-weight-asian="normal" style:font-weight-complex="normal"/>
    </style:style>
    <style:style style:name="T129" style:family="text">
      <style:text-properties fo:color="#000000" loext:opacity="100%" fo:font-weight="normal" officeooo:rsid="03368415" style:font-weight-asian="normal" style:font-weight-complex="normal"/>
    </style:style>
    <style:style style:name="T130" style:family="text">
      <style:text-properties fo:color="#000000" loext:opacity="100%" fo:font-weight="normal" officeooo:rsid="033995eb" style:font-weight-asian="normal" style:font-weight-complex="normal"/>
    </style:style>
    <style:style style:name="T131" style:family="text">
      <style:text-properties fo:color="#000000" loext:opacity="100%" fo:font-weight="normal" officeooo:rsid="03d0c425" style:font-weight-asian="normal" style:font-weight-complex="normal"/>
    </style:style>
    <style:style style:name="T132" style:family="text">
      <style:text-properties fo:color="#000000" loext:opacity="100%" fo:font-weight="normal" officeooo:rsid="058ebda9" style:font-weight-asian="normal" style:font-weight-complex="normal"/>
    </style:style>
    <style:style style:name="T133" style:family="text">
      <style:text-properties fo:color="#000000" loext:opacity="100%" fo:font-weight="normal" officeooo:rsid="04e183da" style:font-weight-asian="normal" style:font-weight-complex="normal"/>
    </style:style>
    <style:style style:name="T134" style:family="text">
      <style:text-properties fo:color="#000000" loext:opacity="100%" fo:font-weight="normal" officeooo:rsid="08b65c17" style:font-weight-asian="normal" style:font-weight-complex="normal"/>
    </style:style>
    <style:style style:name="T135" style:family="text">
      <style:text-properties fo:color="#000000" loext:opacity="100%" fo:font-weight="normal" officeooo:rsid="08b3adaa" style:font-weight-asian="normal" style:font-weight-complex="normal"/>
    </style:style>
    <style:style style:name="T136" style:family="text">
      <style:text-properties fo:color="#000000" loext:opacity="100%" fo:font-weight="normal" officeooo:rsid="08b7bdcd" style:font-weight-asian="normal" style:font-weight-complex="normal"/>
    </style:style>
    <style:style style:name="T137" style:family="text">
      <style:text-properties fo:color="#000000" loext:opacity="100%" fo:font-weight="normal" officeooo:rsid="08b4e34a" style:font-weight-asian="normal" style:font-weight-complex="normal"/>
    </style:style>
    <style:style style:name="T138" style:family="text">
      <style:text-properties fo:color="#000000" loext:opacity="100%" fo:font-weight="normal" officeooo:rsid="04dee1ee" style:font-weight-asian="normal" style:font-weight-complex="normal"/>
    </style:style>
    <style:style style:name="T139" style:family="text">
      <style:text-properties fo:color="#000000" loext:opacity="100%" fo:font-weight="normal" officeooo:rsid="08b416c5" style:font-weight-asian="normal" style:font-weight-complex="normal"/>
    </style:style>
    <style:style style:name="T140" style:family="text">
      <style:text-properties fo:color="#000000" loext:opacity="100%" fo:font-weight="normal" officeooo:rsid="058e12e0" style:font-weight-asian="normal" style:font-weight-complex="normal"/>
    </style:style>
    <style:style style:name="T141" style:family="text">
      <style:text-properties fo:color="#000000" loext:opacity="100%" fo:font-weight="normal" officeooo:rsid="026c9720" style:font-weight-asian="normal" style:font-weight-complex="normal"/>
    </style:style>
    <style:style style:name="T142" style:family="text">
      <style:text-properties fo:color="#000000" loext:opacity="100%" officeooo:rsid="0ca480ff"/>
    </style:style>
    <style:style style:name="T143" style:family="text">
      <style:text-properties fo:color="#000000" loext:opacity="100%" officeooo:rsid="0caa33f4"/>
    </style:style>
    <style:style style:name="T144" style:family="text">
      <style:text-properties fo:color="#000000" loext:opacity="100%" officeooo:rsid="0cad1062"/>
    </style:style>
    <style:style style:name="T145" style:family="text">
      <style:text-properties officeooo:rsid="018b1032"/>
    </style:style>
    <style:style style:name="T146" style:family="text">
      <style:text-properties officeooo:rsid="018edad9"/>
    </style:style>
    <style:style style:name="T147" style:family="text">
      <style:text-properties officeooo:rsid="019ffbc4"/>
    </style:style>
    <style:style style:name="T148" style:family="text">
      <style:text-properties officeooo:rsid="01a47594"/>
    </style:style>
    <style:style style:name="T149" style:family="text">
      <style:text-properties officeooo:rsid="01a47b16"/>
    </style:style>
    <style:style style:name="T150" style:family="text">
      <style:text-properties officeooo:rsid="01aa1ea9"/>
    </style:style>
    <style:style style:name="T151" style:family="text">
      <style:text-properties officeooo:rsid="01ab9716"/>
    </style:style>
    <style:style style:name="T152" style:family="text">
      <style:text-properties officeooo:rsid="01aca152"/>
    </style:style>
    <style:style style:name="T153" style:family="text">
      <style:text-properties officeooo:rsid="01c9067d"/>
    </style:style>
    <style:style style:name="T154" style:family="text">
      <style:text-properties officeooo:rsid="01ca8266"/>
    </style:style>
    <style:style style:name="T155" style:family="text">
      <style:text-properties officeooo:rsid="01d6aaeb"/>
    </style:style>
    <style:style style:name="T156" style:family="text">
      <style:text-properties officeooo:rsid="01d9658e"/>
    </style:style>
    <style:style style:name="T157" style:family="text">
      <style:text-properties officeooo:rsid="01dcb3d2"/>
    </style:style>
    <style:style style:name="T158" style:family="text">
      <style:text-properties officeooo:rsid="01dde7d4"/>
    </style:style>
    <style:style style:name="T159" style:family="text">
      <style:text-properties officeooo:rsid="01e5fe9d"/>
    </style:style>
    <style:style style:name="T160" style:family="text">
      <style:text-properties officeooo:rsid="01e747e2"/>
    </style:style>
    <style:style style:name="T161" style:family="text">
      <style:text-properties officeooo:rsid="01e904f6"/>
    </style:style>
    <style:style style:name="T162" style:family="text">
      <style:text-properties officeooo:rsid="01eb032d"/>
    </style:style>
    <style:style style:name="T163" style:family="text">
      <style:text-properties officeooo:rsid="01f36afc"/>
    </style:style>
    <style:style style:name="T164" style:family="text">
      <style:text-properties officeooo:rsid="021390aa"/>
    </style:style>
    <style:style style:name="T165" style:family="text">
      <style:text-properties officeooo:rsid="02147926"/>
    </style:style>
    <style:style style:name="T166" style:family="text">
      <style:text-properties officeooo:rsid="02155fc8"/>
    </style:style>
    <style:style style:name="T167" style:family="text">
      <style:text-properties officeooo:rsid="0215def2"/>
    </style:style>
    <style:style style:name="T168" style:family="text">
      <style:text-properties officeooo:rsid="0216189d"/>
    </style:style>
    <style:style style:name="T169" style:family="text">
      <style:text-properties officeooo:rsid="021ff645"/>
    </style:style>
    <style:style style:name="T170" style:family="text">
      <style:text-properties officeooo:rsid="02202e00"/>
    </style:style>
    <style:style style:name="T171" style:family="text">
      <style:text-properties officeooo:rsid="023b88b1"/>
    </style:style>
    <style:style style:name="T172" style:family="text">
      <style:text-properties fo:font-size="11pt" style:font-size-asian="11pt" style:font-size-complex="11pt"/>
    </style:style>
    <style:style style:name="T173" style:family="text">
      <style:text-properties fo:font-size="11pt" officeooo:rsid="01b195d1" style:font-size-asian="11pt" style:font-size-complex="11pt"/>
    </style:style>
    <style:style style:name="T174" style:family="text">
      <style:text-properties fo:font-size="11pt" officeooo:rsid="001a5971" style:font-size-asian="11pt" style:font-size-complex="11pt"/>
    </style:style>
    <style:style style:name="T175" style:family="text">
      <style:text-properties fo:font-size="11pt" officeooo:rsid="00283b14" style:font-size-asian="11pt" style:font-size-complex="11pt"/>
    </style:style>
    <style:style style:name="T176" style:family="text">
      <style:text-properties fo:font-size="11pt" officeooo:rsid="01f91d61" style:font-size-asian="11pt" style:font-size-complex="11pt"/>
    </style:style>
    <style:style style:name="T177" style:family="text">
      <style:text-properties fo:font-size="11pt" officeooo:rsid="038ac9ca" style:font-size-asian="11pt" style:font-size-complex="11pt"/>
    </style:style>
    <style:style style:name="T178" style:family="text">
      <style:text-properties fo:font-size="11pt" officeooo:rsid="01b33411" style:font-size-asian="11pt" style:font-size-complex="11pt"/>
    </style:style>
    <style:style style:name="T179" style:family="text">
      <style:text-properties fo:font-size="11pt" officeooo:rsid="01f9bdca" style:font-size-asian="11pt" style:font-size-complex="11pt"/>
    </style:style>
    <style:style style:name="T180" style:family="text">
      <style:text-properties fo:font-size="11pt" officeooo:rsid="031abfc8" style:font-size-asian="11pt" style:font-size-complex="11pt"/>
    </style:style>
    <style:style style:name="T181" style:family="text">
      <style:text-properties fo:font-size="11pt" officeooo:rsid="02c811ea" style:font-size-asian="11pt" style:font-size-complex="11pt"/>
    </style:style>
    <style:style style:name="T182" style:family="text">
      <style:text-properties fo:font-size="11pt" officeooo:rsid="02ca02e8" style:font-size-asian="11pt" style:font-size-complex="11pt"/>
    </style:style>
    <style:style style:name="T183" style:family="text">
      <style:text-properties fo:font-size="11pt" officeooo:rsid="024fc287" style:font-size-asian="11pt" style:font-size-complex="11pt"/>
    </style:style>
    <style:style style:name="T184" style:family="text">
      <style:text-properties fo:font-size="11pt" officeooo:rsid="01f9e9fb" style:font-size-asian="11pt" style:font-size-complex="11pt"/>
    </style:style>
    <style:style style:name="T185" style:family="text">
      <style:text-properties fo:font-size="11pt" officeooo:rsid="01b53164" style:font-size-asian="11pt" style:font-size-complex="11pt"/>
    </style:style>
    <style:style style:name="T186" style:family="text">
      <style:text-properties fo:font-size="11pt" officeooo:rsid="02499116" style:font-size-asian="11pt" style:font-size-complex="11pt"/>
    </style:style>
    <style:style style:name="T187" style:family="text">
      <style:text-properties fo:font-size="11pt" officeooo:rsid="02f3eedf" style:font-size-asian="11pt" style:font-size-complex="11pt"/>
    </style:style>
    <style:style style:name="T188" style:family="text">
      <style:text-properties fo:font-size="11pt" officeooo:rsid="0252d1ee" style:font-size-asian="11pt" style:font-size-complex="11pt"/>
    </style:style>
    <style:style style:name="T189" style:family="text">
      <style:text-properties fo:font-size="11pt" officeooo:rsid="02cd5eda" style:font-size-asian="11pt" style:font-size-complex="11pt"/>
    </style:style>
    <style:style style:name="T190" style:family="text">
      <style:text-properties fo:font-size="11pt" officeooo:rsid="014177a1" style:font-size-asian="11pt" style:font-size-complex="11pt"/>
    </style:style>
    <style:style style:name="T191" style:family="text">
      <style:text-properties fo:font-size="11pt" officeooo:rsid="03898849" style:font-size-asian="11pt" style:font-size-complex="11pt"/>
    </style:style>
    <style:style style:name="T192" style:family="text">
      <style:text-properties fo:font-size="11pt" officeooo:rsid="038b8911" style:font-size-asian="11pt" style:font-size-complex="11pt"/>
    </style:style>
    <style:style style:name="T193" style:family="text">
      <style:text-properties fo:font-size="11pt" officeooo:rsid="03a9143d" style:font-size-asian="11pt" style:font-size-complex="11pt"/>
    </style:style>
    <style:style style:name="T194" style:family="text">
      <style:text-properties fo:font-size="11pt" officeooo:rsid="03aa6774" style:font-size-asian="11pt" style:font-size-complex="11pt"/>
    </style:style>
    <style:style style:name="T195" style:family="text">
      <style:text-properties fo:font-size="11pt" officeooo:rsid="03aca9a5" style:font-size-asian="11pt" style:font-size-complex="11pt"/>
    </style:style>
    <style:style style:name="T196" style:family="text">
      <style:text-properties fo:font-size="11pt" officeooo:rsid="03acc8a3" style:font-size-asian="11pt" style:font-size-complex="11pt"/>
    </style:style>
    <style:style style:name="T197" style:family="text">
      <style:text-properties fo:font-size="11pt" officeooo:rsid="03af9ab8" style:font-size-asian="11pt" style:font-size-complex="11pt"/>
    </style:style>
    <style:style style:name="T198" style:family="text">
      <style:text-properties fo:font-size="11pt" officeooo:rsid="03b32da7" style:font-size-asian="11pt" style:font-size-complex="11pt"/>
    </style:style>
    <style:style style:name="T199" style:family="text">
      <style:text-properties fo:font-size="11pt" officeooo:rsid="03b5e692" style:font-size-asian="11pt" style:font-size-complex="11pt"/>
    </style:style>
    <style:style style:name="T200" style:family="text">
      <style:text-properties fo:font-size="11pt" officeooo:rsid="03b74a90" style:font-size-asian="11pt" style:font-size-complex="11pt"/>
    </style:style>
    <style:style style:name="T201" style:family="text">
      <style:text-properties fo:font-size="11pt" officeooo:rsid="049f44a1" style:font-size-asian="11pt" style:font-size-complex="11pt"/>
    </style:style>
    <style:style style:name="T202" style:family="text">
      <style:text-properties fo:font-size="11pt" officeooo:rsid="049f9f47" style:font-size-asian="11pt" style:font-size-complex="11pt"/>
    </style:style>
    <style:style style:name="T203" style:family="text">
      <style:text-properties fo:font-size="11pt" officeooo:rsid="04ad3247" style:font-size-asian="11pt" style:font-size-complex="11pt"/>
    </style:style>
    <style:style style:name="T204" style:family="text">
      <style:text-properties fo:font-size="11pt" officeooo:rsid="04e6b7fb" style:font-size-asian="11pt" style:font-size-complex="11pt"/>
    </style:style>
    <style:style style:name="T205" style:family="text">
      <style:text-properties fo:font-size="11pt" officeooo:rsid="04e88238" style:font-size-asian="11pt" style:font-size-complex="11pt"/>
    </style:style>
    <style:style style:name="T206" style:family="text">
      <style:text-properties fo:font-size="11pt" officeooo:rsid="04e9d9ed" style:font-size-asian="11pt" style:font-size-complex="11pt"/>
    </style:style>
    <style:style style:name="T207" style:family="text">
      <style:text-properties fo:font-size="11pt" officeooo:rsid="04ebda85" style:font-size-asian="11pt" style:font-size-complex="11pt"/>
    </style:style>
    <style:style style:name="T208" style:family="text">
      <style:text-properties fo:font-size="11pt" officeooo:rsid="04ed0437" style:font-size-asian="11pt" style:font-size-complex="11pt"/>
    </style:style>
    <style:style style:name="T209" style:family="text">
      <style:text-properties fo:font-size="11pt" officeooo:rsid="04ed4c8e" style:font-size-asian="11pt" style:font-size-complex="11pt"/>
    </style:style>
    <style:style style:name="T210" style:family="text">
      <style:text-properties fo:font-size="11pt" officeooo:rsid="05248b85" style:font-size-asian="11pt" style:font-size-complex="11pt"/>
    </style:style>
    <style:style style:name="T211" style:family="text">
      <style:text-properties fo:font-size="11pt" officeooo:rsid="05540940" style:font-size-asian="11pt" style:font-size-complex="11pt"/>
    </style:style>
    <style:style style:name="T212" style:family="text">
      <style:text-properties fo:font-size="11pt" officeooo:rsid="0554d9a6" style:font-size-asian="11pt" style:font-size-complex="11pt"/>
    </style:style>
    <style:style style:name="T213" style:family="text">
      <style:text-properties fo:font-size="11pt" officeooo:rsid="0556bb67" style:font-size-asian="11pt" style:font-size-complex="11pt"/>
    </style:style>
    <style:style style:name="T214" style:family="text">
      <style:text-properties fo:font-size="11pt" officeooo:rsid="05861f20" style:font-size-asian="11pt" style:font-size-complex="11pt"/>
    </style:style>
    <style:style style:name="T215" style:family="text">
      <style:text-properties fo:font-size="11pt" officeooo:rsid="08646bc9" style:font-size-asian="11pt" style:font-size-complex="11pt"/>
    </style:style>
    <style:style style:name="T216" style:family="text">
      <style:text-properties fo:font-size="11pt" officeooo:rsid="08a123b1" style:font-size-asian="11pt" style:font-size-complex="11pt"/>
    </style:style>
    <style:style style:name="T217" style:family="text">
      <style:text-properties fo:font-size="11pt" officeooo:rsid="08a2937f" style:font-size-asian="11pt" style:font-size-complex="11pt"/>
    </style:style>
    <style:style style:name="T218" style:family="text">
      <style:text-properties fo:font-size="11pt" officeooo:rsid="08a2c25f" style:font-size-asian="11pt" style:font-size-complex="11pt"/>
    </style:style>
    <style:style style:name="T219" style:family="text">
      <style:text-properties fo:font-size="11pt" officeooo:rsid="08a4ae7c" style:font-size-asian="11pt" style:font-size-complex="11pt"/>
    </style:style>
    <style:style style:name="T220" style:family="text">
      <style:text-properties fo:font-size="11pt" officeooo:rsid="09e89ea3" style:font-size-asian="11pt" style:font-size-complex="11pt"/>
    </style:style>
    <style:style style:name="T221" style:family="text">
      <style:text-properties fo:font-size="11pt" officeooo:rsid="0ae8db62" style:font-size-asian="11pt" style:font-size-complex="11pt"/>
    </style:style>
    <style:style style:name="T222" style:family="text">
      <style:text-properties fo:font-size="11pt" officeooo:rsid="0b06bbf6" style:font-size-asian="11pt" style:font-size-complex="11pt"/>
    </style:style>
    <style:style style:name="T223" style:family="text">
      <style:text-properties fo:font-size="11pt" officeooo:rsid="0b512d6d" style:font-size-asian="11pt" style:font-size-complex="11pt"/>
    </style:style>
    <style:style style:name="T224" style:family="text">
      <style:text-properties fo:font-size="11pt" fo:font-style="italic" officeooo:rsid="02499116" style:font-size-asian="11pt" style:font-style-asian="italic" style:font-size-complex="11pt" style:font-style-complex="italic"/>
    </style:style>
    <style:style style:name="T225" style:family="text">
      <style:text-properties fo:font-size="11pt" fo:font-style="italic" officeooo:rsid="014177a1" style:font-size-asian="11pt" style:font-style-asian="italic" style:font-size-complex="11pt" style:font-style-complex="italic"/>
    </style:style>
    <style:style style:name="T226" style:family="text">
      <style:text-properties fo:font-size="11pt" fo:font-style="italic" officeooo:rsid="02cd5eda" style:font-size-asian="11pt" style:font-style-asian="italic" style:font-size-complex="11pt" style:font-style-complex="italic"/>
    </style:style>
    <style:style style:name="T227" style:family="text">
      <style:text-properties fo:font-size="11pt" fo:font-style="italic" officeooo:rsid="03acc8a3" style:font-size-asian="11pt" style:font-style-asian="italic" style:font-size-complex="11pt" style:font-style-complex="italic"/>
    </style:style>
    <style:style style:name="T228" style:family="text">
      <style:text-properties fo:font-size="11pt" fo:font-style="italic" officeooo:rsid="02ca02e8" style:font-size-asian="11pt" style:font-style-asian="italic" style:font-size-complex="11pt" style:font-style-complex="italic"/>
    </style:style>
    <style:style style:name="T229" style:family="text">
      <style:text-properties fo:font-size="11pt" fo:font-style="italic" fo:font-weight="normal" officeooo:rsid="0d3f3649" style:font-size-asian="11pt" style:font-style-asian="italic" style:font-weight-asian="normal" style:font-size-complex="11pt" style:font-style-complex="italic" style:font-weight-complex="normal"/>
    </style:style>
    <style:style style:name="T230" style:family="text">
      <style:text-properties fo:font-size="11pt" fo:font-style="normal" officeooo:rsid="03ae12d1" style:font-size-asian="11pt" style:font-style-asian="normal" style:font-size-complex="11pt" style:font-style-complex="normal"/>
    </style:style>
    <style:style style:name="T231" style:family="text">
      <style:text-properties fo:font-size="11pt" fo:font-style="normal" officeooo:rsid="03acc8a3" style:font-size-asian="11pt" style:font-style-asian="normal" style:font-size-complex="11pt" style:font-style-complex="normal"/>
    </style:style>
    <style:style style:name="T232" style:family="text">
      <style:text-properties fo:font-size="11pt" fo:font-style="normal" officeooo:rsid="02ca02e8" style:font-size-asian="11pt" style:font-style-asian="normal" style:font-size-complex="11pt" style:font-style-complex="normal"/>
    </style:style>
    <style:style style:name="T233" style:family="text">
      <style:text-properties fo:font-size="11pt" fo:font-style="normal" officeooo:rsid="014177a1" style:font-size-asian="11pt" style:font-style-asian="normal" style:font-size-complex="11pt" style:font-style-complex="normal"/>
    </style:style>
    <style:style style:name="T23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35" style:family="text">
      <style:text-properties fo:font-size="11pt" fo:font-style="normal" fo:font-weight="normal" officeooo:rsid="06ddcf15" style:font-size-asian="11pt" style:font-style-asian="normal" style:font-weight-asian="normal" style:font-size-complex="11pt" style:font-style-complex="normal" style:font-weight-complex="normal"/>
    </style:style>
    <style:style style:name="T236" style:family="text">
      <style:text-properties fo:font-size="11pt" fo:font-style="normal" fo:font-weight="normal" officeooo:rsid="070c22b2" style:font-size-asian="11pt" style:font-style-asian="normal" style:font-weight-asian="normal" style:font-size-complex="11pt" style:font-style-complex="normal" style:font-weight-complex="normal"/>
    </style:style>
    <style:style style:name="T237" style:family="text">
      <style:text-properties fo:font-size="11pt" fo:font-style="normal" fo:font-weight="normal" officeooo:rsid="0b06bbf6" style:font-size-asian="11pt" style:font-style-asian="normal" style:font-weight-asian="normal" style:font-size-complex="11pt" style:font-style-complex="normal" style:font-weight-complex="normal"/>
    </style:style>
    <style:style style:name="T238" style:family="text">
      <style:text-properties fo:font-size="11pt" fo:font-style="normal" fo:font-weight="normal" officeooo:rsid="0b06c248" style:font-size-asian="11pt" style:font-style-asian="normal" style:font-weight-asian="normal" style:font-size-complex="11pt" style:font-style-complex="normal" style:font-weight-complex="normal"/>
    </style:style>
    <style:style style:name="T239" style:family="text">
      <style:text-properties fo:font-size="11pt" fo:font-style="normal" fo:font-weight="normal" officeooo:rsid="0b07c011" style:font-size-asian="11pt" style:font-style-asian="normal" style:font-weight-asian="normal" style:font-size-complex="11pt" style:font-style-complex="normal" style:font-weight-complex="normal"/>
    </style:style>
    <style:style style:name="T240" style:family="text">
      <style:text-properties fo:font-size="11pt" fo:font-style="normal" fo:font-weight="normal" officeooo:rsid="0b0ab592" style:font-size-asian="11pt" style:font-style-asian="normal" style:font-weight-asian="normal" style:font-size-complex="11pt" style:font-style-complex="normal" style:font-weight-complex="normal"/>
    </style:style>
    <style:style style:name="T241" style:family="text">
      <style:text-properties fo:font-size="11pt" fo:font-style="normal" fo:font-weight="normal" officeooo:rsid="0b13f920" style:font-size-asian="11pt" style:font-style-asian="normal" style:font-weight-asian="normal" style:font-size-complex="11pt" style:font-style-complex="normal" style:font-weight-complex="normal"/>
    </style:style>
    <style:style style:name="T242" style:family="text">
      <style:text-properties fo:font-size="11pt" fo:font-style="normal" fo:font-weight="normal" officeooo:rsid="0b172ced" style:font-size-asian="11pt" style:font-style-asian="normal" style:font-weight-asian="normal" style:font-size-complex="11pt" style:font-style-complex="normal" style:font-weight-complex="normal"/>
    </style:style>
    <style:style style:name="T243" style:family="text">
      <style:text-properties fo:font-size="11pt" fo:font-style="normal" fo:font-weight="normal" officeooo:rsid="0b1a12e7" style:font-size-asian="11pt" style:font-style-asian="normal" style:font-weight-asian="normal" style:font-size-complex="11pt" style:font-style-complex="normal" style:font-weight-complex="normal"/>
    </style:style>
    <style:style style:name="T244" style:family="text">
      <style:text-properties fo:font-size="11pt" fo:font-style="normal" fo:font-weight="normal" officeooo:rsid="0b3511ed" style:font-size-asian="11pt" style:font-style-asian="normal" style:font-weight-asian="normal" style:font-size-complex="11pt" style:font-style-complex="normal" style:font-weight-complex="normal"/>
    </style:style>
    <style:style style:name="T245" style:family="text">
      <style:text-properties fo:font-size="11pt" fo:font-style="normal" fo:font-weight="normal" officeooo:rsid="0b3b73e9" style:font-size-asian="11pt" style:font-style-asian="normal" style:font-weight-asian="normal" style:font-size-complex="11pt" style:font-style-complex="normal" style:font-weight-complex="normal"/>
    </style:style>
    <style:style style:name="T246" style:family="text">
      <style:text-properties fo:font-size="11pt" fo:font-style="normal" fo:font-weight="normal" officeooo:rsid="0d3a9f9d" style:font-size-asian="11pt" style:font-style-asian="normal" style:font-weight-asian="normal" style:font-size-complex="11pt" style:font-style-complex="normal" style:font-weight-complex="normal"/>
    </style:style>
    <style:style style:name="T247" style:family="text">
      <style:text-properties fo:font-size="11pt" fo:font-style="normal" fo:font-weight="normal" officeooo:rsid="0d3cc3e7" style:font-size-asian="11pt" style:font-style-asian="normal" style:font-weight-asian="normal" style:font-size-complex="11pt" style:font-style-complex="normal" style:font-weight-complex="normal"/>
    </style:style>
    <style:style style:name="T248" style:family="text">
      <style:text-properties fo:font-size="11pt" fo:font-style="normal" fo:font-weight="normal" officeooo:rsid="0d3f3649" style:font-size-asian="11pt" style:font-style-asian="normal" style:font-weight-asian="normal" style:font-size-complex="11pt" style:font-style-complex="normal" style:font-weight-complex="normal"/>
    </style:style>
    <style:style style:name="T249" style:family="text">
      <style:text-properties fo:font-size="11pt" fo:font-style="normal" fo:font-weight="normal" officeooo:rsid="0d43c67a" style:font-size-asian="11pt" style:font-style-asian="normal" style:font-weight-asian="normal" style:font-size-complex="11pt" style:font-style-complex="normal" style:font-weight-complex="normal"/>
    </style:style>
    <style:style style:name="T250" style:family="text">
      <style:text-properties fo:font-size="11pt" fo:font-style="normal" fo:font-weight="normal" officeooo:rsid="0d4e1b3b" style:font-size-asian="11pt" style:font-style-asian="normal" style:font-weight-asian="normal" style:font-size-complex="11pt" style:font-style-complex="normal" style:font-weight-complex="normal"/>
    </style:style>
    <style:style style:name="T251" style:family="text">
      <style:text-properties fo:font-size="11pt" fo:font-style="normal" fo:font-weight="bold" officeooo:rsid="0b3511ed" style:font-size-asian="11pt" style:font-style-asian="normal" style:font-weight-asian="bold" style:font-size-complex="11pt" style:font-style-complex="normal" style:font-weight-complex="bold"/>
    </style:style>
    <style:style style:name="T252" style:family="text">
      <style:text-properties fo:font-size="11pt" fo:font-style="normal" fo:font-weight="bold" officeooo:rsid="0d3a9f9d" style:font-size-asian="11pt" style:font-style-asian="normal" style:font-weight-asian="bold" style:font-size-complex="11pt" style:font-style-complex="normal" style:font-weight-complex="bold"/>
    </style:style>
    <style:style style:name="T253" style:family="text">
      <style:text-properties fo:font-size="11pt" fo:font-style="normal" fo:font-weight="bold" officeooo:rsid="0d3cc3e7" style:font-size-asian="11pt" style:font-style-asian="normal" style:font-weight-asian="bold" style:font-size-complex="11pt" style:font-style-complex="normal" style:font-weight-complex="bold"/>
    </style:style>
    <style:style style:name="T254" style:family="text">
      <style:text-properties fo:font-style="normal" officeooo:rsid="0262d2da" style:font-style-asian="normal" style:font-style-complex="normal"/>
    </style:style>
    <style:style style:name="T255" style:family="text">
      <style:text-properties fo:font-style="normal" officeooo:rsid="0263ef3a" style:font-style-asian="normal" style:font-style-complex="normal"/>
    </style:style>
    <style:style style:name="T256" style:family="text">
      <style:text-properties fo:font-style="normal" officeooo:rsid="0265b67b" style:font-style-asian="normal" style:font-style-complex="normal"/>
    </style:style>
    <style:style style:name="T257" style:family="text">
      <style:text-properties fo:font-style="normal" officeooo:rsid="02676e99" style:font-style-asian="normal" style:font-style-complex="normal"/>
    </style:style>
    <style:style style:name="T258" style:family="text">
      <style:text-properties fo:font-style="normal" officeooo:rsid="02ffa935" style:font-style-asian="normal" style:font-style-complex="normal"/>
    </style:style>
    <style:style style:name="T259" style:family="text">
      <style:text-properties fo:font-style="normal" officeooo:rsid="03005157" style:font-style-asian="normal" style:font-style-complex="normal"/>
    </style:style>
    <style:style style:name="T260" style:family="text">
      <style:text-properties fo:font-style="normal" officeooo:rsid="0333557e" style:font-style-asian="normal" style:font-style-complex="normal"/>
    </style:style>
    <style:style style:name="T261" style:family="text">
      <style:text-properties fo:font-style="normal" officeooo:rsid="0333dc69" style:font-style-asian="normal" style:font-style-complex="normal"/>
    </style:style>
    <style:style style:name="T262" style:family="text">
      <style:text-properties fo:font-style="normal" officeooo:rsid="035fbba2" style:font-style-asian="normal" style:font-style-complex="normal"/>
    </style:style>
    <style:style style:name="T263" style:family="text">
      <style:text-properties fo:font-style="normal" officeooo:rsid="01a1585d" style:font-style-asian="normal" style:font-style-complex="normal"/>
    </style:style>
    <style:style style:name="T264" style:family="text">
      <style:text-properties fo:font-style="normal" officeooo:rsid="01a47594" style:font-style-asian="normal" style:font-style-complex="normal"/>
    </style:style>
    <style:style style:name="T265" style:family="text">
      <style:text-properties fo:font-style="normal" officeooo:rsid="03ca461d" style:font-style-asian="normal" style:font-style-complex="normal"/>
    </style:style>
    <style:style style:name="T266" style:family="text">
      <style:text-properties fo:font-style="normal" officeooo:rsid="033ee70b" style:font-style-asian="normal" style:font-style-complex="normal"/>
    </style:style>
    <style:style style:name="T267" style:family="text">
      <style:text-properties fo:font-style="normal" officeooo:rsid="03cafaa2" style:font-style-asian="normal" style:font-style-complex="normal"/>
    </style:style>
    <style:style style:name="T268" style:family="text">
      <style:text-properties fo:font-style="normal" officeooo:rsid="03d5a1eb" style:font-style-asian="normal" style:font-style-complex="normal"/>
    </style:style>
    <style:style style:name="T269" style:family="text">
      <style:text-properties fo:font-style="normal" officeooo:rsid="040c0682" style:font-style-asian="normal" style:font-style-complex="normal"/>
    </style:style>
    <style:style style:name="T270" style:family="text">
      <style:text-properties fo:font-style="normal" officeooo:rsid="046d10a0" style:font-style-asian="normal" style:font-style-complex="normal"/>
    </style:style>
    <style:style style:name="T271" style:family="text">
      <style:text-properties fo:font-style="normal" officeooo:rsid="04719435" style:font-style-asian="normal" style:font-style-complex="normal"/>
    </style:style>
    <style:style style:name="T272" style:family="text">
      <style:text-properties fo:font-style="normal" officeooo:rsid="01a577de" style:font-style-asian="normal" style:font-style-complex="normal"/>
    </style:style>
    <style:style style:name="T273" style:family="text">
      <style:text-properties fo:font-style="normal" officeooo:rsid="04729db9" style:font-style-asian="normal" style:font-style-complex="normal"/>
    </style:style>
    <style:style style:name="T274" style:family="text">
      <style:text-properties fo:font-style="normal" officeooo:rsid="051bf431" style:font-style-asian="normal" style:font-style-complex="normal"/>
    </style:style>
    <style:style style:name="T275" style:family="text">
      <style:text-properties fo:font-style="normal" officeooo:rsid="051c6fa9" style:font-style-asian="normal" style:font-style-complex="normal"/>
    </style:style>
    <style:style style:name="T276" style:family="text">
      <style:text-properties fo:font-style="normal" officeooo:rsid="027aa6bd" style:font-style-asian="normal" style:font-style-complex="normal"/>
    </style:style>
    <style:style style:name="T277" style:family="text">
      <style:text-properties fo:font-style="normal" officeooo:rsid="08b36725" style:font-style-asian="normal" style:font-style-complex="normal"/>
    </style:style>
    <style:style style:name="T278" style:family="text">
      <style:text-properties fo:font-style="normal" officeooo:rsid="08bc1578" style:font-style-asian="normal" style:font-style-complex="normal"/>
    </style:style>
    <style:style style:name="T279" style:family="text">
      <style:text-properties fo:font-style="normal" officeooo:rsid="08e77699" style:font-style-asian="normal" style:font-style-complex="normal"/>
    </style:style>
    <style:style style:name="T280" style:family="text">
      <style:text-properties fo:font-style="normal" officeooo:rsid="09b2ec2b" style:font-style-asian="normal" style:font-style-complex="normal"/>
    </style:style>
    <style:style style:name="T281" style:family="text">
      <style:text-properties fo:font-style="normal" officeooo:rsid="08e6d4f8" style:font-style-asian="normal" style:font-style-complex="normal"/>
    </style:style>
    <style:style style:name="T282" style:family="text">
      <style:text-properties fo:font-style="normal" officeooo:rsid="0a4fa550" style:font-style-asian="normal" style:font-style-complex="normal"/>
    </style:style>
    <style:style style:name="T283" style:family="text">
      <style:text-properties fo:font-style="normal" officeooo:rsid="0a75cdf3" style:font-style-asian="normal" style:font-style-complex="normal"/>
    </style:style>
    <style:style style:name="T284" style:family="text">
      <style:text-properties fo:font-style="normal" officeooo:rsid="0a9d9ad5" style:font-style-asian="normal" style:font-style-complex="normal"/>
    </style:style>
    <style:style style:name="T285" style:family="text">
      <style:text-properties fo:font-style="normal" officeooo:rsid="0b4da165" style:font-style-asian="normal" style:font-style-complex="normal"/>
    </style:style>
    <style:style style:name="T286" style:family="text">
      <style:text-properties fo:font-style="normal" officeooo:rsid="0a6717ba" style:font-style-asian="normal" style:font-style-complex="normal"/>
    </style:style>
    <style:style style:name="T287" style:family="text">
      <style:text-properties fo:font-style="normal" officeooo:rsid="0b9a60cb" style:font-style-asian="normal" style:font-style-complex="normal"/>
    </style:style>
    <style:style style:name="T288" style:family="text">
      <style:text-properties fo:font-style="normal" officeooo:rsid="0c62431c" style:font-style-asian="normal" style:font-style-complex="normal"/>
    </style:style>
    <style:style style:name="T289" style:family="text">
      <style:text-properties fo:font-style="normal" officeooo:rsid="0ba319d2" style:font-style-asian="normal" style:font-style-complex="normal"/>
    </style:style>
    <style:style style:name="T290" style:family="text">
      <style:text-properties fo:font-style="normal" officeooo:rsid="0d25bab7" style:font-style-asian="normal" style:font-style-complex="normal"/>
    </style:style>
    <style:style style:name="T291" style:family="text">
      <style:text-properties fo:font-style="normal" fo:font-weight="normal" officeooo:rsid="03d5e029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b54b98d" style:font-style-asian="normal" style:font-weight-asian="normal" style:font-style-complex="normal" style:font-weight-complex="normal"/>
    </style:style>
    <style:style style:name="T293" style:family="text">
      <style:text-properties officeooo:rsid="0262d2da"/>
    </style:style>
    <style:style style:name="T294" style:family="text">
      <style:text-properties officeooo:rsid="0263ef3a"/>
    </style:style>
    <style:style style:name="T295" style:family="text">
      <style:text-properties style:font-name="Liberation Serif1" fo:font-style="italic" fo:font-weight="normal" officeooo:rsid="08cdf22a" style:font-style-asian="italic" style:font-weight-asian="normal" style:font-style-complex="italic"/>
    </style:style>
    <style:style style:name="T296" style:family="text">
      <style:text-properties style:font-name="Liberation Serif1" fo:font-style="italic" fo:font-weight="normal" officeooo:rsid="0b651f57" style:font-style-asian="italic" style:font-weight-asian="normal" style:font-style-complex="italic"/>
    </style:style>
    <style:style style:name="T297" style:family="text">
      <style:text-properties style:font-name="Liberation Serif1" fo:font-style="italic" fo:font-weight="normal" officeooo:rsid="0b906aa0" style:font-style-asian="italic" style:font-weight-asian="normal" style:font-style-complex="italic"/>
    </style:style>
    <style:style style:name="T298" style:family="text">
      <style:text-properties style:font-name="Liberation Serif1" fo:font-style="normal" fo:font-weight="normal" officeooo:rsid="0b651f57" style:font-style-asian="normal" style:font-weight-asian="normal" style:font-style-complex="normal"/>
    </style:style>
    <style:style style:name="T299" style:family="text">
      <style:text-properties style:font-name="Liberation Serif1" fo:font-size="11pt" officeooo:rsid="082e0208" style:font-size-asian="11pt" style:font-size-complex="11pt" style:text-overline-style="none" style:text-overline-color="font-color"/>
    </style:style>
    <style:style style:name="T300" style:family="text">
      <style:text-properties style:font-name="Liberation Serif1" fo:font-size="11pt" officeooo:rsid="086263c1" style:font-size-asian="11pt" style:font-size-complex="11pt" style:text-overline-style="none" style:text-overline-color="font-color"/>
    </style:style>
    <style:style style:name="T301" style:family="text">
      <style:text-properties style:font-name="Liberation Serif1" fo:font-size="11pt" officeooo:rsid="07e617aa" style:font-size-asian="11pt" style:font-size-complex="11pt" style:text-overline-style="none" style:text-overline-color="font-color"/>
    </style:style>
    <style:style style:name="T302" style:family="text">
      <style:text-properties style:font-name="Liberation Serif1" fo:font-size="11pt" officeooo:rsid="09b3302e" style:font-size-asian="11pt" style:font-size-complex="11pt" style:text-overline-style="none" style:text-overline-color="font-color"/>
    </style:style>
    <style:style style:name="T303" style:family="text">
      <style:text-properties style:font-name="Liberation Serif1" fo:font-size="11pt" officeooo:rsid="08e81291" style:font-size-asian="11pt" style:font-size-complex="11pt" style:text-overline-style="none" style:text-overline-color="font-color"/>
    </style:style>
    <style:style style:name="T304" style:family="text">
      <style:text-properties style:font-name="Liberation Serif1" fo:font-size="11pt" officeooo:rsid="08ebbbe5" style:font-size-asian="11pt" style:font-size-complex="11pt" style:text-overline-style="none" style:text-overline-color="font-color"/>
    </style:style>
    <style:style style:name="T305" style:family="text">
      <style:text-properties style:font-name="Liberation Serif1" fo:font-size="11pt" officeooo:rsid="09b1232c" style:font-size-asian="11pt" style:font-size-complex="11pt" style:text-overline-style="none" style:text-overline-color="font-color"/>
    </style:style>
    <style:style style:name="T306" style:family="text">
      <style:text-properties style:font-name="Liberation Serif1" fo:font-size="11pt" officeooo:rsid="08e8aa79" style:font-size-asian="11pt" style:font-size-complex="11pt" style:text-overline-style="none" style:text-overline-color="font-color"/>
    </style:style>
    <style:style style:name="T307" style:family="text">
      <style:text-properties style:font-name="Liberation Serif1" fo:font-size="11pt" officeooo:rsid="07e88c55" style:font-size-asian="11pt" style:font-size-complex="11pt" style:text-overline-style="none" style:text-overline-color="font-color"/>
    </style:style>
    <style:style style:name="T308" style:family="text">
      <style:text-properties style:font-name="Liberation Serif1" fo:font-size="11pt" officeooo:rsid="08ed59d2" style:font-size-asian="11pt" style:font-size-complex="11pt" style:text-overline-style="none" style:text-overline-color="font-color"/>
    </style:style>
    <style:style style:name="T309" style:family="text">
      <style:text-properties style:font-name="Liberation Serif1" fo:font-size="11pt" officeooo:rsid="0ab708c3" style:font-size-asian="11pt" style:font-size-complex="11pt" style:text-overline-style="none" style:text-overline-color="font-color"/>
    </style:style>
    <style:style style:name="T310" style:family="text">
      <style:text-properties style:font-name="Liberation Serif1" fo:font-size="11pt" officeooo:rsid="0ab8d0ab" style:font-size-asian="11pt" style:font-size-complex="11pt" style:text-overline-style="none" style:text-overline-color="font-color"/>
    </style:style>
    <style:style style:name="T311" style:family="text">
      <style:text-properties style:font-name="Liberation Serif1" fo:font-size="11pt" officeooo:rsid="0bab50b2" style:font-size-asian="11pt" style:font-size-complex="11pt" style:text-overline-style="none" style:text-overline-color="font-color"/>
    </style:style>
    <style:style style:name="T312" style:family="text">
      <style:text-properties style:font-name="Liberation Serif1" fo:font-size="11pt" officeooo:rsid="0c90741e" style:font-size-asian="11pt" style:font-size-complex="11pt" style:text-overline-style="none" style:text-overline-color="font-color"/>
    </style:style>
    <style:style style:name="T313" style:family="text">
      <style:text-properties style:font-name="Liberation Serif1" fo:font-size="11pt" fo:font-style="italic" officeooo:rsid="086263c1" style:font-size-asian="11pt" style:font-style-asian="italic" style:font-size-complex="11pt" style:font-style-complex="italic" style:text-overline-style="none" style:text-overline-color="font-color"/>
    </style:style>
    <style:style style:name="T314" style:family="text">
      <style:text-properties style:font-name="Liberation Serif1" fo:font-size="11pt" fo:font-style="italic" officeooo:rsid="07e88c55" style:font-size-asian="11pt" style:font-style-asian="italic" style:font-size-complex="11pt" style:font-style-complex="italic" style:text-overline-style="none" style:text-overline-color="font-color"/>
    </style:style>
    <style:style style:name="T315" style:family="text">
      <style:text-properties style:font-name="Liberation Serif1" fo:font-size="11pt" fo:font-style="italic" officeooo:rsid="09b3302e" style:font-size-asian="11pt" style:font-style-asian="italic" style:font-size-complex="11pt" style:font-style-complex="italic" style:text-overline-style="none" style:text-overline-color="font-color"/>
    </style:style>
    <style:style style:name="T316" style:family="text">
      <style:text-properties style:font-name="Liberation Serif1" fo:font-size="11pt" fo:font-style="italic" officeooo:rsid="0ab8d0ab" style:font-size-asian="11pt" style:font-style-asian="italic" style:font-size-complex="11pt" style:font-style-complex="italic" style:text-overline-style="none" style:text-overline-color="font-color"/>
    </style:style>
    <style:style style:name="T317" style:family="text">
      <style:text-properties style:font-name="Liberation Serif1" fo:font-size="11pt" fo:font-style="italic" officeooo:rsid="0bab50b2" style:font-size-asian="11pt" style:font-style-asian="italic" style:font-size-complex="11pt" style:font-style-complex="italic" style:text-overline-style="none" style:text-overline-color="font-color"/>
    </style:style>
    <style:style style:name="T318" style:family="text">
      <style:text-properties officeooo:rsid="02ba8a84"/>
    </style:style>
    <style:style style:name="T319" style:family="text">
      <style:text-properties officeooo:rsid="02cdeab2"/>
    </style:style>
    <style:style style:name="T320" style:family="text">
      <style:text-properties officeooo:rsid="02cf45e2"/>
    </style:style>
    <style:style style:name="T321" style:family="text">
      <style:text-properties officeooo:rsid="02cfb425"/>
    </style:style>
    <style:style style:name="T322" style:family="text">
      <style:text-properties officeooo:rsid="02d0099e"/>
    </style:style>
    <style:style style:name="T323" style:family="text">
      <style:text-properties officeooo:rsid="02d1e90b"/>
    </style:style>
    <style:style style:name="T324" style:family="text">
      <style:text-properties officeooo:rsid="02d3fd95"/>
    </style:style>
    <style:style style:name="T325" style:family="text">
      <style:text-properties officeooo:rsid="02daacf5"/>
    </style:style>
    <style:style style:name="T326" style:family="text">
      <style:text-properties officeooo:rsid="02e39c89"/>
    </style:style>
    <style:style style:name="T327" style:family="text">
      <style:text-properties officeooo:rsid="02e5e589"/>
    </style:style>
    <style:style style:name="T328" style:family="text">
      <style:text-properties officeooo:rsid="02e9ebeb"/>
    </style:style>
    <style:style style:name="T329" style:family="text">
      <style:text-properties officeooo:rsid="02ecd3d5"/>
    </style:style>
    <style:style style:name="T330" style:family="text">
      <style:text-properties officeooo:rsid="02f0f08d"/>
    </style:style>
    <style:style style:name="T331" style:family="text">
      <style:text-properties officeooo:rsid="02fec53e"/>
    </style:style>
    <style:style style:name="T332" style:family="text">
      <style:text-properties officeooo:rsid="03126c95"/>
    </style:style>
    <style:style style:name="T333" style:family="text">
      <style:text-properties officeooo:rsid="0313b94a"/>
    </style:style>
    <style:style style:name="T334" style:family="text">
      <style:text-properties officeooo:rsid="031bef91"/>
    </style:style>
    <style:style style:name="T335" style:family="text">
      <style:text-properties officeooo:rsid="03219fc0"/>
    </style:style>
    <style:style style:name="T336" style:family="text">
      <style:text-properties officeooo:rsid="0321d65a"/>
    </style:style>
    <style:style style:name="T337" style:family="text">
      <style:text-properties officeooo:rsid="03245dff"/>
    </style:style>
    <style:style style:name="T338" style:family="text">
      <style:text-properties officeooo:rsid="0325c8ef"/>
    </style:style>
    <style:style style:name="T339" style:family="text">
      <style:text-properties officeooo:rsid="0326e0c5"/>
    </style:style>
    <style:style style:name="T340" style:family="text">
      <style:text-properties officeooo:rsid="02606d15"/>
    </style:style>
    <style:style style:name="T341" style:family="text">
      <style:text-properties officeooo:rsid="03497194"/>
    </style:style>
    <style:style style:name="T342" style:family="text">
      <style:text-properties officeooo:rsid="0352b73d"/>
    </style:style>
    <style:style style:name="T343" style:family="text">
      <style:text-properties officeooo:rsid="035ad02f"/>
    </style:style>
    <style:style style:name="T344" style:family="text">
      <style:text-properties officeooo:rsid="035fbba2"/>
    </style:style>
    <style:style style:name="T345" style:family="text">
      <style:text-properties officeooo:rsid="0360d03d"/>
    </style:style>
    <style:style style:name="T346" style:family="text">
      <style:text-properties officeooo:rsid="036257fe"/>
    </style:style>
    <style:style style:name="T347" style:family="text">
      <style:text-properties officeooo:rsid="03625d15"/>
    </style:style>
    <style:style style:name="T348" style:family="text">
      <style:text-properties officeooo:rsid="0128d59f"/>
    </style:style>
    <style:style style:name="T349" style:family="text">
      <style:text-properties officeooo:rsid="0381c327"/>
    </style:style>
    <style:style style:name="T350" style:family="text">
      <style:text-properties officeooo:rsid="03862071"/>
    </style:style>
    <style:style style:name="T351" style:family="text">
      <style:text-properties officeooo:rsid="03898849"/>
    </style:style>
    <style:style style:name="T352" style:family="text">
      <style:text-properties officeooo:rsid="039a1a6f"/>
    </style:style>
    <style:style style:name="T353" style:family="text">
      <style:text-properties officeooo:rsid="039e1c51"/>
    </style:style>
    <style:style style:name="T354" style:family="text">
      <style:text-properties officeooo:rsid="039e1c9c"/>
    </style:style>
    <style:style style:name="T355" style:family="text">
      <style:text-properties officeooo:rsid="03a3dee6"/>
    </style:style>
    <style:style style:name="T356" style:family="text">
      <style:text-properties officeooo:rsid="03a40978"/>
    </style:style>
    <style:style style:name="T357" style:family="text">
      <style:text-properties officeooo:rsid="03a9143d"/>
    </style:style>
    <style:style style:name="T358" style:family="text">
      <style:text-properties officeooo:rsid="03aa6774"/>
    </style:style>
    <style:style style:name="T359" style:family="text">
      <style:text-properties officeooo:rsid="03c0f145"/>
    </style:style>
    <style:style style:name="T360" style:family="text">
      <style:text-properties officeooo:rsid="03ca461d"/>
    </style:style>
    <style:style style:name="T361" style:family="text">
      <style:text-properties officeooo:rsid="03e7b9f8"/>
    </style:style>
    <style:style style:name="T362" style:family="text">
      <style:text-properties officeooo:rsid="03e90edf"/>
    </style:style>
    <style:style style:name="T363" style:family="text">
      <style:text-properties officeooo:rsid="03eabad4"/>
    </style:style>
    <style:style style:name="T364" style:family="text">
      <style:text-properties officeooo:rsid="03f53c62"/>
    </style:style>
    <style:style style:name="T365" style:family="text">
      <style:text-properties officeooo:rsid="03f89eeb"/>
    </style:style>
    <style:style style:name="T366" style:family="text">
      <style:text-properties officeooo:rsid="040c0682"/>
    </style:style>
    <style:style style:name="T367" style:family="text">
      <style:text-properties officeooo:rsid="040dae91"/>
    </style:style>
    <style:style style:name="T368" style:family="text">
      <style:text-properties officeooo:rsid="041848ed"/>
    </style:style>
    <style:style style:name="T369" style:family="text">
      <style:text-properties officeooo:rsid="013ed613"/>
    </style:style>
    <style:style style:name="T370" style:family="text">
      <style:text-properties officeooo:rsid="041ed2df"/>
    </style:style>
    <style:style style:name="T371" style:family="text">
      <style:text-properties officeooo:rsid="044966a9"/>
    </style:style>
    <style:style style:name="T372" style:family="text">
      <style:text-properties officeooo:rsid="044b43a1"/>
    </style:style>
    <style:style style:name="T373" style:family="text">
      <style:text-properties officeooo:rsid="044ddd8e"/>
    </style:style>
    <style:style style:name="T374" style:family="text">
      <style:text-properties officeooo:rsid="044f44e4"/>
    </style:style>
    <style:style style:name="T375" style:family="text">
      <style:text-properties officeooo:rsid="045c2f68"/>
    </style:style>
    <style:style style:name="T376" style:family="text">
      <style:text-properties officeooo:rsid="046d10a0"/>
    </style:style>
    <style:style style:name="T377" style:family="text">
      <style:text-properties officeooo:rsid="04719435"/>
    </style:style>
    <style:style style:name="T378" style:family="text">
      <style:text-properties officeooo:rsid="020da841"/>
    </style:style>
    <style:style style:name="T379" style:family="text">
      <style:text-properties officeooo:rsid="0494eff0"/>
    </style:style>
    <style:style style:name="T380" style:family="text">
      <style:text-properties officeooo:rsid="050b0827"/>
    </style:style>
    <style:style style:name="T381" style:family="text">
      <style:text-properties officeooo:rsid="0511229f"/>
    </style:style>
    <style:style style:name="T382" style:family="text">
      <style:text-properties officeooo:rsid="05121c39"/>
    </style:style>
    <style:style style:name="T383" style:family="text">
      <style:text-properties officeooo:rsid="0513a926"/>
    </style:style>
    <style:style style:name="T384" style:family="text">
      <style:text-properties officeooo:rsid="0514f7a1"/>
    </style:style>
    <style:style style:name="T385" style:family="text">
      <style:text-properties officeooo:rsid="0515996c"/>
    </style:style>
    <style:style style:name="T386" style:family="text">
      <style:text-properties officeooo:rsid="0518e168"/>
    </style:style>
    <style:style style:name="T387" style:family="text">
      <style:text-properties officeooo:rsid="04a2791a"/>
    </style:style>
    <style:style style:name="T388" style:family="text">
      <style:text-properties officeooo:rsid="02530504"/>
    </style:style>
    <style:style style:name="T389" style:family="text">
      <style:text-properties officeooo:rsid="01025327"/>
    </style:style>
    <style:style style:name="T390" style:family="text">
      <style:text-properties officeooo:rsid="04d1077f"/>
    </style:style>
    <style:style style:name="T391" style:family="text">
      <style:text-properties officeooo:rsid="0113c070"/>
    </style:style>
    <style:style style:name="T392" style:family="text">
      <style:text-properties officeooo:rsid="0112dbf3"/>
    </style:style>
    <style:style style:name="T393" style:family="text">
      <style:text-properties officeooo:rsid="0114b3de"/>
    </style:style>
    <style:style style:name="T394" style:family="text">
      <style:text-properties officeooo:rsid="05329334"/>
    </style:style>
    <style:style style:name="T395" style:family="text">
      <style:text-properties officeooo:rsid="01161183"/>
    </style:style>
    <style:style style:name="T396" style:family="text">
      <style:text-properties officeooo:rsid="01165e2a"/>
    </style:style>
    <style:style style:name="T397" style:family="text">
      <style:text-properties officeooo:rsid="0545171b"/>
    </style:style>
    <style:style style:name="T398" style:family="text">
      <style:text-properties officeooo:rsid="05620542"/>
    </style:style>
    <style:style style:name="T399" style:family="text">
      <style:text-properties officeooo:rsid="0563dfef"/>
    </style:style>
    <style:style style:name="T400" style:family="text">
      <style:text-properties officeooo:rsid="056a5f54"/>
    </style:style>
    <style:style style:name="T401" style:family="text">
      <style:text-properties officeooo:rsid="056be152"/>
    </style:style>
    <style:style style:name="T402" style:family="text">
      <style:text-properties officeooo:rsid="059ac970"/>
    </style:style>
    <style:style style:name="T403" style:family="text">
      <style:text-properties officeooo:rsid="059b649a"/>
    </style:style>
    <style:style style:name="T404" style:family="text">
      <style:text-properties officeooo:rsid="059ff2a2"/>
    </style:style>
    <style:style style:name="T405" style:family="text">
      <style:text-properties officeooo:rsid="05a17fc6"/>
    </style:style>
    <style:style style:name="T406" style:family="text">
      <style:text-properties officeooo:rsid="05a85562"/>
    </style:style>
    <style:style style:name="T407" style:family="text">
      <style:text-properties officeooo:rsid="05cce1d0"/>
    </style:style>
    <style:style style:name="T408" style:family="text">
      <style:text-properties officeooo:rsid="05dde2ec"/>
    </style:style>
    <style:style style:name="T409" style:family="text">
      <style:text-properties officeooo:rsid="05de8508"/>
    </style:style>
    <style:style style:name="T410" style:family="text">
      <style:text-properties officeooo:rsid="05e512ca"/>
    </style:style>
    <style:style style:name="T411" style:family="text">
      <style:text-properties officeooo:rsid="05fea9b0"/>
    </style:style>
    <style:style style:name="T412" style:family="text">
      <style:text-properties officeooo:rsid="06273b3b"/>
    </style:style>
    <style:style style:name="T413" style:family="text">
      <style:text-properties officeooo:rsid="062a1f75"/>
    </style:style>
    <style:style style:name="T414" style:family="text">
      <style:text-properties officeooo:rsid="062b15dd"/>
    </style:style>
    <style:style style:name="T415" style:family="text">
      <style:text-properties officeooo:rsid="062fb559"/>
    </style:style>
    <style:style style:name="T416" style:family="text">
      <style:text-properties officeooo:rsid="06541e54"/>
    </style:style>
    <style:style style:name="T417" style:family="text">
      <style:text-properties officeooo:rsid="0655e19f"/>
    </style:style>
    <style:style style:name="T418" style:family="text">
      <style:text-properties officeooo:rsid="06574fed"/>
    </style:style>
    <style:style style:name="T419" style:family="text">
      <style:text-properties officeooo:rsid="06579c52"/>
    </style:style>
    <style:style style:name="T420" style:family="text">
      <style:text-properties officeooo:rsid="065a3a47"/>
    </style:style>
    <style:style style:name="T421" style:family="text">
      <style:text-properties officeooo:rsid="069d4cf3"/>
    </style:style>
    <style:style style:name="T422" style:family="text">
      <style:text-properties officeooo:rsid="06a6d8f4"/>
    </style:style>
    <style:style style:name="T423" style:family="text">
      <style:text-properties officeooo:rsid="06a998c0"/>
    </style:style>
    <style:style style:name="T424" style:family="text">
      <style:text-properties officeooo:rsid="06cceab8"/>
    </style:style>
    <style:style style:name="T425" style:family="text">
      <style:text-properties officeooo:rsid="06efe7e8"/>
    </style:style>
    <style:style style:name="T426" style:family="text">
      <style:text-properties officeooo:rsid="06f0e5f6"/>
    </style:style>
    <style:style style:name="T427" style:family="text">
      <style:text-properties officeooo:rsid="06f48069"/>
    </style:style>
    <style:style style:name="T428" style:family="text">
      <style:text-properties fo:color="#000080" loext:opacity="100%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29" style:family="text">
      <style:text-properties officeooo:rsid="078c8192"/>
    </style:style>
    <style:style style:name="T430" style:family="text">
      <style:text-properties officeooo:rsid="07931468"/>
    </style:style>
    <style:style style:name="T431" style:family="text">
      <style:text-properties officeooo:rsid="07956915"/>
    </style:style>
    <style:style style:name="T432" style:family="text">
      <style:text-properties officeooo:rsid="07974038"/>
    </style:style>
    <style:style style:name="T433" style:family="text">
      <style:text-properties officeooo:rsid="07990bcf"/>
    </style:style>
    <style:style style:name="T434" style:family="text">
      <style:text-properties officeooo:rsid="07a959ee"/>
    </style:style>
    <style:style style:name="T435" style:family="text">
      <style:text-properties officeooo:rsid="07aa990f"/>
    </style:style>
    <style:style style:name="T436" style:family="text">
      <style:text-properties officeooo:rsid="07acb79c"/>
    </style:style>
    <style:style style:name="T437" style:family="text">
      <style:text-properties officeooo:rsid="0273cd38"/>
    </style:style>
    <style:style style:name="T438" style:family="text">
      <style:text-properties officeooo:rsid="03cce4fb"/>
    </style:style>
    <style:style style:name="T439" style:family="text">
      <style:text-properties officeooo:rsid="0274f027"/>
    </style:style>
    <style:style style:name="T440" style:family="text">
      <style:text-properties officeooo:rsid="02761b1b"/>
    </style:style>
    <style:style style:name="T441" style:family="text">
      <style:text-properties officeooo:rsid="03de8c75"/>
    </style:style>
    <style:style style:name="T442" style:family="text">
      <style:text-properties officeooo:rsid="03d967cf"/>
    </style:style>
    <style:style style:name="T443" style:family="text">
      <style:text-properties officeooo:rsid="03d5e029"/>
    </style:style>
    <style:style style:name="T444" style:family="text">
      <style:text-properties officeooo:rsid="03dc73e7"/>
    </style:style>
    <style:style style:name="T445" style:family="text">
      <style:text-properties officeooo:rsid="0277d55b"/>
    </style:style>
    <style:style style:name="T446" style:family="text">
      <style:text-properties officeooo:rsid="03e1d346"/>
    </style:style>
    <style:style style:name="T447" style:family="text">
      <style:text-properties officeooo:rsid="03e3e672"/>
    </style:style>
    <style:style style:name="T448" style:family="text">
      <style:text-properties officeooo:rsid="07d57076"/>
    </style:style>
    <style:style style:name="T449" style:family="text">
      <style:text-properties officeooo:rsid="07e52a28"/>
    </style:style>
    <style:style style:name="T450" style:family="text">
      <style:text-properties officeooo:rsid="07e617aa"/>
    </style:style>
    <style:style style:name="T451" style:family="text">
      <style:text-properties officeooo:rsid="07e88c55"/>
    </style:style>
    <style:style style:name="T452" style:family="text">
      <style:text-properties officeooo:rsid="07f05c64"/>
    </style:style>
    <style:style style:name="T453" style:family="text">
      <style:text-properties officeooo:rsid="0802b172"/>
    </style:style>
    <style:style style:name="T454" style:family="text">
      <style:text-properties officeooo:rsid="080c3762"/>
    </style:style>
    <style:style style:name="T455" style:family="text">
      <style:text-properties officeooo:rsid="080c4608"/>
    </style:style>
    <style:style style:name="T456" style:family="text">
      <style:text-properties officeooo:rsid="080f7b31"/>
    </style:style>
    <style:style style:name="T457" style:family="text">
      <style:text-properties officeooo:rsid="082097aa"/>
    </style:style>
    <style:style style:name="T458" style:family="text">
      <style:text-properties style:text-overline-style="none" style:text-overline-color="font-color"/>
    </style:style>
    <style:style style:name="T459" style:family="text">
      <style:text-properties officeooo:rsid="04fb1bf8" style:text-overline-style="none" style:text-overline-color="font-color"/>
    </style:style>
    <style:style style:name="T460" style:family="text">
      <style:text-properties officeooo:rsid="081ba77d" style:text-overline-style="none" style:text-overline-color="font-color"/>
    </style:style>
    <style:style style:name="T461" style:family="text">
      <style:text-properties officeooo:rsid="02941bbd" style:text-overline-style="none" style:text-overline-color="font-color"/>
    </style:style>
    <style:style style:name="T462" style:family="text">
      <style:text-properties officeooo:rsid="082e0208" style:text-overline-style="none" style:text-overline-color="font-color"/>
    </style:style>
    <style:style style:name="T463" style:family="text">
      <style:text-properties officeooo:rsid="0d139e70" style:text-overline-style="none" style:text-overline-color="font-color"/>
    </style:style>
    <style:style style:name="T464" style:family="text">
      <style:text-properties officeooo:rsid="0d16c559" style:text-overline-style="none" style:text-overline-color="font-color"/>
    </style:style>
    <style:style style:name="T465" style:family="text">
      <style:text-properties officeooo:rsid="0e0bf9bc" style:text-overline-style="none" style:text-overline-color="font-color"/>
    </style:style>
    <style:style style:name="T466" style:family="text">
      <style:text-properties officeooo:rsid="085cc64e"/>
    </style:style>
    <style:style style:name="T467" style:family="text">
      <style:text-properties officeooo:rsid="064dedea"/>
    </style:style>
    <style:style style:name="T468" style:family="text">
      <style:text-properties officeooo:rsid="087b7ebf"/>
    </style:style>
    <style:style style:name="T469" style:family="text">
      <style:text-properties officeooo:rsid="087ea190"/>
    </style:style>
    <style:style style:name="T470" style:family="text">
      <style:text-properties officeooo:rsid="08874e90"/>
    </style:style>
    <style:style style:name="T471" style:family="text">
      <style:text-properties officeooo:rsid="088dff6c"/>
    </style:style>
    <style:style style:name="T472" style:family="text">
      <style:text-properties officeooo:rsid="089861b7"/>
    </style:style>
    <style:style style:name="T473" style:family="text">
      <style:text-properties officeooo:rsid="08991e9f"/>
    </style:style>
    <style:style style:name="T474" style:family="text">
      <style:text-properties officeooo:rsid="089a1384"/>
    </style:style>
    <style:style style:name="T475" style:family="text">
      <style:text-properties officeooo:rsid="089b47fc"/>
    </style:style>
    <style:style style:name="T476" style:family="text">
      <style:text-properties officeooo:rsid="08ad54d0"/>
    </style:style>
    <style:style style:name="T477" style:family="text">
      <style:text-properties officeooo:rsid="08b7d471"/>
    </style:style>
    <style:style style:name="T478" style:family="text">
      <style:text-properties officeooo:rsid="08bc1578"/>
    </style:style>
    <style:style style:name="T479" style:family="text">
      <style:text-properties officeooo:rsid="08cc56a5"/>
    </style:style>
    <style:style style:name="T480" style:family="text">
      <style:text-properties officeooo:rsid="08cdf22a"/>
    </style:style>
    <style:style style:name="T481" style:family="text">
      <style:text-properties officeooo:rsid="08d0a8d5"/>
    </style:style>
    <style:style style:name="T482" style:family="text">
      <style:text-properties officeooo:rsid="08d3d602"/>
    </style:style>
    <style:style style:name="T483" style:family="text">
      <style:text-properties officeooo:rsid="08d6a3a0"/>
    </style:style>
    <style:style style:name="T484" style:family="text">
      <style:text-properties officeooo:rsid="08e2aabe"/>
    </style:style>
    <style:style style:name="T485" style:family="text">
      <style:text-properties officeooo:rsid="08e43ade"/>
    </style:style>
    <style:style style:name="T486" style:family="text">
      <style:text-properties officeooo:rsid="08e4af4d"/>
    </style:style>
    <style:style style:name="T487" style:family="text">
      <style:text-properties officeooo:rsid="08e638a5"/>
    </style:style>
    <style:style style:name="T488" style:family="text">
      <style:text-properties officeooo:rsid="08e6d4f8"/>
    </style:style>
    <style:style style:name="T489" style:family="text">
      <style:text-properties officeooo:rsid="08e77699"/>
    </style:style>
    <style:style style:name="T490" style:family="text">
      <style:text-properties officeooo:rsid="08e8aa79"/>
    </style:style>
    <style:style style:name="T491" style:family="text">
      <style:text-properties officeooo:rsid="08f90ab7"/>
    </style:style>
    <style:style style:name="T492" style:family="text">
      <style:text-properties officeooo:rsid="08fbd464"/>
    </style:style>
    <style:style style:name="T493" style:family="text">
      <style:text-properties officeooo:rsid="09079923"/>
    </style:style>
    <style:style style:name="T494" style:family="text">
      <style:text-properties officeooo:rsid="09084605"/>
    </style:style>
    <style:style style:name="T495" style:family="text">
      <style:text-properties officeooo:rsid="0908ab63"/>
    </style:style>
    <style:style style:name="T496" style:family="text">
      <style:text-properties officeooo:rsid="090e3cfe"/>
    </style:style>
    <style:style style:name="T497" style:family="text">
      <style:text-properties officeooo:rsid="090fcbb5"/>
    </style:style>
    <style:style style:name="T498" style:family="text">
      <style:text-properties officeooo:rsid="09100c0f"/>
    </style:style>
    <style:style style:name="T499" style:family="text">
      <style:text-properties officeooo:rsid="09118d1c"/>
    </style:style>
    <style:style style:name="T500" style:family="text">
      <style:text-properties officeooo:rsid="0911c2ce"/>
    </style:style>
    <style:style style:name="T501" style:family="text">
      <style:text-properties officeooo:rsid="091a50fe"/>
    </style:style>
    <style:style style:name="T502" style:family="text">
      <style:text-properties officeooo:rsid="091d1f52"/>
    </style:style>
    <style:style style:name="T503" style:family="text">
      <style:text-properties officeooo:rsid="091e0158"/>
    </style:style>
    <style:style style:name="T504" style:family="text">
      <style:text-properties officeooo:rsid="092095c5"/>
    </style:style>
    <style:style style:name="T505" style:family="text">
      <style:text-properties officeooo:rsid="092270de"/>
    </style:style>
    <style:style style:name="T506" style:family="text">
      <style:text-properties officeooo:rsid="09262fac"/>
    </style:style>
    <style:style style:name="T507" style:family="text">
      <style:text-properties officeooo:rsid="0929e235"/>
    </style:style>
    <style:style style:name="T508" style:family="text">
      <style:text-properties officeooo:rsid="09316fd7"/>
    </style:style>
    <style:style style:name="T509" style:family="text">
      <style:text-properties officeooo:rsid="093efa7b"/>
    </style:style>
    <style:style style:name="T510" style:family="text">
      <style:text-properties officeooo:rsid="09444fbf"/>
    </style:style>
    <style:style style:name="T511" style:family="text">
      <style:text-properties officeooo:rsid="0964207a"/>
    </style:style>
    <style:style style:name="T512" style:family="text">
      <style:text-properties officeooo:rsid="09735ddd"/>
    </style:style>
    <style:style style:name="T513" style:family="text">
      <style:text-properties officeooo:rsid="0975a0b5"/>
    </style:style>
    <style:style style:name="T514" style:family="text">
      <style:text-properties officeooo:rsid="097a2e2d"/>
    </style:style>
    <style:style style:name="T515" style:family="text">
      <style:text-properties officeooo:rsid="09875bf4"/>
    </style:style>
    <style:style style:name="T516" style:family="text">
      <style:text-properties officeooo:rsid="09880e3a"/>
    </style:style>
    <style:style style:name="T517" style:family="text">
      <style:text-properties officeooo:rsid="0991e12c"/>
    </style:style>
    <style:style style:name="T518" style:family="text">
      <style:text-properties officeooo:rsid="09b1271f"/>
    </style:style>
    <style:style style:name="T519" style:family="text">
      <style:text-properties officeooo:rsid="09b1f504"/>
    </style:style>
    <style:style style:name="T520" style:family="text">
      <style:text-properties officeooo:rsid="09b2ec2b"/>
    </style:style>
    <style:style style:name="T521" style:family="text">
      <style:text-properties officeooo:rsid="09b6f32f"/>
    </style:style>
    <style:style style:name="T522" style:family="text">
      <style:text-properties officeooo:rsid="09b94326"/>
    </style:style>
    <style:style style:name="T523" style:family="text">
      <style:text-properties officeooo:rsid="09e26a07"/>
    </style:style>
    <style:style style:name="T524" style:family="text">
      <style:text-properties officeooo:rsid="09eacb3e"/>
    </style:style>
    <style:style style:name="T525" style:family="text">
      <style:text-properties officeooo:rsid="09f9777e"/>
    </style:style>
    <style:style style:name="T526" style:family="text">
      <style:text-properties officeooo:rsid="09facdd6"/>
    </style:style>
    <style:style style:name="T527" style:family="text">
      <style:text-properties officeooo:rsid="09fc6c5f"/>
    </style:style>
    <style:style style:name="T528" style:family="text">
      <style:text-properties officeooo:rsid="09fc9056"/>
    </style:style>
    <style:style style:name="T529" style:family="text">
      <style:text-properties officeooo:rsid="0a02c3b8"/>
    </style:style>
    <style:style style:name="T530" style:family="text">
      <style:text-properties officeooo:rsid="0a02cd51"/>
    </style:style>
    <style:style style:name="T531" style:family="text">
      <style:text-properties officeooo:rsid="0a031e72"/>
    </style:style>
    <style:style style:name="T532" style:family="text">
      <style:text-properties officeooo:rsid="0a28a74b"/>
    </style:style>
    <style:style style:name="T533" style:family="text">
      <style:text-properties officeooo:rsid="0a29573b"/>
    </style:style>
    <style:style style:name="T534" style:family="text">
      <style:text-properties officeooo:rsid="0a363815"/>
    </style:style>
    <style:style style:name="T535" style:family="text">
      <style:text-properties officeooo:rsid="0a40e6ab"/>
    </style:style>
    <style:style style:name="T536" style:family="text">
      <style:text-properties officeooo:rsid="0a45f00d"/>
    </style:style>
    <style:style style:name="T537" style:family="text">
      <style:text-properties officeooo:rsid="0a4c363d"/>
    </style:style>
    <style:style style:name="T538" style:family="text">
      <style:text-properties officeooo:rsid="0a4d46f0"/>
    </style:style>
    <style:style style:name="T539" style:family="text">
      <style:text-properties officeooo:rsid="0a4dab93"/>
    </style:style>
    <style:style style:name="T540" style:family="text">
      <style:text-properties officeooo:rsid="0a4fa550"/>
    </style:style>
    <style:style style:name="T541" style:family="text">
      <style:text-properties officeooo:rsid="0a53f72c"/>
    </style:style>
    <style:style style:name="T542" style:family="text">
      <style:text-properties officeooo:rsid="0a56b805"/>
    </style:style>
    <style:style style:name="T543" style:family="text">
      <style:text-properties officeooo:rsid="0a5c91ab"/>
    </style:style>
    <style:style style:name="T544" style:family="text">
      <style:text-properties officeooo:rsid="0a66c12e"/>
    </style:style>
    <style:style style:name="T545" style:family="text">
      <style:text-properties officeooo:rsid="0a6a1f72"/>
    </style:style>
    <style:style style:name="T546" style:family="text">
      <style:text-properties officeooo:rsid="0a6b6e2f"/>
    </style:style>
    <style:style style:name="T547" style:family="text">
      <style:text-properties officeooo:rsid="001a5971"/>
    </style:style>
    <style:style style:name="T548" style:family="text">
      <style:text-properties officeooo:rsid="00283b14"/>
    </style:style>
    <style:style style:name="T549" style:family="text">
      <style:text-properties officeooo:rsid="0ad21958"/>
    </style:style>
    <style:style style:name="T550" style:family="text">
      <style:text-properties officeooo:rsid="0ad2f3a3"/>
    </style:style>
    <style:style style:name="T551" style:family="text">
      <style:text-properties officeooo:rsid="0ad4938b"/>
    </style:style>
    <style:style style:name="T552" style:family="text">
      <style:text-properties officeooo:rsid="0adf0cd6"/>
    </style:style>
    <style:style style:name="T553" style:family="text">
      <style:text-properties officeooo:rsid="0ae0b6e7"/>
    </style:style>
    <style:style style:name="T554" style:family="text">
      <style:text-properties officeooo:rsid="0af2a66c"/>
    </style:style>
    <style:style style:name="T555" style:family="text">
      <style:text-properties officeooo:rsid="0b0f0e3b"/>
    </style:style>
    <style:style style:name="T556" style:family="text">
      <style:text-properties fo:font-size="10.5pt" fo:font-style="italic" fo:font-weight="normal" officeooo:rsid="0b06c248" style:font-size-asian="10.5pt" style:font-style-asian="italic" style:font-weight-asian="normal" style:font-size-complex="10.5pt" style:font-style-complex="italic" style:font-weight-complex="normal"/>
    </style:style>
    <style:style style:name="T557" style:family="text">
      <style:text-properties fo:font-size="10.5pt" fo:font-style="italic" fo:font-weight="normal" officeooo:rsid="0b15a437" style:font-size-asian="10.5pt" style:font-style-asian="italic" style:font-weight-asian="normal" style:font-size-complex="10.5pt" style:font-style-complex="italic" style:font-weight-complex="normal"/>
    </style:style>
    <style:style style:name="T558" style:family="text">
      <style:text-properties fo:font-size="10.5pt" fo:font-style="italic" fo:font-weight="normal" officeooo:rsid="0b13f920" style:font-size-asian="10.5pt" style:font-style-asian="italic" style:font-weight-asian="normal" style:font-size-complex="10.5pt" style:font-style-complex="italic" style:font-weight-complex="normal"/>
    </style:style>
    <style:style style:name="T559" style:family="text">
      <style:text-properties fo:font-size="10.5pt" fo:font-style="normal" fo:font-weight="normal" officeooo:rsid="0b06c248" style:font-size-asian="10.5pt" style:font-style-asian="normal" style:font-weight-asian="normal" style:font-size-complex="10.5pt" style:font-style-complex="normal" style:font-weight-complex="normal"/>
    </style:style>
    <style:style style:name="T560" style:family="text">
      <style:text-properties fo:font-size="10.5pt" fo:font-style="normal" fo:font-weight="normal" officeooo:rsid="0be0c1f6" style:font-size-asian="10.5pt" style:font-style-asian="normal" style:font-weight-asian="normal" style:font-size-complex="10.5pt" style:font-style-complex="normal" style:font-weight-complex="normal"/>
    </style:style>
    <style:style style:name="T561" style:family="text">
      <style:text-properties fo:font-size="10.5pt" fo:font-style="normal" fo:font-weight="normal" officeooo:rsid="0d43c09a" style:font-size-asian="10.5pt" style:font-style-asian="normal" style:font-weight-asian="normal" style:font-size-complex="10.5pt" style:font-style-complex="normal" style:font-weight-complex="normal"/>
    </style:style>
    <style:style style:name="T562" style:family="text">
      <style:text-properties officeooo:rsid="0b232907"/>
    </style:style>
    <style:style style:name="T563" style:family="text">
      <style:text-properties officeooo:rsid="0b265d3d"/>
    </style:style>
    <style:style style:name="T564" style:family="text">
      <style:text-properties fo:font-size="12pt" fo:font-style="italic" officeooo:rsid="0b2a2197" style:font-size-asian="12pt" style:font-style-asian="italic" style:font-size-complex="12pt" style:font-style-complex="italic"/>
    </style:style>
    <style:style style:name="T565" style:family="text">
      <style:text-properties fo:font-size="12pt" fo:font-style="italic" officeooo:rsid="06a6d8f4" style:font-size-asian="12pt" style:font-style-asian="italic" style:font-size-complex="12pt" style:font-style-complex="italic"/>
    </style:style>
    <style:style style:name="T566" style:family="text">
      <style:text-properties fo:font-size="12pt" fo:font-style="italic" officeooo:rsid="06a998c0" style:font-size-asian="12pt" style:font-style-asian="italic" style:font-size-complex="12pt" style:font-style-complex="italic"/>
    </style:style>
    <style:style style:name="T567" style:family="text">
      <style:text-properties fo:font-size="12pt" fo:font-style="italic" officeooo:rsid="06fd18af" style:font-size-asian="12pt" style:font-style-asian="italic" style:font-size-complex="12pt" style:font-style-complex="italic"/>
    </style:style>
    <style:style style:name="T568" style:family="text">
      <style:text-properties officeooo:rsid="0b2aa9d5"/>
    </style:style>
    <style:style style:name="T569" style:family="text">
      <style:text-properties officeooo:rsid="0b2aef51"/>
    </style:style>
    <style:style style:name="T570" style:family="text">
      <style:text-properties officeooo:rsid="0b3fdae4"/>
    </style:style>
    <style:style style:name="T571" style:family="text">
      <style:text-properties officeooo:rsid="0b476384"/>
    </style:style>
    <style:style style:name="T572" style:family="text">
      <style:text-properties officeooo:rsid="0b551c08"/>
    </style:style>
    <style:style style:name="T573" style:family="text">
      <style:text-properties officeooo:rsid="0b556981"/>
    </style:style>
    <style:style style:name="T574" style:family="text">
      <style:text-properties officeooo:rsid="0b56793c"/>
    </style:style>
    <style:style style:name="T575" style:family="text">
      <style:text-properties officeooo:rsid="0b603de2"/>
    </style:style>
    <style:style style:name="T576" style:family="text">
      <style:text-properties officeooo:rsid="0b60eb8e"/>
    </style:style>
    <style:style style:name="T577" style:family="text">
      <style:text-properties officeooo:rsid="0b61037e"/>
    </style:style>
    <style:style style:name="T578" style:family="text">
      <style:text-properties officeooo:rsid="0b61631b"/>
    </style:style>
    <style:style style:name="T579" style:family="text">
      <style:text-properties officeooo:rsid="0b645bd7"/>
    </style:style>
    <style:style style:name="T580" style:family="text">
      <style:text-properties officeooo:rsid="0b651f57"/>
    </style:style>
    <style:style style:name="T581" style:family="text">
      <style:text-properties officeooo:rsid="0b784b75"/>
    </style:style>
    <style:style style:name="T582" style:family="text">
      <style:text-properties officeooo:rsid="0b7904df"/>
    </style:style>
    <style:style style:name="T583" style:family="text">
      <style:text-properties officeooo:rsid="0b93e1be"/>
    </style:style>
    <style:style style:name="T584" style:family="text">
      <style:text-properties officeooo:rsid="0ba319d2"/>
    </style:style>
    <style:style style:name="T585" style:family="text">
      <style:text-properties officeooo:rsid="0ba8758b"/>
    </style:style>
    <style:style style:name="T586" style:family="text">
      <style:text-properties officeooo:rsid="0bb17441"/>
    </style:style>
    <style:style style:name="T587" style:family="text">
      <style:text-properties officeooo:rsid="0bb65d65"/>
    </style:style>
    <style:style style:name="T588" style:family="text">
      <style:text-properties officeooo:rsid="0bbbda14"/>
    </style:style>
    <style:style style:name="T589" style:family="text">
      <style:text-properties officeooo:rsid="0bbd0e64"/>
    </style:style>
    <style:style style:name="T590" style:family="text">
      <style:text-properties officeooo:rsid="0bc0bd8f"/>
    </style:style>
    <style:style style:name="T591" style:family="text">
      <style:text-properties officeooo:rsid="0bc1408f"/>
    </style:style>
    <style:style style:name="T592" style:family="text">
      <style:text-properties officeooo:rsid="0bc1e97d"/>
    </style:style>
    <style:style style:name="T593" style:family="text">
      <style:text-properties officeooo:rsid="0bc2e609"/>
    </style:style>
    <style:style style:name="T594" style:family="text">
      <style:text-properties officeooo:rsid="0bc5603c"/>
    </style:style>
    <style:style style:name="T595" style:family="text">
      <style:text-properties officeooo:rsid="0bc61862"/>
    </style:style>
    <style:style style:name="T596" style:family="text">
      <style:text-properties officeooo:rsid="0bee079c"/>
    </style:style>
    <style:style style:name="T597" style:family="text">
      <style:text-properties officeooo:rsid="0bfd17ba"/>
    </style:style>
    <style:style style:name="T598" style:family="text">
      <style:text-properties officeooo:rsid="0c006f8d"/>
    </style:style>
    <style:style style:name="T599" style:family="text">
      <style:text-properties officeooo:rsid="0c0676ab"/>
    </style:style>
    <style:style style:name="T600" style:family="text">
      <style:text-properties officeooo:rsid="055d9f2e"/>
    </style:style>
    <style:style style:name="T601" style:family="text">
      <style:text-properties officeooo:rsid="0c59cdae"/>
    </style:style>
    <style:style style:name="T602" style:family="text">
      <style:text-properties officeooo:rsid="0c5c0cb0"/>
    </style:style>
    <style:style style:name="T603" style:family="text">
      <style:text-properties officeooo:rsid="0c5d33f7"/>
    </style:style>
    <style:style style:name="T604" style:family="text">
      <style:text-properties officeooo:rsid="0c5dca08"/>
    </style:style>
    <style:style style:name="T605" style:family="text">
      <style:text-properties officeooo:rsid="0c6030d2"/>
    </style:style>
    <style:style style:name="T606" style:family="text">
      <style:text-properties officeooo:rsid="0c60f9a6"/>
    </style:style>
    <style:style style:name="T607" style:family="text">
      <style:text-properties officeooo:rsid="0c61cede"/>
    </style:style>
    <style:style style:name="T608" style:family="text">
      <style:text-properties officeooo:rsid="0c62431c"/>
    </style:style>
    <style:style style:name="T609" style:family="text">
      <style:text-properties officeooo:rsid="0b5f6fe9"/>
    </style:style>
    <style:style style:name="T610" style:family="text">
      <style:text-properties officeooo:rsid="0c703414"/>
    </style:style>
    <style:style style:name="T611" style:family="text">
      <style:text-properties officeooo:rsid="0c70d0eb"/>
    </style:style>
    <style:style style:name="T612" style:family="text">
      <style:text-properties officeooo:rsid="0c72c70b"/>
    </style:style>
    <style:style style:name="T613" style:family="text">
      <style:text-properties officeooo:rsid="0c890676"/>
    </style:style>
    <style:style style:name="T614" style:family="text">
      <style:text-properties officeooo:rsid="0c962821"/>
    </style:style>
    <style:style style:name="T615" style:family="text">
      <style:text-properties officeooo:rsid="0ca44ed3"/>
    </style:style>
    <style:style style:name="T616" style:family="text">
      <style:text-properties officeooo:rsid="0cad1062"/>
    </style:style>
    <style:style style:name="T617" style:family="text">
      <style:text-properties officeooo:rsid="0caedbe1"/>
    </style:style>
    <style:style style:name="T618" style:family="text">
      <style:text-properties officeooo:rsid="0cbb2796"/>
    </style:style>
    <style:style style:name="T619" style:family="text">
      <style:text-properties officeooo:rsid="0cdab2b8"/>
    </style:style>
    <style:style style:name="T620" style:family="text">
      <style:text-properties officeooo:rsid="0cdf17aa"/>
    </style:style>
    <style:style style:name="T621" style:family="text">
      <style:text-properties officeooo:rsid="0cdf74ae"/>
    </style:style>
    <style:style style:name="T622" style:family="text">
      <style:text-properties officeooo:rsid="0ce381bf"/>
    </style:style>
    <style:style style:name="T623" style:family="text">
      <style:text-properties officeooo:rsid="0ce83d52"/>
    </style:style>
    <style:style style:name="T624" style:family="text">
      <style:text-properties officeooo:rsid="0d06f807"/>
    </style:style>
    <style:style style:name="T625" style:family="text">
      <style:text-properties officeooo:rsid="0d09983e"/>
    </style:style>
    <style:style style:name="T626" style:family="text">
      <style:text-properties officeooo:rsid="0d0d6d2a"/>
    </style:style>
    <style:style style:name="T627" style:family="text">
      <style:text-properties officeooo:rsid="0d0f4495"/>
    </style:style>
    <style:style style:name="T628" style:family="text">
      <style:text-properties officeooo:rsid="0d10c52b"/>
    </style:style>
    <style:style style:name="T629" style:family="text">
      <style:text-properties officeooo:rsid="0d139e70"/>
    </style:style>
    <style:style style:name="T630" style:family="text">
      <style:text-properties officeooo:rsid="0d16c559"/>
    </style:style>
    <style:style style:name="T631" style:family="text">
      <style:text-properties officeooo:rsid="0d192858"/>
    </style:style>
    <style:style style:name="T632" style:family="text">
      <style:text-properties officeooo:rsid="0d25bab7"/>
    </style:style>
    <style:style style:name="T633" style:family="text">
      <style:text-properties officeooo:rsid="077e6075"/>
    </style:style>
    <style:style style:name="T634" style:family="text">
      <style:text-properties officeooo:rsid="076c3542"/>
    </style:style>
    <style:style style:name="T635" style:family="text">
      <style:text-properties officeooo:rsid="0d93bd08"/>
    </style:style>
    <style:style style:name="T636" style:family="text">
      <style:text-properties officeooo:rsid="0d96669e"/>
    </style:style>
    <style:style style:name="T637" style:family="text">
      <style:text-properties officeooo:rsid="0dabaa9c"/>
    </style:style>
    <style:style style:name="T638" style:family="text">
      <style:text-properties officeooo:rsid="0d93214a"/>
    </style:style>
    <style:style style:name="T639" style:family="text">
      <style:text-properties officeooo:rsid="0dd60a3a"/>
    </style:style>
    <style:style style:name="T640" style:family="text">
      <style:text-properties officeooo:rsid="0e11dbce"/>
    </style:style>
    <style:style style:name="T641" style:family="text">
      <style:text-properties officeooo:rsid="0e377e50"/>
    </style:style>
    <style:style style:name="T642" style:family="text">
      <style:text-properties style:font-name="Liberation Mono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643" style:family="text">
      <style:text-properties fo:color="#000000" loext:opacity="100%" style:font-name="Liberation Mono" fo:font-size="8pt" fo:font-style="italic" fo:font-weight="bold" style:font-name-asian="Liberation Mono2" style:font-size-asian="8pt" style:font-style-asian="italic" style:font-weight-asian="bold" style:font-name-complex="Liberation Mono2" style:font-size-complex="8pt" style:font-style-complex="italic" style:font-weight-complex="bold"/>
    </style:style>
    <style:style style:name="T644" style:family="text">
      <style:text-properties style:font-name="Liberation Mono" fo:font-size="8pt" fo:font-style="normal" fo:font-weight="bold" style:font-name-asian="Liberation Mono2" style:font-size-asian="8pt" style:font-style-asian="normal" style:font-weight-asian="bold" style:font-name-complex="Liberation Mono2" style:font-size-complex="8pt" style:font-style-complex="normal" style:font-weight-complex="bold"/>
    </style:style>
    <style:style style:name="T645" style:family="tex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T646" style:family="text">
      <style:text-properties style:font-name="Liberation Mono" fo:font-size="8pt" style:font-size-asian="8pt" style:font-size-complex="8pt"/>
    </style:style>
    <style:style style:name="T647" style:family="text">
      <style:text-properties style:font-name="Liberation Mono" fo:font-size="8pt" fo:font-weight="bold" style:font-size-asian="8pt" style:font-name-complex="Liberation Mono1" style:font-size-complex="8pt" style:font-weight-complex="bold"/>
    </style:style>
    <style:style style:name="T648" style:family="text">
      <style:text-properties fo:color="#c0c0c0" loext:opacity="100%" style:font-name="Liberation Mono" fo:font-size="8pt" fo:font-weight="bold" style:font-size-asian="8pt" style:font-name-complex="Liberation Mono1" style:font-size-complex="8pt" style:font-weight-complex="bold"/>
    </style:style>
    <style:style style:name="T649" style:family="text">
      <style:text-properties style:font-name="Liberation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50" style:family="text">
      <style:text-properties style:font-name="Liberation Mono2" fo:font-size="8pt" fo:font-style="normal" fo:font-weight="bold" style:font-name-asian="Liberation Mono2" style:font-size-asian="8pt" style:font-style-asian="normal" style:font-weight-asian="bold" style:font-name-complex="Liberation Mono2" style:font-size-complex="8pt" style:font-style-complex="normal" style:font-weight-complex="bold"/>
    </style:style>
    <style:style style:name="fr1" style:family="graphic" style:parent-style-name="Frame">
      <style:graphic-properties fo:margin-left="0in" fo:margin-right="0in" fo:margin-top="0in" fo:margin-bottom="0.0799in" style:wrap="dynamic" style:number-wrapped-paragraphs="no-limit" style:vertical-pos="top" style:vertical-rel="baseline" style:horizontal-pos="center" style:horizontal-rel="paragraph" fo:padding="0in" fo:border="none" style:shadow="none" draw:shadow-opacity="100%" draw:wrap-influence-on-position="once-concurrent" loext:allow-overlap="tru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.0201in" fo:border="0.74pt solid #000000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0.74pt solid #000000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solid" svg:stroke-color="#000000" draw:fill="none" draw:fill-color="#ffffff" fo:min-height="2.2634in" fo:padding-top="0.1in" fo:padding-bottom="0.1in" fo:padding-left="0.1in" fo:padding-right="0.1in" loext:decorative="false" fo:margin-left="0in" fo:margin-right="0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0.252in" fo:padding-top="0.1in" fo:padding-bottom="0.1in" fo:padding-left="0.1in" fo:padding-right="0.1in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2.0118in" fo:padding-top="0.1in" fo:padding-bottom="0.1in" fo:padding-left="0.1in" fo:padding-right="0.1in" loext:decorative="false" fo:margin-left="0in" fo:margin-right="0in" fo:margin-top="0in" fo:margin-bottom="0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2.0201in" fo:padding-top="0.1in" fo:padding-bottom="0.1in" fo:padding-left="0.1in" fo:padding-right="0.1in" loext:decorative="false" fo:margin-left="0in" fo:margin-right="0in" fo:margin-top="0in" fo:margin-bottom="0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2.0138in" fo:padding-top="0.1in" fo:padding-bottom="0.1in" fo:padding-left="0.1in" fo:padding-right="0.1in" loext:decorative="false" fo:margin-left="0in" fo:margin-right="0in" fo:margin-top="0in" fo:margin-bottom="0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none" draw:fill-color="#ffffff" fo:min-height="2.2634in" fo:padding-top="0.1in" fo:padding-bottom="0.1in" fo:padding-left="0.1in" fo:padding-right="0.1in" loext:decorative="false" fo:margin-left="0in" fo:margin-right="0in" fo:margin-top="0in" fo:margin-bottom="0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0098in" svg:stroke-color="#000000" draw:marker-start-width="0.15in" draw:marker-end-width="0.15in" draw:fill="none" draw:fill-color="#ffffff" fo:min-height="3.3425in" fo:padding-top="0.0047in" fo:padding-bottom="0.0047in" fo:padding-left="0.0047in" fo:padding-right="0.0047in" loext:decorative="false" style:run-through="foreground" style:wrap="run-through" style:number-wrapped-paragraphs="no-limit" style:vertical-pos="top" style:vertical-rel="text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0098in" svg:stroke-color="#000000" draw:marker-start-width="0.15in" draw:marker-end-width="0.15in" draw:fill="none" draw:fill-color="#ffffff" fo:min-height="0.9016in" fo:padding-top="0.0047in" fo:padding-bottom="0.0047in" fo:padding-left="0.0047in" fo:padding-right="0.0047in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0098in" svg:stroke-color="#000000" draw:marker-start-width="0.15in" draw:marker-end-width="0.15in" draw:fill="none" draw:fill-color="#ffffff" fo:min-height="0.3839in" fo:padding-top="0.0047in" fo:padding-bottom="0.0047in" fo:padding-left="0.0047in" fo:padding-right="0.0047in" loext:decorative="false" style:run-through="foreground" style:wrap="run-through" style:number-wrapped-paragraphs="no-limit" style:vertical-pos="top" style:vertical-rel="text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000000" draw:fill="none" draw:fill-color="#ffffff" fo:min-height="2.0193in" fo:padding-top="0.1in" fo:padding-bottom="0.1in" fo:padding-left="0.1in" fo:padding-right="0.1in" loext:decorative="false" fo:margin-left="0in" fo:margin-right="0in" fo:margin-top="0in" fo:margin-bottom="0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color="#000000" draw:fill="none" draw:fill-color="#ffffff" fo:min-height="1.3835in" fo:padding-top="0.1in" fo:padding-bottom="0.1in" fo:padding-left="0.1in" fo:padding-right="0.1in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list text:style-name="Numbering_20_Style_20_for_20_Head_20_1">
        <text:list-header>
          <text:p text:style-name="P111"><text:span text:style-name="T547">Constrained Least-Squares</text:span> <text:span text:style-name="T548">Linear-Phase </text:span><text:span text:style-name="T547">FIR Filter Synthesis </text:span><text:span text:style-name="T380">(CLSLP)</text:span></text:p>
        </text:list-header>
      </text:list>
      <text:p text:style-name="P15"><text:span text:style-name="T637">September</text:span> <text:span text:style-name="T641">28</text:span>, 2024</text:p>
      <text:p text:style-name="P18">William Earl Jone<text:span text:style-name="T570">s <text:s/></text:span></text:p>
      <text:p text:style-name="P19"><text:a xlink:type="simple" xlink:href="http://www.wejc.com/" text:style-name="Internet_20_link" text:visited-style-name="Visited_20_Internet_20_Link"><text:span text:style-name="T633">http://www.wejc.com</text:span></text:a><text:span text:style-name="T633"> <text:s/></text:span><text:span text:style-name="T639">||</text:span><text:span text:style-name="T633"> <text:s/></text:span><text:a xlink:type="simple" xlink:href="mailto:wejc@wejc.com" text:style-name="Internet_20_link" text:visited-style-name="Visited_20_Internet_20_Link"><text:span text:style-name="T634">wejc@wejc.com</text:span></text:a></text:p>
      <text:p text:style-name="P31"><text:span text:style-name="T597">Last Update</text:span><text:span text:style-name="T599">d</text:span><text:span text:style-name="T597"> </text:span><text:span text:style-name="T597"><text:date style:data-style-name="N37" text:date-value="2024-09-28T13:46:02.890087533">09/28/24</text:date></text:span><text:span text:style-name="T597"><text:s/></text:span><text:span text:style-name="T598">at </text:span><text:span text:style-name="T598"><text:time style:data-style-name="N60" text:time-value="2024-09-28T13:46:02.890242808">13:46</text:time></text:span></text:p>
      <text:p text:style-name="P2"/>
      <text:p text:style-name="P2"/>
      <text:p text:style-name="P2"/>
      <text:list text:style-name="Outline">
        <text:list-item>
          <text:h text:style-name="P94" text:outline-level="1"><text:bookmark-start text:name="__RefNumPara__572_2659623319"/>Introduction<text:bookmark-end text:name="__RefNumPara__572_2659623319"/></text:h>
        </text:list-item>
      </text:list>
      <text:p text:style-name="P54">This document describes <text:span text:style-name="T318">use of</text:span> the Constrained Least-Squares Linear-Phase FIR <text:span text:style-name="T352">F</text:span>ilter <text:span text:style-name="T352">S</text:span>ynthesis <text:span text:style-name="T523">A</text:span><text:span text:style-name="T77">lgorithm </text:span>CLSLP as described in reference [1]. <text:s/><text:span text:style-name="T352">T</text:span><text:span text:style-name="T327">he acronym CLSLP is not used in the </text:span><text:span text:style-name="T349">technical paper </text:span><text:span text:style-name="T352">and is</text:span><text:span text:style-name="T327"> </text:span><text:span text:style-name="T328">only </text:span><text:span text:style-name="T327">used as a </text:span><text:span text:style-name="T332">local </text:span><text:span text:style-name="T327">convenience </text:span><text:span text:style-name="T352">and </text:span><text:span text:style-name="T375">as </text:span><text:span text:style-name="T352">a name for the software </text:span><text:span text:style-name="T381">package</text:span><text:span text:style-name="T352">. <text:s/></text:span><text:span text:style-name="T468">The acronym </text:span><text:span text:style-name="T32">LPFIR</text:span><text:span text:style-name="T468"> </text:span><text:span text:style-name="T472">is</text:span><text:span text:style-name="T468"> used </text:span><text:span text:style-name="T537">here</text:span><text:span text:style-name="T468"> as an abbreviation for </text:span><text:span text:style-name="T32">Linear-Phase Finite Impulse Response</text:span><text:span text:style-name="T468"> filter. <text:s/></text:span></text:p>
      <text:list text:continue-numbering="true" text:style-name="Outline">
        <text:list-item>
          <text:h text:style-name="Heading_20_1" text:outline-level="1">Linear-Phase <text:span text:style-name="T382">FIR </text:span><text:span text:style-name="T571">(LPFIR)</text:span><text:span text:style-name="T382"> Filters</text:span></text:h>
        </text:list-item>
      </text:list>
      <text:p text:style-name="P45"><text:span text:style-name="T164">A </text:span><text:span text:style-name="T353">L</text:span><text:span text:style-name="T378">inear-</text:span><text:span text:style-name="T543">P</text:span><text:span text:style-name="T378">hase </text:span><text:span text:style-name="T164">FIR filter </text:span><text:span text:style-name="T469">(LPFIR)</text:span><text:span text:style-name="T164"> </text:span><text:span text:style-name="T378">is a </text:span><text:span text:style-name="T164">special form of FIR filter that preserves the timing relationship between</text:span><text:span text:style-name="T166"> </text:span><text:span text:style-name="T164">signal</text:span><text:span text:style-name="T165">s</text:span><text:span text:style-name="T164"> </text:span><text:span text:style-name="T385">of different frequencies</text:span><text:span text:style-name="T164">. <text:s/></text:span><text:span text:style-name="T383">Non-</text:span><text:span text:style-name="T543">L</text:span><text:span text:style-name="T383">inear </text:span><text:span text:style-name="T473">p</text:span><text:span text:style-name="T383">hase </text:span><text:span text:style-name="T165">FIR filters </text:span><text:span text:style-name="T329">have</text:span><text:span text:style-name="T165"> </text:span><text:span text:style-name="T329">different </text:span><text:span text:style-name="T165">phase </text:span><text:span text:style-name="T329">responses at different frequencies</text:span><text:span text:style-name="T165"> and these errors can accumulate </text:span><text:span text:style-name="T320">as frequency-dependent time delays</text:span><text:span text:style-name="T165"> in </text:span><text:span text:style-name="T386">multilayered</text:span><text:span text:style-name="T165"> </text:span><text:span text:style-name="T321">signal-</text:span><text:span text:style-name="T165">processing schemes. <text:s/></text:span><text:span text:style-name="T541">The </text:span><text:span text:style-name="T542">l</text:span><text:span text:style-name="T166">inear-</text:span><text:span text:style-name="T350">p</text:span><text:span text:style-name="T166">hase </text:span><text:span text:style-name="T541">constraint</text:span><text:span text:style-name="T166"> </text:span><text:span text:style-name="T354">guarantee</text:span><text:span text:style-name="T541">s</text:span><text:span text:style-name="T354"> </text:span><text:span text:style-name="T424">that</text:span><text:span text:style-name="T167"> </text:span><text:span text:style-name="T166">the</text:span><text:span text:style-name="T168"> </text:span><text:span text:style-name="T166">time delay </text:span><text:span text:style-name="T333">of different frequency components </text:span><text:span text:style-name="T474">is</text:span><text:span text:style-name="T166"> identical. <text:s/></text:span><text:span text:style-name="T384">It’s </text:span><text:span text:style-name="T475">also </text:span><text:span text:style-name="T384">easy to show that cascaded linear-phase FIR filters are themselves linear phase. <text:s/></text:span><text:span text:style-name="T322">This means</text:span><text:span text:style-name="T167"> complicated </text:span><text:span text:style-name="T538">multi-layer </text:span><text:span text:style-name="T167">filtering schemes can be employed without this </text:span><text:span text:style-name="T323">cumulative </text:span><text:span text:style-name="T167">phase </text:span><text:span text:style-name="T324">(timing) </text:span><text:span text:style-name="T167">degradation. <text:s/></text:span></text:p>
      <text:p text:style-name="P44"><text:span text:style-name="T539">The </text:span><text:span text:style-name="T150">CLSLP </text:span><text:span text:style-name="T147">filter synthesis </text:span><text:span text:style-name="T538">algorithm</text:span><text:span text:style-name="T147"> is</text:span><text:span text:style-name="T325"> </text:span><text:span text:style-name="T169">computationally efficient</text:span><text:span text:style-name="T147"> </text:span><text:span text:style-name="T355">and</text:span><text:span text:style-name="T376"> </text:span><text:span text:style-name="T355">fast </text:span><text:span text:style-name="T148">even </text:span><text:span text:style-name="T149">on</text:span><text:span text:style-name="T148"> </text:span><text:span text:style-name="T147">a standard </text:span><text:span text:style-name="T330">desktop </text:span><text:span text:style-name="T147">PC. <text:s/></text:span><text:span text:style-name="T379">For </text:span><text:span text:style-name="T539">example, </text:span><text:span text:style-name="T379">the</text:span><text:span text:style-name="T151"> </text:span><text:span text:style-name="T540">synthesis of the </text:span><text:span text:style-name="T377">filter</text:span><text:span text:style-name="T170"> </text:span><text:span text:style-name="T540">in</text:span><text:span text:style-name="T170"> </text:span><text:span text:style-name="T356">Section </text:span><text:span text:style-name="T356"><text:bookmark-ref text:reference-format="number-all-superior" text:ref-name="__RefHeading___Toc5463_2324728996">3</text:bookmark-ref></text:span><text:span text:style-name="T356"><text:s/></text:span><text:span text:style-name="T356"><text:bookmark-ref text:reference-format="direction" text:ref-name="__RefHeading___Toc5463_2324728996">below</text:bookmark-ref></text:span><text:span text:style-name="T356">, </text:span><text:span text:style-name="T282">a </text:span><text:span text:style-name="T263">501-</text:span><text:span text:style-name="T285">c</text:span><text:span text:style-name="T270">oefficient</text:span><text:span text:style-name="T263"> </text:span><text:span text:style-name="T282">real-valued </text:span><text:span text:style-name="T263">filter,</text:span><text:span text:style-name="T376"> takes</text:span><text:span text:style-name="T170"> roughly</text:span><text:span text:style-name="T151"> </text:span><text:span text:style-name="T15">1.6 to 3 </text:span><text:span text:style-name="T263">ms </text:span><text:span text:style-name="T270">in total, </text:span><text:span text:style-name="T273">or </text:span><text:span text:style-name="T264">about </text:span><text:span text:style-name="T6">3 </text:span><text:span text:style-name="T90">µ</text:span><text:span text:style-name="T264">s</text:span><text:span text:style-name="T6"> </text:span><text:span text:style-name="T264">per </text:span><text:span text:style-name="T275">FIR </text:span><text:span text:style-name="T272">filter </text:span><text:span text:style-name="T274">coefficient</text:span><text:span text:style-name="T271">.</text:span></text:p>
      <text:list text:continue-numbering="true" text:style-name="Outline">
        <text:list-item>
          <text:h text:style-name="P95" text:outline-level="1"><text:bookmark-start text:name="__RefNumPara__4126_473577439 Copy 1"/><text:bookmark-start text:name="__RefHeading___Toc5463_2324728996"/><text:span text:style-name="T52">Using the </text:span><text:span text:style-name="T1">CLSLP </text:span><text:span text:style-name="T52">Algorithm</text:span><text:bookmark-end text:name="__RefNumPara__4126_473577439 Copy 1"/><text:bookmark-end text:name="__RefHeading___Toc5463_2324728996"/></text:h>
        </text:list-item>
      </text:list>
      <text:p text:style-name="P110"><text:span text:style-name="T351">This </text:span><text:span text:style-name="T357">S</text:span><text:span text:style-name="T351">ection </text:span><text:span text:style-name="T357">provides illustrations of the practical use </text:span><text:span text:style-name="T358">and characteristics </text:span><text:span text:style-name="T357">of the </text:span><text:span text:style-name="T174">Constrained Least-Squares</text:span><text:span text:style-name="T191"> </text:span><text:span text:style-name="T175">Linear-Phase </text:span><text:span text:style-name="T174">FIR </text:span><text:span text:style-name="T191">F</text:span><text:span text:style-name="T174">ilter </text:span><text:span text:style-name="T173">(CLSLP)</text:span><text:span text:style-name="T174"> </text:span><text:span text:style-name="T216">s</text:span><text:span text:style-name="T174">ynthesis</text:span><text:span text:style-name="T173"> </text:span><text:span text:style-name="T216">a</text:span><text:span text:style-name="T176">lgorithm </text:span><text:span text:style-name="T194">which was presumably</text:span><text:span text:style-name="T173"> </text:span><text:span text:style-name="T193">first </text:span><text:span text:style-name="T173">described in </text:span><text:span text:style-name="T178">reference </text:span><text:span text:style-name="T173">[1]. <text:s/>CLSLP</text:span><text:span text:style-name="T178"> filters </text:span><text:span text:style-name="T205">are</text:span><text:span text:style-name="T173"> </text:span><text:span text:style-name="T177">minimum </text:span><text:span text:style-name="T192">weighted</text:span><text:span text:style-name="T177"> </text:span><text:span text:style-name="T192">square-</text:span><text:span text:style-name="T177">error </text:span><text:span text:style-name="T176">and </text:span><text:span text:style-name="T217">possess</text:span><text:span text:style-name="T176"> linear-phase </text:span><text:span text:style-name="T192">due to their conjugate-symmetric </text:span><text:span text:style-name="T195">coefficient</text:span><text:span text:style-name="T192"> form. <text:s/></text:span><text:span text:style-name="T173">CLSLP</text:span><text:span text:style-name="T179"> filters </text:span><text:span text:style-name="T196">are</text:span><text:span text:style-name="T173"> generated without a Fourier </text:span><text:span text:style-name="T196">T</text:span><text:span text:style-name="T173">ransform </text:span><text:span text:style-name="T218">and</text:span><text:span text:style-name="T181"> the fidelity of the </text:span><text:span text:style-name="T211">synthesized filter</text:span><text:span text:style-name="T182"> </text:span><text:span text:style-name="T181">coefficients is </text:span><text:span text:style-name="T215">quite</text:span><text:span text:style-name="T196"> </text:span><text:span text:style-name="T223">good</text:span><text:span text:style-name="T181"> </text:span><text:span text:style-name="T196">(</text:span><text:span text:style-name="T230">e.g. </text:span><text:span text:style-name="T227">-150 </text:span><text:span text:style-name="T231">dB stop-band </text:span><text:span text:style-name="T196">in </text:span><text:span text:style-name="T209">Figure </text:span><text:span text:style-name="T209"><text:sequence-ref text:reference-format="value" text:ref-name="refFigure6">1</text:sequence-ref></text:span><text:span text:style-name="T209"><text:s/></text:span><text:span text:style-name="T209"><text:sequence-ref text:reference-format="direction" text:ref-name="refFigure6">below</text:sequence-ref></text:span><text:span text:style-name="T205">)</text:span><text:span text:style-name="T173">. <text:s/></text:span><text:span text:style-name="T183">The CLSLP </text:span><text:span text:style-name="T173">algorithm is</text:span><text:span text:style-name="T180"> </text:span><text:span text:style-name="T212">also </text:span><text:span text:style-name="T184">computationally efficient </text:span><text:span text:style-name="T210">and</text:span><text:span text:style-name="T184"> </text:span><text:span text:style-name="T207">so</text:span><text:span text:style-name="T206"> is</text:span><text:span text:style-name="T173"> ideal for adaptive</text:span><text:span text:style-name="T197"> </text:span><text:span text:style-name="T173">real-time </text:span><text:span text:style-name="T185">filtering</text:span><text:span text:style-name="T173"> applications. <text:s/></text:span><text:span text:style-name="T213">For example, t</text:span><text:span text:style-name="T209">he 501-coefficient linear-phase FIR filter </text:span><text:span text:style-name="T214">below</text:span><text:span text:style-name="T204"> was synthesized </text:span><text:span text:style-name="T208">with</text:span><text:span text:style-name="T204"> double-precision floating-point coefficients</text:span><text:span text:style-name="T189"> in </text:span><text:soft-page-break/><text:span text:style-name="T225">1.6</text:span><text:span text:style-name="T226">9</text:span><text:span text:style-name="T225"> </text:span><text:span text:style-name="T86">m</text:span><text:span text:style-name="T233">s</text:span><text:span text:style-name="T190"> </text:span><text:span text:style-name="T187">on </text:span><text:span text:style-name="T204">a</text:span><text:span text:style-name="T187"> </text:span><text:span text:style-name="T198">standard </text:span><text:span text:style-name="T187">desktop PC</text:span><text:span text:style-name="T190">.</text:span><text:span text:style-name="T186"> <text:s/></text:span><text:span text:style-name="T202">T</text:span><text:span text:style-name="T199">he</text:span><text:span text:style-name="T182"> center filter segment is a</text:span><text:span text:style-name="T203">n</text:span><text:span text:style-name="T182"> </text:span><text:span text:style-name="T224">exponential-line</text:span><text:span text:style-name="T186"> </text:span><text:span text:style-name="T188">segment </text:span><text:span text:style-name="T199">type,</text:span><text:span text:style-name="T182"> </text:span><text:span text:style-name="T180">from</text:span><text:span text:style-name="T182"> .1 an .4 </text:span><text:span text:style-name="T201">Normalized </text:span><text:span text:style-name="T182">Hz, with amplitudes </text:span><text:span text:style-name="T200">of</text:span><text:span text:style-name="T182"> </text:span><text:span text:style-name="T228">-80</text:span><text:span text:style-name="T232"> dB</text:span><text:span text:style-name="T182"> </text:span><text:span text:style-name="T200">and</text:span><text:span text:style-name="T182"> </text:span><text:span text:style-name="T228">0</text:span><text:span text:style-name="T182"> dB </text:span><text:span text:style-name="T201">at the left and right </text:span><text:span text:style-name="T202">filter segment edges </text:span><text:span text:style-name="T200">respectively</text:span><text:span text:style-name="T199">. <text:s/></text:span><text:span text:style-name="T219">The other frequency segments are </text:span><text:span text:style-name="T221">set</text:span><text:span text:style-name="T219"> to zero.</text:span><text:span text:style-name="T199"> <text:s/></text:span><text:span text:style-name="T220">Note, e</text:span><text:span text:style-name="T199">xponential-filter segment</text:span><text:span text:style-name="T209">s</text:span><text:span text:style-name="T199"> appear as straight line</text:span><text:span text:style-name="T209">s</text:span><text:span text:style-name="T199"> on dB plot</text:span><text:span text:style-name="T209">s</text:span><text:span text:style-name="T199">.</text:span></text:p>
      <text:p text:style-name="P110"><text:span text:style-name="T199"><draw:frame draw:style-name="fr1" draw:name="Frame11" text:anchor-type="as-char" svg:width="6.8764in" draw:z-index="26"><draw:text-box fo:min-height="3.2228in"><text:p text:style-name="P10"><draw:frame draw:style-name="fr6" draw:name="Image9 Copy 1" text:anchor-type="as-char" svg:width="6.8764in" style:rel-width="100%" svg:height="3.2228in" style:rel-height="scale" draw:z-index="27"><draw:image xlink:href="../Amp%20501-Coefficient%20Real-Valued%20CLSLP%20%5B.1-.4%5D%20LPFIR%20Filter%20%5BEXP,ABS%5D.png" xlink:type="simple" xlink:show="embed" xlink:actuate="onLoad" draw:filter-name="&lt;All images&gt;" draw:mime-type="image/png"/></draw:frame>Figure <text:sequence text:ref-name="refFigure7" text:name="Figure" text:formula="ooow:Figure+1" style:num-format="1">3.1</text:sequence>: <text:span text:style-name="T389">501-</text:span><text:span text:style-name="T390">Coefficient </text:span><text:span text:style-name="T394">Real-Valued</text:span><text:span text:style-name="T388"> </text:span><text:span text:style-name="T387">CLSLP</text:span><text:span text:style-name="T389"> [.1-.4] </text:span><text:span text:style-name="T497">LP</text:span><text:span text:style-name="T394">F</text:span><text:span text:style-name="T497">I</text:span><text:span text:style-name="T394">R Filter </text:span><text:span text:style-name="T391">[</text:span><text:span text:style-name="T392">EXP,</text:span><text:span text:style-name="T393">ABS</text:span><text:span text:style-name="T392">]</text:span><text:span text:style-name="T389">.</text:span></text:p></draw:text-box></draw:frame></text:span></text:p>
      <text:list text:continue-numbering="true" text:style-name="Outline">
        <text:list-item>
          <text:list>
            <text:list-item>
              <text:h text:style-name="Heading_20_2" text:outline-level="2"><text:span text:style-name="T600">Filter Frequency-</text:span><text:span text:style-name="T510">Interval</text:span><text:span text:style-name="T600"> </text:span><text:span text:style-name="T476">Definitions</text:span></text:h>
            </text:list-item>
          </text:list>
        </text:list-item>
      </text:list>
      <text:p text:style-name="P40"><text:span text:style-name="T398">CLSLP filter coefficients are</text:span><text:span text:style-name="T334"> given in E</text:span><text:span text:style-name="T171">quations (32) and (33) </text:span><text:span text:style-name="T335">in </text:span><text:span text:style-name="T336">reference </text:span><text:span text:style-name="T335">[1]</text:span><text:span text:style-name="T337">. <text:s/></text:span><text:span text:style-name="T359">B</text:span><text:span text:style-name="T338">reaking frequency up into sub-bands </text:span><text:span text:style-name="T339">is</text:span><text:span text:style-name="T338"> </text:span><text:span text:style-name="T526">intuitive</text:span><text:span text:style-name="T338"> </text:span><text:span text:style-name="T339">as</text:span><text:span text:style-name="T171"> (32) and (33) </text:span><text:span text:style-name="T525">are integrals over frequency. <text:s/></text:span><text:span text:style-name="T529">This</text:span><text:span text:style-name="T531"> </text:span><text:span text:style-name="T545">easily accommodates</text:span><text:span text:style-name="T529"> unspecified frequency bands </text:span><text:span text:style-name="T546">as well</text:span><text:span text:style-name="T529">. <text:s/></text:span><text:span text:style-name="T398">By judiciously choosing the amplitude response functions </text:span><text:span text:style-name="T527">used </text:span><text:span text:style-name="T526">for these intervals</text:span><text:span text:style-name="T398">, filter synthesis </text:span><text:span text:style-name="T527">can be</text:span><text:span text:style-name="T401"> achieved </text:span><text:span text:style-name="T528">quickly</text:span><text:span text:style-name="T398"> </text:span><text:span text:style-name="T530">resulting in </text:span><text:span text:style-name="T399">high-precision </text:span><text:span text:style-name="T524">LPFIR </text:span><text:span text:style-name="T400">filter coefficient</text:span><text:span text:style-name="T398">s</text:span><text:span text:style-name="T528">.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56_2915568346"/><text:bookmark-start text:name="__RefNumPara__4899_1129680486"/><text:span text:style-name="T477">Frequency-</text:span><text:span text:style-name="T478">Interval</text:span> Type<text:span text:style-name="T319">s</text:span><text:bookmark-end text:name="__RefHeading___Toc5456_2915568346"/><text:bookmark-end text:name="__RefNumPara__4899_1129680486"/></text:h>
                </text:list-item>
              </text:list>
            </text:list-item>
          </text:list>
        </text:list-item>
      </text:list>
      <text:p text:style-name="P32"><text:span text:style-name="T331">T</text:span><text:span text:style-name="T340">here are </text:span><text:span text:style-name="T360">currently </text:span><text:span text:style-name="T341">four</text:span><text:span text:style-name="T340"> types of frequency </text:span><text:span text:style-name="T478">interval</text:span><text:span text:style-name="T544">s</text:span><text:span text:style-name="T340"> </text:span><text:span text:style-name="T294">defined</text:span><text:span text:style-name="T340">. <text:s/></text:span><text:span text:style-name="T293">These </text:span><text:span text:style-name="T478">intervals</text:span><text:span text:style-name="T293"> are either </text:span><text:span text:style-name="T60">linear</text:span><text:span text:style-name="T293"> or </text:span><text:span text:style-name="T4">exponential</text:span><text:span text:style-name="T254">. <text:s/>An </text:span><text:span text:style-name="T4">exponential </text:span><text:span text:style-name="T278">interval</text:span><text:span text:style-name="T33"> </text:span><text:span text:style-name="T254">appears </text:span><text:span text:style-name="T260">as a </text:span><text:span text:style-name="T254">straight </text:span><text:span text:style-name="T255">line </text:span><text:span text:style-name="T261">o</text:span><text:span text:style-name="T254">n a dB</text:span><text:span text:style-name="T258"> </text:span><text:span text:style-name="T254">plot </text:span><text:span text:style-name="T259">while a</text:span><text:span text:style-name="T254"> </text:span><text:span text:style-name="T4">linear </text:span><text:span text:style-name="T278">interval</text:span><text:span text:style-name="T254"> appear</text:span><text:span text:style-name="T255">s as a</text:span><text:span text:style-name="T254"> straight </text:span><text:span text:style-name="T255">line</text:span><text:span text:style-name="T254"> on a </text:span><text:span text:style-name="T258">linear</text:span><text:span text:style-name="T254"> plot. <text:s/></text:span><text:span text:style-name="T265">Additionally t</text:span><text:span text:style-name="T256">hese segment</text:span><text:span text:style-name="T277">s</text:span><text:span text:style-name="T256"> </text:span><text:span text:style-name="T277">employ</text:span><text:span text:style-name="T256"> </text:span><text:span text:style-name="T257">either</text:span><text:span text:style-name="T256"> </text:span><text:span text:style-name="T5">absolute </text:span><text:span text:style-name="T256">or </text:span><text:span text:style-name="T5">relative </text:span><text:span text:style-name="T256">weight</text:span><text:span text:style-name="T286">ing</text:span><text:span text:style-name="T256">. <text:s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7"><text:span text:style-name="T111">Absolute </text:span><text:span text:style-name="T115">Weighting</text:span><text:span text:style-name="T111"> </text:span><text:span text:style-name="T112">Type</text:span></text:p>
          </table:table-cell>
          <table:table-cell table:style-name="Table1.B1" office:value-type="string">
            <text:p text:style-name="P59"><text:span text:style-name="T127">N</text:span><text:span text:style-name="T141">ormal square-error</text:span></text:p>
          </table:table-cell>
        </table:table-row>
        <table:table-row table:style-name="Table1.2">
          <table:table-cell table:style-name="Table1.A2" office:value-type="string">
            <text:p text:style-name="P56"><text:span text:style-name="T113">Relative</text:span><text:span text:style-name="T114"> </text:span><text:span text:style-name="T115">Weighting</text:span><text:span text:style-name="T125"> </text:span><text:span text:style-name="T126">Type</text:span></text:p>
          </table:table-cell>
          <table:table-cell table:style-name="Table1.B2" office:value-type="string">
            <text:p text:style-name="P58"><text:span text:style-name="T127">N</text:span><text:span text:style-name="T128">ormal</text:span><text:span text:style-name="T129"> </text:span><text:span text:style-name="T130">square</text:span><text:span text:style-name="T129">-error</text:span><text:span text:style-name="T128"> </text:span><text:span text:style-name="T129">divided by </text:span><text:span text:style-name="T131">the</text:span><text:span text:style-name="T130"> </text:span><text:span text:style-name="T131">specified </text:span><text:span text:style-name="T130">signal amplitude</text:span><text:span text:style-name="T129">. <text:s/></text:span><text:span text:style-name="T127">This </text:span><text:span text:style-name="T132">mode</text:span><text:span text:style-name="T127"> </text:span><text:span text:style-name="T133">artificially </text:span><text:span text:style-name="T127">boosts the fit quality of lower amplitude </text:span><text:span text:style-name="T134">frequency </text:span><text:span text:style-name="T135">interval</text:span><text:span text:style-name="T136">s</text:span><text:span text:style-name="T127">. <text:s/></text:span><text:span text:style-name="T137">S</text:span><text:span text:style-name="T127">ignal </text:span><text:span text:style-name="T138">amplitude</text:span><text:span text:style-name="T139">s</text:span><text:span text:style-name="T138"> of</text:span><text:span text:style-name="T131"> </text:span><text:span text:style-name="T127">zero </text:span><text:span text:style-name="T137">cannot be used</text:span><text:span text:style-name="T138"> </text:span><text:span text:style-name="T140">as logarithms are employed. <text:s/></text:span><text:span text:style-name="T132">Use a small value instead (e.g. </text:span><text:span text:style-name="T116">1e-8</text:span><text:span text:style-name="T132">).</text:span></text:p>
          </table:table-cell>
        </table:table-row>
      </table:table>
      <text:p text:style-name="P20"><text:span text:style-name="T267">This is the </text:span><text:span text:style-name="T266">C++ </text:span><text:span text:style-name="T267">data </text:span><text:span text:style-name="T266">structure specification </text:span><text:span text:style-name="T268">of</text:span><text:span text:style-name="T267"> frequency interval types</text:span></text:p>
      <text:p text:style-name="P4"><draw:frame text:anchor-type="paragraph" draw:z-index="0" draw:name="Text Frame 1" draw:style-name="gr12" draw:text-style-name="P123" svg:width="6.6657in" svg:height="0.4004in" svg:x="0.0134in" svg:y="0.2898in"><draw:text-box><text:p/></draw:text-box></draw:frame><text:soft-page-break/><draw:frame text:anchor-type="as-char" draw:z-index="1" draw:name="Text Frame 3" draw:style-name="gr11" draw:text-style-name="P122" svg:width="6.5898in" svg:height="1.5835in"><draw:text-box><text:p text:style-name="P112"><text:span text:style-name="T650">// Segment types <text:s text:c="2"/></text:span></text:p><text:p text:style-name="P112"><text:span text:style-name="T650">// <text:s/>[F0,F1] in frequency and [A0,A1] in amplitude for Linear Segments <text:s text:c="2"/></text:span></text:p><text:p text:style-name="P112"><text:span text:style-name="T650">// <text:s/>[F0,F1] in frequency and [loge(A0),loge(A1)] in amplitude for Exponential Segments <text:s text:c="2"/></text:span></text:p><text:p text:style-name="P112"><text:span text:style-name="T650">// <text:s/>Note that frequencies are specified in the interval [0,1) Normalized Hz. <text:s text:c="2"/></text:span></text:p><text:p text:style-name="P112"><text:span text:style-name="T650">typedef enum <text:s/>eSegType <text:s text:c="2"/></text:span></text:p><text:p text:style-name="P112"><text:span text:style-name="T650">{ <text:s text:c="4"/></text:span></text:p><text:p text:style-name="P112"><text:span text:style-name="T650"><text:s text:c="2"/></text:span><text:span text:style-name="T650">eExp_RelErr, // exp(B*f+A) segment, relative error <text:s text:c="4"/></text:span></text:p><text:p text:style-name="P112"><text:span text:style-name="T650"><text:s text:c="2"/></text:span><text:span text:style-name="T650">eExp_AbsErr, // exp(B*f+A) segment, absolute error <text:s text:c="4"/></text:span></text:p><text:p text:style-name="P112"><text:span text:style-name="T650"><text:s text:c="2"/></text:span><text:span text:style-name="T650">eLin_RelErr, // B*f+A segment, relative error <text:s text:c="4"/></text:span></text:p><text:p text:style-name="P112"><text:span text:style-name="T650"><text:s text:c="2"/></text:span><text:span text:style-name="T650">eLin_AbsErr <text:s/>// B*f+A segment, absolute error <text:s text:c="2"/></text:span></text:p><text:p text:style-name="P112"><text:span text:style-name="T650">} LS_FIR_Filter;</text:span></text:p></draw:text-box></draw:frame></text:p>
      <text:p text:style-name="P55"><text:span text:style-name="T95">D</text:span><text:span text:style-name="T96">ue to the open form of this algorithm, additional </text:span><text:span text:style-name="T99">frequency-</text:span><text:span text:style-name="T96">interval types can be </text:span><text:span text:style-name="T98">added </text:span><text:span text:style-name="T99">as needed</text:span><text:span text:style-name="T96">. <text:s/></text:span><text:span text:style-name="T99">These four fr</text:span><text:span text:style-name="T100">e</text:span><text:span text:style-name="T99">quency-interval types are </text:span><text:span text:style-name="T97">computationally</text:span><text:span text:style-name="T99"> efficient and have, so far </text:span><text:span text:style-name="T102">anyway</text:span><text:span text:style-name="T99">, suffice</text:span><text:span text:style-name="T100">d</text:span><text:span text:style-name="T99"> in </text:span><text:span text:style-name="T101">practical</text:span><text:span text:style-name="T99"> filter-design problems.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Segment <text:span text:style-name="T603">Parameters</text:span></text:h>
                </text:list-item>
              </text:list>
            </text:list-item>
          </text:list>
        </text:list-item>
      </text:list>
      <text:p text:style-name="P60"><text:span text:style-name="T601">Five</text:span><text:span text:style-name="T437"> </text:span><text:span text:style-name="T601">numeric values</text:span><text:span text:style-name="T437"> are needed for any of the </text:span><text:span text:style-name="T482">four</text:span><text:span text:style-name="T437"> segment types mentioned in </text:span><text:span text:style-name="T479">Section </text:span><text:span text:style-name="T479"><text:bookmark-ref text:reference-format="number-all-superior" text:ref-name="__RefHeading___Toc5456_2915568346">3.1.1</text:bookmark-ref></text:span><text:span text:style-name="T479"><text:s/></text:span><text:span text:style-name="T479"><text:bookmark-ref text:reference-format="direction" text:ref-name="__RefHeading___Toc5456_2915568346">above</text:bookmark-ref></text:span><text:span text:style-name="T437">. <text:s/></text:span><text:span text:style-name="T438">Namely</text:span><text:span text:style-name="T437"> </text:span><text:span text:style-name="T16">X[0]</text:span><text:span text:style-name="T439">, </text:span><text:span text:style-name="T16">X[1]</text:span><text:span text:style-name="T439">, </text:span><text:span text:style-name="T16">Y[0]</text:span><text:span text:style-name="T439">, </text:span><text:span text:style-name="T16">Y[1]</text:span><text:span text:style-name="T439">, </text:span><text:span text:style-name="T601">and the weighting factor </text:span><text:span text:style-name="T604">which is discussed in the next section. <text:s/></text:span><text:span text:style-name="T439">Here </text:span><text:span text:style-name="T16">X</text:span><text:span text:style-name="T17">[0]</text:span><text:span text:style-name="T440"> and </text:span><text:span text:style-name="T17">X[1]</text:span><text:span text:style-name="T439"> </text:span><text:span text:style-name="T438">are </text:span><text:span text:style-name="T441">interval </text:span><text:span text:style-name="T438">start and stop frequencies</text:span><text:span text:style-name="T439"> given in </text:span><text:span text:style-name="T16">Normalized Hz</text:span><text:span text:style-name="T439">. <text:s/></text:span><text:span text:style-name="T440">The </text:span><text:span text:style-name="T438">filter </text:span><text:span text:style-name="T440">amplitudes </text:span><text:span text:style-name="T438">at the frequency-interval edges </text:span><text:span text:style-name="T442">are</text:span><text:span text:style-name="T440"> </text:span><text:span text:style-name="T443">specified as </text:span><text:span text:style-name="T444">Y[0] and Y[1] </text:span><text:span text:style-name="T602">(</text:span><text:span text:style-name="T291">not </text:span><text:span text:style-name="T292">in </text:span><text:span text:style-name="T291">dB</text:span><text:span text:style-name="T602">)</text:span><text:span text:style-name="T444">.</text:span><text:span text:style-name="T443"> <text:s/></text:span><text:span text:style-name="T480">The frequency interval type is Linear/Ab</text:span><text:span text:style-name="T481">s</text:span><text:span text:style-name="T480">o</text:span><text:span text:style-name="T481">l</text:span><text:span text:style-name="T480">ute error </text:span><text:span text:style-name="T295">LS_FIR_Filter::eLin_AbsErr</text:span><text:span text:style-name="T480">. <text:s/></text:span></text:p>
      <text:list text:continue-numbering="true" text:style-name="Outline">
        <text:list-item>
          <text:list>
            <text:list-item>
              <text:list>
                <text:list-item>
                  <text:h text:style-name="P103" text:outline-level="3">Segment Weights</text:h>
                </text:list-item>
              </text:list>
            </text:list-item>
          </text:list>
        </text:list-item>
      </text:list>
      <text:p text:style-name="P62"><text:span text:style-name="T605">S</text:span><text:span text:style-name="T609">egment weights are provide</text:span><text:span text:style-name="T575">d</text:span><text:span text:style-name="T609"> so the filter designer can </text:span><text:span text:style-name="T575">change the fit quality </text:span><text:span text:style-name="T605">filter s</text:span><text:span text:style-name="T609">ections. <text:s/></text:span><text:span text:style-name="T576">A value of </text:span><text:span text:style-name="T47">1</text:span><text:span text:style-name="T576"> is consider</text:span><text:span text:style-name="T578">ed</text:span><text:span text:style-name="T576"> normal </text:span><text:span text:style-name="T581">weighting, a</text:span><text:span text:style-name="T576"> value of </text:span><text:span text:style-name="T47">0</text:span><text:span text:style-name="T576"> means the fit error for that section is </text:span><text:span text:style-name="T579">completely </text:span><text:span text:style-name="T576">ignored, </text:span><text:span text:style-name="T606">and</text:span><text:span text:style-name="T579"> a </text:span><text:span text:style-name="T577">segment weight</text:span><text:span text:style-name="T576"> </text:span><text:span text:style-name="T579">of</text:span><text:span text:style-name="T576"> </text:span><text:span text:style-name="T47">2</text:span><text:span text:style-name="T576"> </text:span><text:span text:style-name="T579">double</text:span><text:span text:style-name="T580">s</text:span><text:span text:style-name="T579"> the </text:span><text:span text:style-name="T576">fit </text:span><text:span text:style-name="T579">error</text:span><text:span text:style-name="T576">. <text:s/></text:span><text:span text:style-name="T580">Increasing the segment weight should improve the fit in that filter </text:span><text:span text:style-name="T582">segment</text:span><text:span text:style-name="T580">. <text:s/></text:span><text:span text:style-name="T607">For example, t</text:span><text:span text:style-name="T445">he middle </text:span><text:span text:style-name="T607">filter </text:span><text:span text:style-name="T445">segment </text:span><text:span text:style-name="T446">of the filter ill</text:span><text:span text:style-name="T447">u</text:span><text:span text:style-name="T446">strated</text:span><text:span text:style-name="T445"> </text:span><text:span text:style-name="T608">in the previous section </text:span><text:span text:style-name="T276">would be </text:span><text:span text:style-name="T288">specified</text:span><text:span text:style-name="T276"> as </text:span><text:span text:style-name="T18">X[0]=.1, X[1]=.4, Y[0]=1e-4, Y[1]=1, Type</text:span><text:span text:style-name="T19">=</text:span><text:span text:style-name="T296">LS_FIR_Filter::eLin_AbsErr, </text:span><text:span text:style-name="T297">Weight=1</text:span><text:span text:style-name="T298"> .</text:span></text:p>
      <text:list text:continue-numbering="true" text:style-name="Outline">
        <text:list-item>
          <text:list>
            <text:list-item>
              <text:h text:style-name="P99" text:outline-level="2">Using CLSLP Software</text:h>
            </text:list-item>
          </text:list>
        </text:list-item>
      </text:list>
      <text:p text:style-name="P43">This section illustrates installing, building, then running the CLSLP filter synthesis application.</text:p>
      <text:list text:continue-numbering="true" text:style-name="Outline">
        <text:list-item>
          <text:list>
            <text:list-item>
              <text:h text:style-name="Heading_20_2" text:outline-level="2">Installation</text:h>
            </text:list-item>
          </text:list>
        </text:list-item>
      </text:list>
      <text:p text:style-name="P41"><text:span text:style-name="T326">I</text:span>t is fairly easy to <text:span text:style-name="T362">install</text:span> CLSLP <text:span text:style-name="T361">and </text:span><text:span text:style-name="T402">synthesize</text:span><text:span text:style-name="T361"> filters</text:span> <text:span text:style-name="T361">on</text:span> <text:span text:style-name="T342">any</text:span> platform or context. <text:s/><text:span text:style-name="T363">There is no installation procedure </text:span><text:span text:style-name="T404">per se</text:span><text:span text:style-name="T363">. <text:s/></text:span>CLSLP<text:span text:style-name="T402"> is released here as C++20 source code and CMAKE build files. <text:s/>Additionally </text:span><text:span text:style-name="T403">L</text:span><text:span text:style-name="T402">inux command files </text:span><text:span text:style-name="T9">CLEAN</text:span><text:span text:style-name="T402"> and </text:span><text:span text:style-name="T9">BUILD</text:span><text:span text:style-name="T10">_AND_RUN</text:span><text:span text:style-name="T402"> provide illustration of the proper command syntax. <text:s/></text:span><text:span text:style-name="T552">This software should build on most modern operating systems and </text:span><text:span text:style-name="T572">CPU architectures</text:span><text:span text:style-name="T552">. <text:s/>Though Linux has been used in th</text:span><text:span text:style-name="T553">is</text:span><text:span text:style-name="T552"> software’s design, MS Windows, Mac OS, and many other operating systems can be used </text:span><text:span text:style-name="T553">as</text:span><text:span text:style-name="T552"> both the build </text:span><text:span text:style-name="T573">and </text:span><text:span text:style-name="T552">run environment. <text:s/></text:span><text:span text:style-name="T573">Build and run environments can be set separately via compiler switches in modern C++ compilers </text:span><text:span text:style-name="T574">so heterogeneous computer operating systems and architectures can be integrated easily</text:span><text:span text:style-name="T573">. <text:s/></text:span></text:p>
      <text:p text:style-name="P41"><text:span text:style-name="T405">Executing </text:span><text:span text:style-name="T10">BUILD_AND_RUN</text:span><text:span text:style-name="T404"> </text:span><text:span text:style-name="T405">should do everything in one step. <text:s/>The </text:span><text:span text:style-name="T11">CLEAN</text:span><text:span text:style-name="T405"> command isn’t really necessary unless CMAKE gets confused. <text:s/></text:span><text:span text:style-name="T11">CLEAN</text:span><text:span text:style-name="T405"> empties the build directory </text:span><text:span text:style-name="T536">completely</text:span><text:span text:style-name="T405">. <text:s/></text:span></text:p>
      <text:p text:style-name="P42"><draw:frame text:anchor-type="as-char" svg:y="-0.0626in" draw:z-index="16" draw:name="Text Frame 13" draw:style-name="gr2" draw:text-style-name="P115" svg:width="6.8453in" svg:height="0.4524in"><draw:text-box><text:p text:style-name="P114"><text:span text:style-name="T644">./CLEAN <text:s text:c="14"/># Not really necessary --- clears subdir build/</text:span></text:p><text:p text:style-name="P114"><text:span text:style-name="T644">./BUILD_AND_RUN <text:s text:c="6"/># Build then Run the software </text:span></text:p></draw:text-box></draw:frame></text:p>
      <text:list text:continue-numbering="true" text:style-name="Outline">
        <text:list-item>
          <text:list>
            <text:list-item>
              <text:h text:style-name="P100" text:outline-level="2"><text:bookmark-start text:name="__RefHeading___Toc7036_3109610044 Copy 1"/><text:soft-page-break/><text:span text:style-name="T625">CLSLP </text:span><text:span text:style-name="T624">Software Distribution</text:span><text:bookmark-end text:name="__RefHeading___Toc7036_3109610044 Copy 1"/></text:h>
            </text:list-item>
          </text:list>
        </text:list-item>
      </text:list>
      <text:p text:style-name="P70">CLSLP is distributed in C++ source code form. <text:s/>CMAKE build files are included as well as Linux script files to illustrate proper use.</text:p>
      <text:list xml:id="list134603416946785" text:continue-numbering="true" text:style-name="Outline">
        <text:list-item>
          <text:list>
            <text:list-item>
              <text:list>
                <text:list-item>
                  <text:h text:style-name="P104" text:outline-level="3"><text:bookmark-start text:name="__RefNumPara__8871_3045751382"/>CLSLP Software Distribution<text:bookmark-end text:name="__RefNumPara__8871_3045751382"/></text:h>
                </text:list-item>
              </text:list>
            </text:list-item>
          </text:list>
        </text:list-item>
      </text:list>
      <text:p text:style-name="P63"><text:span text:style-name="T405">The </text:span><text:span text:style-name="T536">standard</text:span><text:span text:style-name="T405"> CLSLP release </text:span><text:span text:style-name="T554">consists</text:span><text:span text:style-name="T405"> of, </text:span><text:span text:style-name="T612">at least,</text:span><text:span text:style-name="T405"> the </text:span><text:span text:style-name="T610">files listed at the end of this section. <text:s/>The <text:s/></text:span><text:span text:style-name="T406">Linux GSL special function library </text:span><text:span text:style-name="T610">is necessary for CLSLP LPFIR filter synthesis. <text:s/></text:span><text:span text:style-name="T611">FFTW and GNUPLOT are used for plot generation though neither is needed for coefficient synthesis </text:span><text:span text:style-name="T612">itself</text:span><text:span text:style-name="T611">.</text:span></text:p>
      <text:p text:style-name="P61"><text:span text:style-name="T583">A</text:span><text:span text:style-name="T532"> </text:span><text:span text:style-name="T405">CLSLP release </text:span><text:span text:style-name="T583">will contain</text:span><text:span text:style-name="T405"> </text:span><text:span text:style-name="T44">at least</text:span><text:span text:style-name="T533"> </text:span><text:span text:style-name="T405">the </text:span><text:span text:style-name="T483">files </text:span><text:span text:style-name="T534">specified below</text:span></text:p>
      <text:list xml:id="list3404599216" text:style-name="Numbering_20_Style_20_for_20_Bullet_20_List">
        <text:list-item>
          <text:p text:style-name="P83"><text:s text:c="2"/><text:span text:style-name="T462">Start.cpp</text:span></text:p>
        </text:list-item>
        <text:list-item>
          <text:p text:style-name="P85"><text:span text:style-name="T458"><text:s text:c="2"/></text:span><text:span text:style-name="T465">CLSLP</text:span><text:span text:style-name="T458">.</text:span><text:span text:style-name="T459">h</text:span></text:p>
        </text:list-item>
        <text:list-item>
          <text:p text:style-name="P84"><text:span text:style-name="T459"><text:s text:c="2"/></text:span><text:span text:style-name="T465">CLSLP</text:span><text:span text:style-name="T459">.</text:span><text:span text:style-name="T460">cpp</text:span></text:p>
        </text:list-item>
        <text:list-item>
          <text:p text:style-name="P84"><text:span text:style-name="T460"><text:s text:c="2"/></text:span><text:span text:style-name="T461">AlignedMemAlloc.h</text:span></text:p>
        </text:list-item>
        <text:list-item>
          <text:p text:style-name="P84"><text:span text:style-name="T461"><text:s text:c="2"/></text:span><text:span text:style-name="T460">CLEAN</text:span></text:p>
        </text:list-item>
        <text:list-item>
          <text:p text:style-name="P84"><text:s text:c="2"/>BUILD_AND_RUN</text:p>
        </text:list-item>
        <text:list-item>
          <text:p text:style-name="P86"><text:s text:c="2"/>GENERATE_PLOTS</text:p>
          <text:p text:style-name="P87"/>
        </text:list-item>
      </text:list>
      <text:p text:style-name="P64"><text:span text:style-name="T301">Header file </text:span><text:span text:style-name="T313">AlignedMemAlloc.h</text:span><text:span text:style-name="T300"> </text:span><text:span text:style-name="T302">helps provide</text:span><text:span text:style-name="T301"> functionality </text:span><text:span text:style-name="T303">f</text:span><text:span text:style-name="T304">o</text:span><text:span text:style-name="T303">r SSE and AVX </text:span><text:span text:style-name="T304">SIMD</text:span><text:span text:style-name="T303"> vector allocation </text:span><text:span text:style-name="T302">(faster execution)</text:span><text:span text:style-name="T301">. <text:s/></text:span><text:span text:style-name="T305">This module is </text:span><text:span text:style-name="T302">also </text:span><text:span text:style-name="T306">the C++ </text:span><text:span text:style-name="T314">main</text:span><text:span text:style-name="T307"> program entry-point </text:span><text:span text:style-name="T302">for the software in these tests</text:span><text:span text:style-name="T307">. <text:s/></text:span><text:span text:style-name="T306">A</text:span><text:span text:style-name="T307">s a local convention </text:span><text:span text:style-name="T306">we use</text:span><text:span text:style-name="T307"> </text:span><text:span text:style-name="T314">start</text:span><text:span text:style-name="T307"> </text:span><text:span text:style-name="T306">as part of</text:span><text:span text:style-name="T307"> </text:span><text:span text:style-name="T302">the </text:span><text:span text:style-name="T315">main’s</text:span><text:span text:style-name="T308"> </text:span><text:span text:style-name="T307">filename </text:span><text:span text:style-name="T305">to identif</text:span><text:span text:style-name="T302">y it</text:span><text:span text:style-name="T307">. <text:s/></text:span><text:span text:style-name="T312">Filename like</text:span><text:span text:style-name="T310"> </text:span><text:span text:style-name="T316">Start_x.cpp</text:span><text:span text:style-name="T310"> </text:span><text:span text:style-name="T312">are used for C++</text:span><text:span text:style-name="T311"> </text:span><text:span text:style-name="T317">main</text:span><text:span text:style-name="T311"> file</text:span><text:span text:style-name="T312">s in this document.</text:span><text:span text:style-name="T311"> <text:s text:c="2"/></text:span><text:span text:style-name="T312">F</text:span><text:span text:style-name="T310">or </text:span><text:span text:style-name="T309">example </text:span><text:span text:style-name="T312">of use</text:span><text:span text:style-name="T309"> </text:span><text:span text:style-name="T312">see</text:span><text:span text:style-name="T309"> Section </text:span><text:span text:style-name="T309"><text:bookmark-ref text:reference-format="number-all-superior" text:ref-name="__RefNumPara__8459_630156180">4.1.2</text:bookmark-ref></text:span><text:span text:style-name="T309"><text:s/></text:span><text:span text:style-name="T309"><text:bookmark-ref text:reference-format="direction" text:ref-name="__RefNumPara__8459_630156180">below</text:bookmark-ref></text:span><text:span text:style-name="T309">.</text:span></text:p>
      <text:list xml:id="list134604376189285" text:continue-list="list134603416946785" text:style-name="Outline">
        <text:list-item>
          <text:list>
            <text:list-item>
              <text:list>
                <text:list-item>
                  <text:h text:style-name="P105" text:outline-level="3">Building <text:span text:style-name="T631">Application</text:span> <text:span text:style-name="T626">with CMAKE</text:span></text:h>
                </text:list-item>
              </text:list>
            </text:list-item>
          </text:list>
        </text:list-item>
      </text:list>
      <text:p text:style-name="P68"><text:span text:style-name="T627">Execute the following commands in the source code where you want to store your build files. <text:s/>The sub-</text:span><text:span text:style-name="T628">d</text:span><text:span text:style-name="T627">irectory </text:span><text:span text:style-name="T51">build</text:span><text:span text:style-name="T627"> is commonly used.</text:span></text:p>
      <text:list xml:id="list134603020231557" text:continue-list="list3404599216" text:style-name="Numbering_20_Style_20_for_20_Bullet_20_List">
        <text:list-header>
          <text:p text:style-name="P88"><text:span text:style-name="T460">./CLEAN <text:s text:c="12"/></text:span><text:span text:style-name="T463"># Cleans the </text:span><text:span text:style-name="T50">build</text:span><text:span text:style-name="T463"> directory <text:s/></text:span><text:span text:style-name="T464">(optional)</text:span></text:p>
          <text:p text:style-name="P89">./BUILD_AND_RUN <text:s text:c="4"/><text:span text:style-name="T629"># Builds (CMAKE) source code and execute program</text:span></text:p>
          <text:p text:style-name="P90">./GENERATE_PLOTS <text:s text:c="3"/><text:span text:style-name="T630">#</text:span> <text:span text:style-name="T629">Generate GNUPLOT plots from data files just created </text:span><text:span text:style-name="T630">(optional)</text:span></text:p>
        </text:list-header>
      </text:list>
      <text:list text:continue-list="list134604376189285" text:style-name="Outline">
        <text:list-item>
          <text:list>
            <text:list-item>
              <text:list>
                <text:list-item>
                  <text:h text:style-name="P106" text:outline-level="3">Spectral Plots</text:h>
                </text:list-item>
              </text:list>
            </text:list-item>
          </text:list>
        </text:list-item>
      </text:list>
      <text:p text:style-name="P69">The CMAKE <text:span text:style-name="T290">current</text:span> directory should now contain two <text:span text:style-name="T632">new </text:span>PNG graphics files: <text:s/>the Amplitude and Phase Response <text:span text:style-name="T632">graphs</text:span>.</text:p>
      <text:list text:continue-numbering="true" text:style-name="Outline">
        <text:list-item>
          <text:list>
            <text:list-item>
              <text:h text:style-name="P101" text:outline-level="2"><text:span text:style-name="T454">CLSLP </text:span>Filter <text:span text:style-name="T484">Synthesis</text:span> <text:span text:style-name="T613">Application</text:span><text:span text:style-name="T614">s</text:span></text:h>
            </text:list-item>
          </text:list>
        </text:list-item>
      </text:list>
      <text:p text:style-name="P64"><text:span text:style-name="T448">The only module we </text:span><text:span text:style-name="T485">need to write</text:span><text:span text:style-name="T448"> is </text:span><text:span text:style-name="T489">the </text:span><text:span text:style-name="T41">start-file</text:span><text:span text:style-name="T489">, or </text:span><text:span text:style-name="T585">file</text:span><text:span text:style-name="T448"> </text:span><text:span text:style-name="T21">Start</text:span><text:span text:style-name="T45">_x</text:span><text:span text:style-name="T21">.cpp</text:span><text:span text:style-name="T279">. <text:s/>This is the C++ main that calls the CLSLP filter synthesis software</text:span><text:span text:style-name="T486">. <text:s/></text:span><text:span text:style-name="T34">GenFilter</text:span><text:span text:style-name="T486"> </text:span><text:span text:style-name="T489">is then called </text:span><text:span text:style-name="T486">to </text:span><text:span text:style-name="T487">synthesize</text:span><text:span text:style-name="T486"> the filter coefficient</text:span><text:span text:style-name="T487">s</text:span><text:span text:style-name="T486">. <text:s/></text:span><text:span text:style-name="T449">The code fragment </text:span><text:span text:style-name="T518">below</text:span><text:span text:style-name="T449"> synthesize</text:span><text:span text:style-name="T535">s</text:span><text:span text:style-name="T449"> a</text:span><text:span text:style-name="T596">n</text:span><text:span text:style-name="T449"> LPFIR Filter with </text:span><text:span text:style-name="T287">501</text:span><text:span text:style-name="T449"> </text:span><text:span text:style-name="T491">real-valued double-precision </text:span><text:span text:style-name="T449">coefficients </text:span><text:span text:style-name="T450">into </text:span><text:span text:style-name="T488">output </text:span><text:span text:style-name="T450">vector </text:span><text:span text:style-name="T20">OutCoefs</text:span><text:span text:style-name="T450">. <text:s/></text:span><text:span text:style-name="T488">T</text:span><text:span text:style-name="T450">his vector is allocated on AVX (SIMD) </text:span><text:span text:style-name="T488">memory </text:span><text:span text:style-name="T450">boundar</text:span><text:span text:style-name="T518">ies</text:span><text:span text:style-name="T488">. <text:s/>On Linux </text:span><text:span text:style-name="T519">s</text:span><text:span text:style-name="T488">ystems, <text:s/></text:span><text:span text:style-name="T35">-O3 x5pT=rAu</text:span><text:span text:style-name="T42">(optimized compilation),</text:span><text:span text:style-name="T488"> </text:span><text:span text:style-name="T519">is sufficient for</text:span><text:span text:style-name="T488"> basic SIMD support on </text:span><text:span text:style-name="T509">CPUs</text:span><text:span text:style-name="T488"> that support it. <text:s/>Intel and AMD PC CPUs </text:span><text:span text:style-name="T520">no</text:span><text:span text:style-name="T280">rmally</text:span><text:span text:style-name="T281"> </text:span><text:span text:style-name="T280">do</text:span><text:span text:style-name="T281"> su</text:span><text:span text:style-name="T488">pport it. <text:s/></text:span></text:p>
      <text:p text:style-name="P28"><text:soft-page-break/><draw:frame text:anchor-type="as-char" draw:z-index="6" draw:name="Text Frame 9" draw:style-name="gr6" draw:text-style-name="P113" svg:width="6.6276in" svg:height="2.4634in"><draw:text-box><text:p><text:span text:style-name="T642">// The C++ code segment that generates this 501-coefficient CLSLP filter</text:span></text:p><text:p><text:span text:style-name="T642">#include “CLSLP.h”</text:span></text:p><text:p><text:span text:style-name="T642"/></text:p><text:p><text:span text:style-name="T642">// Generate the CLSLP filter Coefficients into OutCoefs</text:span></text:p><text:p><text:span text:style-name="T642">const unsigned int <text:s text:c="6"/>NumFiltCoefs = 501;</text:span></text:p><text:p><text:span text:style-name="T642">CLSLP <text:s text:c="19"/>Filt;</text:span></text:p><text:p><text:span text:style-name="T642">vector&lt;complex&lt;double&gt;&gt; <text:s/>OutCoefs(NumFiltCoefs); // Real-valued Coefs stored in Complex</text:span></text:p><text:p><text:span text:style-name="T642"/></text:p><text:p text:style-name="P112"><text:span text:style-name="T643">// ‘AddSymmetric’ is for Real-Valued Filter Coefficients <text:s text:c="3"/>([0,.5] mod 1.) Normalized Hz <text:s text:c="4"/></text:span></text:p><text:p text:style-name="P112"><text:span text:style-name="T643">// ‘Add’ <text:s text:c="9"/>is for Complex-Valued Filter Coefficients ([0,1.) mod 1.) Normalized Hz </text:span></text:p><text:p text:style-name="P112"><text:span text:style-name="T643">Filt.AddSymmetric( LS_FIR_Filter::eLin_AbsErr, .0, .1, <text:s/>0.00, <text:s/>0.00, <text:s/>1 );</text:span></text:p><text:p text:style-name="P112"><text:span text:style-name="T643">Filt.AddSymmetric( LS_FIR_Filter::eExp_RelErr, .1, .4, <text:s/>1e-4, <text:s/>1.00, <text:s/>1 );</text:span></text:p><text:p text:style-name="P112"><text:span text:style-name="T643">Filt.AddSymmetric( LS_FIR_Filter::eLin_AbsErr, .4, .5, <text:s/>0.00, <text:s/>0.00, <text:s/>1 );</text:span></text:p><text:p text:style-name="P112"><text:span text:style-name="T643"/></text:p><text:p><text:span text:style-name="T642">// Calculate the FIR Filter Coefficients into OutCoefs</text:span></text:p><text:p><text:span text:style-name="T642">Filt.GenFilter( NumFiltCoefs, OutCoefs );</text:span></text:p></draw:text-box></draw:frame></text:p>
      <text:list text:continue-numbering="true" text:style-name="Outline">
        <text:list-item>
          <text:list>
            <text:list-item>
              <text:h text:style-name="P102" text:outline-level="2">Building <text:span text:style-name="T492">Filter Synthesis Software</text:span></text:h>
            </text:list-item>
          </text:list>
        </text:list-item>
      </text:list>
      <text:p text:style-name="P24"><text:span text:style-name="T584">N</text:span>ext <text:span text:style-name="T584">we</text:span> compile and link the <text:span text:style-name="T584">software</text:span> <text:span text:style-name="T289">in the previous section</text:span> into an executable. <text:s/><text:span text:style-name="T455">We are using CMAKE and the GNU C++ compiler</text:span><text:span text:style-name="T584"> build tools</text:span><text:span text:style-name="T455">. <text:s/></text:span><text:span text:style-name="T456">The following BASH script performs the CMAKE build.</text:span></text:p>
      <text:p text:style-name="P24"><draw:frame text:anchor-type="as-char" draw:z-index="4" draw:name="Text Frame 8" draw:style-name="gr8" draw:text-style-name="P119" svg:width="6.5831in" svg:height="0.9114in"><draw:text-box><text:p text:style-name="P118"><text:span text:style-name="T645">#! /bin/bash</text:span></text:p><text:p text:style-name="P118"><text:span text:style-name="T646"/></text:p><text:p text:style-name="P118"><text:span text:style-name="T647"># Generate the CMAKE files</text:span></text:p><text:p text:style-name="P118"><text:span text:style-name="T647">make</text:span><text:span text:style-name="T648"> </text:span><text:span text:style-name="T647">--fresh</text:span><text:span text:style-name="T648"> <text:s text:c="2"/></text:span><text:span text:style-name="T647">-S</text:span><text:span text:style-name="T648"> </text:span><text:span text:style-name="T647">.</text:span><text:span text:style-name="T648"> <text:s/></text:span><text:span text:style-name="T647">-B</text:span><text:span text:style-name="T648"> </text:span><text:span text:style-name="T647">build</text:span><text:span text:style-name="T648"> <text:s/></text:span><text:span text:style-name="T647">-DCMAKE_BUILD_TYPE=RELEASE</text:span><text:span text:style-name="T648"> <text:s/></text:span><text:span text:style-name="T647">-DCMAKE_VERBOSE_MAKEFILE=OFF</text:span></text:p><text:p text:style-name="P118"><text:span text:style-name="T647"/></text:p><text:p text:style-name="P118"><text:span text:style-name="T647">#</text:span><text:span text:style-name="T648"> </text:span><text:span text:style-name="T647">Compile</text:span><text:span text:style-name="T648"> </text:span><text:span text:style-name="T647">the</text:span><text:span text:style-name="T648"> </text:span><text:span text:style-name="T647">C++</text:span><text:span text:style-name="T648"> </text:span><text:span text:style-name="T647">sources</text:span></text:p><text:p text:style-name="P118"><text:span text:style-name="T647">cmake</text:span><text:span text:style-name="T648"> <text:s/></text:span><text:span text:style-name="T647">--build</text:span><text:span text:style-name="T648"> <text:s/></text:span><text:span text:style-name="T647">build</text:span></text:p></draw:text-box></draw:frame></text:p>
      <text:p text:style-name="P27"><text:span text:style-name="T521">A listing of the </text:span>CMAKE control file <text:span text:style-name="T1">CMakeLists.txt</text:span> <text:span text:style-name="T457">is </text:span><text:span text:style-name="T521">presented</text:span><text:span text:style-name="T457"> below as a convenience.</text:span></text:p>
      <text:p text:style-name="P24"><draw:frame text:anchor-type="as-char" draw:z-index="5" draw:name="Text Frame 7" draw:style-name="gr7" draw:text-style-name="P117" svg:width="6.913in" svg:height="3.3524in"><draw:text-box><text:p text:style-name="P116"><text:span text:style-name="T645">cmake_minimum_required(VERSION 3.10)</text:span></text:p><text:p text:style-name="P116"><text:span text:style-name="T645"/></text:p><text:p text:style-name="P116"><text:span text:style-name="T645"># specify the C++ standard</text:span></text:p><text:p text:style-name="P116"><text:span text:style-name="T645">set(CMAKE_BUILD_TYPE Release)</text:span></text:p><text:p text:style-name="P116"><text:span text:style-name="T645">set(CMAKE_CXX_STANDARD 20)</text:span></text:p><text:p text:style-name="P116"><text:span text:style-name="T645">set(CMAKE_CXX_STANDARD_REQUIRED ON)</text:span></text:p><text:p text:style-name="P116"><text:span text:style-name="T645">set(CMAKE_CXX_FLAGS_RELEASE "-O3 -Wall -Wextra")</text:span></text:p><text:p text:style-name="P116"><text:span text:style-name="T645">set(CMAKE_CXX_FLAGS_DEBUG "-g -Wall -Wextra")</text:span></text:p><text:p text:style-name="P116"><text:span text:style-name="T645"># set(CMAKE_VERBOSE_MAKEFILE ON)</text:span></text:p><text:p text:style-name="P116"><text:span text:style-name="T645"/></text:p><text:p text:style-name="P116"><text:span text:style-name="T645"># Set some basic project attributes</text:span></text:p><text:p text:style-name="P116"><text:span text:style-name="T645">project (CLSLP</text:span></text:p><text:p text:style-name="P116"><text:span text:style-name="T645"><text:s text:c="9"/></text:span><text:span text:style-name="T645">VERSION <text:s/>1.00</text:span></text:p><text:p text:style-name="P116"><text:span text:style-name="T645"><text:s text:c="9"/></text:span><text:span text:style-name="T645">DESCRIPTION "CLSLP Filter Synthesis")</text:span></text:p><text:p text:style-name="P116"><text:span text:style-name="T645"/></text:p><text:p text:style-name="P116"><text:span text:style-name="T645">file(GLOB SRC_FILES ${PROJECT_SOURCE_DIR}/*.cpp)</text:span></text:p><text:p text:style-name="P116"><text:span text:style-name="T645"/></text:p><text:p text:style-name="P116"><text:span text:style-name="T645"># This project will output an executable file</text:span></text:p><text:p text:style-name="P116"><text:span text:style-name="T645">add_executable(${PROJECT_NAME} ${SRC_FILES})</text:span></text:p><text:p text:style-name="P116"><text:span text:style-name="T645"/></text:p><text:p text:style-name="P116"><text:span text:style-name="T645"># Include the configuration header in the build</text:span></text:p><text:p text:style-name="P116"><text:span text:style-name="T645">target_include_directories(${PROJECT_NAME} PUBLIC "${PROJECT_BINARY_DIR}")</text:span></text:p><text:p text:style-name="P116"><text:span text:style-name="T645"/></text:p><text:p text:style-name="P116"><text:span text:style-name="T645"># Math includes</text:span></text:p><text:p text:style-name="P116"><text:span text:style-name="T645">target_link_libraries(${PROJECT_NAME} PUBLIC "gsl")</text:span></text:p><text:p text:style-name="P116"><text:span text:style-name="T645">target_link_libraries(${PROJECT_NAME} PUBLIC "gslcblas")</text:span></text:p></draw:text-box></draw:frame></text:p>
      <text:p text:style-name="P25">The following sequence <text:span text:style-name="T453">of commands</text:span> will perform the <text:span text:style-name="T453">C++ </text:span>build,<text:span text:style-name="T452"> </text:span><text:span text:style-name="T522">then </text:span><text:span text:style-name="T452">execute the </text:span><text:span text:style-name="T522">synthesized</text:span><text:span text:style-name="T453"> </text:span><text:span text:style-name="T452">code. <text:s/></text:span><text:span text:style-name="T522">The filter coefficients are stored in </text:span><text:span text:style-name="T23">FilterCoef.dat </text:span><text:span text:style-name="T43">in ASCII form.</text:span></text:p>
      <text:p text:style-name="P26"><draw:frame text:anchor-type="as-char" draw:z-index="3" draw:name="Text Frame 6" draw:style-name="gr9" draw:text-style-name="P121" svg:width="6.8807in" svg:height="0.3941in"><draw:text-box><text:p text:style-name="P120"><text:span text:style-name="T645">./CLEAN <text:s text:c="10"/># Not necessary though cleans the CMAKE build file</text:span></text:p><text:p text:style-name="P120"><text:span text:style-name="T645">./BUILD_AND_RUN <text:s text:c="2"/># Build and Run the CLSLP software</text:span></text:p><text:p text:style-name="P120"><text:span text:style-name="T645">./GENERATE_PLOTS <text:s/># Generates </text:span><text:span text:style-name="T649">GNUPLOT</text:span><text:span text:style-name="T645"> plot files (Amplitude and Phase)</text:span></text:p></draw:text-box></draw:frame></text:p>
      <text:list text:continue-numbering="true" text:style-name="Outline">
        <text:list-item>
          <text:h text:style-name="Heading_20_1" text:outline-level="1"><text:bookmark-start text:name="__RefHeading___Toc6830_3312043278"/><text:bookmark-start text:name="__RefNumPara__1229_3316848913"/><text:soft-page-break/>FIR Filter <text:span text:style-name="T407">Synthesis </text:span><text:span text:style-name="T493">Examples</text:span><text:bookmark-end text:name="__RefHeading___Toc6830_3312043278"/><text:bookmark-end text:name="__RefNumPara__1229_3316848913"/></text:h>
        </text:list-item>
      </text:list>
      <text:p text:style-name="P65"><text:span text:style-name="T348">The functionality </text:span><text:span text:style-name="T343">and use</text:span><text:span text:style-name="T348"> of the </text:span><text:span text:style-name="T163">Constrained Least-Squares Linear-Phase </text:span><text:span text:style-name="T348">CLSLP</text:span><text:span text:style-name="T163"> </text:span><text:span text:style-name="T343">FIR Filter Synthesis </text:span><text:span text:style-name="T348">algorithm is described via a series of simple examples </text:span><text:span text:style-name="T72">in the following sections. <text:s/></text:span><text:span text:style-name="T364">These </text:span><text:span text:style-name="T622">s</text:span><text:span text:style-name="T364">ections assume you have the software from the CLSLP Software Distribution described in Section </text:span><text:span text:style-name="T364"><text:bookmark-ref text:reference-format="number-all-superior" text:ref-name="__RefNumPara__8871_3045751382">3.4.1</text:bookmark-ref></text:span><text:span text:style-name="T364"><text:s/></text:span><text:span text:style-name="T364"><text:bookmark-ref text:reference-format="direction" text:ref-name="__RefNumPara__8871_3045751382">above</text:bookmark-ref></text:span><text:span text:style-name="T364">.</text:span></text:p>
      <text:list text:continue-numbering="true" text:style-name="Outline">
        <text:list-item>
          <text:list>
            <text:list-item>
              <text:h text:style-name="Heading_20_2" text:outline-level="2"><text:bookmark-start text:name="__RefNumPara__1185_3316848913"/><text:bookmark-start text:name="__RefHeading___Toc5020_3348995013"/><text:span text:style-name="T494">Sloped-</text:span><text:span text:style-name="T71">Bandpass </text:span>Filter Example<text:bookmark-end text:name="__RefNumPara__1185_3316848913"/><text:bookmark-end text:name="__RefHeading___Toc5020_3348995013"/></text:h>
            </text:list-item>
          </text:list>
        </text:list-item>
      </text:list>
      <text:p text:style-name="P14"><text:span text:style-name="T366">W</text:span><text:span text:style-name="T365">e </text:span><text:span text:style-name="T73">construct a </text:span><text:span text:style-name="T344">l</text:span><text:span text:style-name="T153">inear-</text:span><text:span text:style-name="T344">p</text:span><text:span text:style-name="T153">hase </text:span><text:span text:style-name="T346">real-valued </text:span><text:span text:style-name="T75">FIR</text:span><text:span text:style-name="T73"> filter to pass .</text:span><text:span text:style-name="T61">1 to .4 </text:span><text:span text:style-name="T494">Normalized </text:span><text:span text:style-name="T146">Hz</text:span><text:span text:style-name="T262"> </text:span><text:span text:style-name="T269">and null the </text:span><text:span text:style-name="T283">other</text:span><text:span text:style-name="T269"> </text:span><text:span text:style-name="T284">frequencies</text:span><text:span text:style-name="T146">. <text:s/>The</text:span><text:span text:style-name="T145"> passband starts </text:span><text:span text:style-name="T154">at </text:span><text:span text:style-name="T145">.1 Hz </text:span><text:span text:style-name="T345">with a </text:span><text:span text:style-name="T154"><text:s/>-</text:span><text:span text:style-name="T152">8</text:span><text:span text:style-name="T145">0 dB </text:span><text:span text:style-name="T345">response. <text:s/>It rises </text:span><text:span text:style-name="T586">either linearly or </text:span><text:span text:style-name="T495">exponentially, </text:span><text:span text:style-name="T586">depending on the type of test performed,</text:span><text:span text:style-name="T345"> </text:span><text:span text:style-name="T346">to </text:span><text:span text:style-name="T345">.4 Hz with a response of 0 dB. <text:s/></text:span><text:span text:style-name="T73">We use a 501-tap linear-phase </text:span><text:span text:style-name="T367">real-valued </text:span><text:span text:style-name="T73">FIR Filter </text:span><text:span text:style-name="T618">and</text:span><text:span text:style-name="T73"> the CLSLP algorithm to perform the filter synthesis. <text:s/></text:span><text:span text:style-name="T93">The </text:span><text:span text:style-name="T117">amplitude </text:span><text:span text:style-name="T122">spectra</text:span><text:span text:style-name="T93"> </text:span><text:span text:style-name="T122">are</text:span><text:span text:style-name="T94"> </text:span><text:span text:style-name="T93">calculated by performing a Discrete Fourier Transform (DFT) o</text:span><text:span text:style-name="T117">n</text:span><text:span text:style-name="T93"> a zero-padded vector of filter coefficients.</text:span></text:p>
      <text:p text:style-name="P67"><text:span text:style-name="T365">A</text:span><text:span text:style-name="T347">ll</text:span><text:span text:style-name="T74"> linear-phase FIR filters have conjugate-symmetric filter coefficient</text:span><text:span text:style-name="T76">s by the argument given in </text:span><text:span text:style-name="T615">reference </text:span><text:span text:style-name="T76">[1]</text:span><text:span text:style-name="T91">. <text:s/></text:span><text:span text:style-name="T103">Since this is a real-valued filter, conjugate-symmetric corresponds to symmetric </text:span><text:span text:style-name="T106">filter coefficients</text:span><text:span text:style-name="T103"> </text:span><text:span text:style-name="T104">here</text:span><text:span text:style-name="T103">. <text:s/></text:span></text:p>
      <text:list text:continue-numbering="true" text:style-name="Outline">
        <text:list-item>
          <text:list>
            <text:list-item>
              <text:list>
                <text:list-item>
                  <text:h text:style-name="P107" text:outline-level="3">Exponential/<text:span text:style-name="T64">Absolute</text:span> Weight<text:span text:style-name="T623">ed-</text:span>Error <text:span text:style-name="T65">Filter Segment</text:span><text:span text:style-name="T68">s</text:span></text:h>
                </text:list-item>
              </text:list>
            </text:list-item>
          </text:list>
        </text:list-item>
      </text:list>
      <text:p text:style-name="P46"><text:span text:style-name="T369">A linear-phase </text:span><text:span text:style-name="T368">real-valued </text:span><text:span text:style-name="T369">FIR filter with </text:span><text:span text:style-name="T63">501</text:span><text:span text:style-name="T62">-coefficient</text:span><text:span text:style-name="T369">s </text:span><text:span text:style-name="T159">is</text:span><text:span text:style-name="T369"> synthesized using</text:span><text:span text:style-name="T79"> </text:span><text:span text:style-name="T80">the </text:span><text:span text:style-name="T79">CLSL</text:span><text:span text:style-name="T421">P</text:span><text:span text:style-name="T79"> </text:span><text:span text:style-name="T80">algorithm. <text:s/></text:span><text:span text:style-name="T370">W</text:span><text:span text:style-name="T81">e </text:span><text:span text:style-name="T370">are </text:span><text:span text:style-name="T82"><text:s/></text:span><text:span text:style-name="T81">testing the </text:span><text:span text:style-name="T2">exponential/</text:span><text:span text:style-name="T3">absolute</text:span><text:span text:style-name="T78"> </text:span><text:span text:style-name="T80">mode </text:span><text:span text:style-name="T640">here</text:span><text:span text:style-name="T80">. <text:s/>The synthesis takes </text:span><text:span text:style-name="T53">1572</text:span><text:span text:style-name="T80"> </text:span><text:span text:style-name="T85">µ</text:span><text:span text:style-name="T80">s or </text:span><text:span text:style-name="T53">3.14</text:span><text:span text:style-name="T80"> </text:span><text:span text:style-name="T85">µ</text:span><text:span text:style-name="T80">s </text:span><text:span text:style-name="T84">per </text:span><text:span text:style-name="T368">coefficien</text:span><text:span text:style-name="T66">t. <text:s/></text:span><text:span text:style-name="T80">The filter</text:span><text:span text:style-name="T69"> </text:span><text:span text:style-name="T619">a</text:span><text:span text:style-name="T69">mplitude response is given </text:span><text:span text:style-name="T70">in </text:span><text:span text:style-name="T397">the </text:span><text:span text:style-name="T496">graph</text:span><text:span text:style-name="T397"> below</text:span><text:span text:style-name="T69">. <text:s/></text:span><text:span text:style-name="T616">T</text:span><text:span text:style-name="T155">he exponential filter segment appears as a straight line </text:span><text:span text:style-name="T156">i</text:span><text:span text:style-name="T155">n </text:span><text:span text:style-name="T156">the dB</text:span><text:span text:style-name="T155"> amplitude response </text:span><text:span text:style-name="T158">below</text:span><text:span text:style-name="T155">.</text:span></text:p>
      <text:p text:style-name="P73"><text:span text:style-name="T105"><draw:frame draw:style-name="fr1" draw:name="Frame9" text:anchor-type="as-char" svg:width="6.8764in" draw:z-index="19"><draw:text-box fo:min-height="3.2228in"><text:p text:style-name="P10"><draw:frame draw:style-name="fr6" draw:name="Image9" text:anchor-type="as-char" svg:width="6.8764in" style:rel-width="100%" svg:height="3.2228in" style:rel-height="scale" draw:z-index="20"><draw:image xlink:href="../Amp%20501-Coefficient%20Real-Valued%20CLSLP%20%5B.1-.4%5D%20LPFIR%20Filter%20%5BEXP,ABS%5D.png" xlink:type="simple" xlink:show="embed" xlink:actuate="onLoad" draw:filter-name="&lt;All images&gt;" draw:mime-type="image/png"/></draw:frame>Figure <text:sequence text:ref-name="refFigure1" text:name="Figure" text:formula="ooow:Figure+1" style:num-format="1">4.1</text:sequence>: <text:span text:style-name="T389">501-</text:span><text:span text:style-name="T390">Coefficient </text:span><text:span text:style-name="T394">Real-Valued</text:span><text:span text:style-name="T388"> </text:span><text:span text:style-name="T387">CLSLP</text:span><text:span text:style-name="T389"> [.1-.4] </text:span><text:span text:style-name="T497">LP</text:span><text:span text:style-name="T394">F</text:span><text:span text:style-name="T497">I</text:span><text:span text:style-name="T394">R Filter </text:span><text:span text:style-name="T391">[</text:span><text:span text:style-name="T392">EXP,</text:span><text:span text:style-name="T393">ABS</text:span><text:span text:style-name="T392">]</text:span><text:span text:style-name="T389">.</text:span></text:p></draw:text-box></draw:frame></text:span><text:span text:style-name="T105">FIR</text:span><text:span text:style-name="T92"> filter synthesis is performed via the C++ code </text:span><text:span text:style-name="T93">fragment </text:span><text:span text:style-name="T92">below. <text:s/></text:span><text:span text:style-name="T107">The </text:span><text:span text:style-name="T108">AddSymmetric</text:span><text:span text:style-name="T107"> function is used for real-valued filters </text:span><text:span text:style-name="T119">[0-.5</text:span><text:span text:style-name="T120">)</text:span><text:span text:style-name="T107"> </text:span><text:span text:style-name="T144">and</text:span><text:span text:style-name="T118"> </text:span><text:span text:style-name="T109">Add</text:span><text:span text:style-name="T118"> for complex-valued filters </text:span><text:span text:style-name="T119">[0-1</text:span><text:span text:style-name="T120">)</text:span><text:span text:style-name="T107">. <text:s/></text:span><text:span text:style-name="T108">AddSymmetric </text:span><text:span text:style-name="T107">adds filter constraints that are </text:span><text:span text:style-name="T124">conjugate-s</text:span><text:span text:style-name="T107">ymmetric in frequency </text:span><text:span text:style-name="T142">so as to guarantee real-valued filter coefficient</text:span><text:span text:style-name="T107">s. <text:s/></text:span><text:span text:style-name="T121">The</text:span><text:span text:style-name="T143">se</text:span><text:span text:style-name="T121"> coefficients are </text:span><text:span text:style-name="T123">then </text:span><text:span text:style-name="T121">written </text:span><text:span text:style-name="T123">to</text:span><text:span text:style-name="T121"> the </text:span><text:span text:style-name="T110">OutCoefs</text:span><text:span text:style-name="T121"> vector. <text:s/></text:span></text:p>
      <text:p text:style-name="P33"><text:soft-page-break/><draw:frame text:anchor-type="as-char" draw:z-index="7" draw:name="Text Frame 2" draw:style-name="gr5" draw:text-style-name="P113" svg:width="6.9024in" svg:height="2.2142in"><draw:text-box><text:p><text:span text:style-name="T642">// The C++ code segment that generates this 501-coefficient CLSLP filter</text:span></text:p><text:p><text:span text:style-name="T642">#include “CLSLP.h”</text:span></text:p><text:p><text:span text:style-name="T642"/></text:p><text:p><text:span text:style-name="T642">// Generate the CLSLP filter Coefficients into OutCoefs</text:span></text:p><text:p><text:span text:style-name="T642">const unsigned int <text:s text:c="6"/>NumFiltCoefs = 501;</text:span></text:p><text:p><text:span text:style-name="T642">CLSLP <text:s text:c="19"/>Filt;</text:span></text:p><text:p><text:span text:style-name="T642">vector&lt;complex&lt;double&gt;&gt; <text:s/>OutCoefs(NumFiltCoefs);</text:span></text:p><text:p><text:span text:style-name="T642"/></text:p><text:p text:style-name="P112"><text:span text:style-name="T643">// ‘AddSymmetric’ is for Real-Valued Filter Coefficients <text:s text:c="3"/>([0,.5] mod 1.) Normalized Hz <text:s text:c="4"/></text:span></text:p><text:p text:style-name="P112"><text:span text:style-name="T643">// ‘Add’ <text:s text:c="9"/>is for Complex-Valued Filter Coefficients ([0,1.) mod 1.) Normalized Hz </text:span></text:p><text:p text:style-name="P112"><text:span text:style-name="T643">Filt.AddSymmetric( LS_FIR_Filter::eLin_AbsErr, .0, .1, 0.00, 0.00, 1 ); <text:s text:c="4"/>Filt.AddSymmetric( LS_FIR_Filter::eExp_AbsErr, .1, .4, 1e-4, 1.00, 1 ); <text:s text:c="4"/>Filt.AddSymmetric( LS_FIR_Filter::eLin_AbsErr, .4, .5, 0.00, 0.00, 1 ); </text:span></text:p><text:p text:style-name="P112"><text:span text:style-name="T643"/></text:p><text:p><text:span text:style-name="T642">// Calculate the FIR Filter Coefficients into OutCoefs</text:span></text:p><text:p><text:span text:style-name="T642">Filt.GenFilter( NumFiltCoefs, OutCoefs );</text:span></text:p></draw:text-box></draw:frame></text:p>
      <text:list text:continue-numbering="true" text:style-name="Outline">
        <text:list-item>
          <text:list>
            <text:list-item>
              <text:list>
                <text:list-item>
                  <text:h text:style-name="P108" text:outline-level="3"><text:bookmark-start text:name="__RefNumPara__8459_630156180"/>Exponential/Relative Weight<text:span text:style-name="T623">ed-</text:span>Error <text:span text:style-name="T498">Frequency</text:span><text:span text:style-name="T65"> </text:span><text:span text:style-name="T498">Intervals</text:span><text:bookmark-end text:name="__RefNumPara__8459_630156180"/></text:h>
                </text:list-item>
              </text:list>
            </text:list-item>
          </text:list>
        </text:list-item>
      </text:list>
      <text:p text:style-name="P66"><text:span text:style-name="T369">A linear-phase </text:span><text:span text:style-name="T368">real-valued</text:span><text:span text:style-name="T369"> FIR filter with </text:span><text:span text:style-name="T63">501</text:span><text:span text:style-name="T62">-coefficient</text:span><text:span text:style-name="T369">s </text:span><text:span text:style-name="T160">is </text:span><text:span text:style-name="T369">synthesized using</text:span><text:span text:style-name="T79"> </text:span><text:span text:style-name="T80">the </text:span><text:span text:style-name="T79">CLSL</text:span><text:span text:style-name="T421">P</text:span><text:span text:style-name="T79"> </text:span><text:span text:style-name="T80">algorithm. <text:s/></text:span><text:span text:style-name="T370">We are</text:span><text:span text:style-name="T81"> </text:span><text:span text:style-name="T82"><text:s/></text:span><text:span text:style-name="T81">testing the </text:span><text:span text:style-name="T2">exponential/relative</text:span><text:span text:style-name="T78"> </text:span><text:span text:style-name="T80">mode. <text:s/>Th</text:span><text:span text:style-name="T499">is</text:span><text:span text:style-name="T80"> synthesis takes about </text:span><text:span text:style-name="T54">1556</text:span><text:span text:style-name="T80"> </text:span><text:span text:style-name="T85">µ</text:span><text:span text:style-name="T80">s or </text:span><text:span text:style-name="T54">3.11</text:span><text:span text:style-name="T80"> </text:span><text:span text:style-name="T85">µ</text:span><text:span text:style-name="T80">s </text:span><text:span text:style-name="T84">per </text:span><text:span text:style-name="T500">filter coefficien</text:span><text:span text:style-name="T66">t. <text:s/></text:span><text:span text:style-name="T617">The filter’s </text:span><text:span text:style-name="T69">amplitude response is given </text:span><text:span text:style-name="T70">in</text:span><text:span text:style-name="T397"> </text:span><text:span text:style-name="T502">Figure </text:span><text:span text:style-name="T502"><text:bookmark-ref text:reference-format="number-all-superior" text:ref-name="__RefHeading___Toc6000_1499014310">4.2</text:bookmark-ref></text:span><text:span text:style-name="T502"><text:s/></text:span><text:span text:style-name="T502"><text:bookmark-ref text:reference-format="direction" text:ref-name="__RefHeading___Toc6000_1499014310">below</text:bookmark-ref></text:span><text:span text:style-name="T69">. <text:s/></text:span><text:span text:style-name="T370">T</text:span><text:span text:style-name="T155">he exponential filter </text:span><text:span text:style-name="T501">interval</text:span><text:span text:style-name="T155"> appears as a </text:span><text:span text:style-name="T503">sloped-line</text:span><text:span text:style-name="T155"> </text:span><text:span text:style-name="T156">i</text:span><text:span text:style-name="T155">n </text:span><text:span text:style-name="T156">the dB</text:span><text:span text:style-name="T155"> amplitude response. <text:s/></text:span><text:span text:style-name="T408">The little response peak just below .1 Hz can be reduced by adding a small triangular filter design section to reduce the abrupt </text:span><text:span text:style-name="T410">amplitude</text:span><text:span text:style-name="T408"> transition. <text:s/>The filter </text:span><text:span text:style-name="T410">response</text:span><text:span text:style-name="T408"> will improve </text:span><text:span text:style-name="T409">as a result</text:span><text:span text:style-name="T408">. <text:s/></text:span></text:p>
      <text:p text:style-name="P74"><draw:frame draw:style-name="fr3" draw:name="Frame8" text:anchor-type="char" svg:width="6.8764in" draw:z-index="10"><draw:text-box fo:min-height="3.2228in"><text:p text:style-name="P37"><draw:frame draw:style-name="fr7" draw:name="Image8" text:anchor-type="paragraph" svg:width="6.8764in" style:rel-width="100%" svg:height="3.2228in" style:rel-height="scale" draw:z-index="11"><draw:image xlink:href="../Amp%20501-Coefficient%20Real-Valued%20CLSLP%20%5B.1-.4%5D%20LPFIR%20Filter%20%5BEXP,REL%5D.png" xlink:type="simple" xlink:show="embed" xlink:actuate="onLoad" draw:filter-name="&lt;All images&gt;" draw:mime-type="image/png"/></draw:frame>Figure <text:sequence text:ref-name="refFigure2" text:name="Figure" text:formula="ooow:Figure+1" style:num-format="1">4.2</text:sequence>: <text:span text:style-name="T512">Amplitude: </text:span><text:span text:style-name="T26">501-</text:span><text:span text:style-name="T27">Coefficient </text:span><text:span text:style-name="T28">Real-Valued </text:span><text:span text:style-name="T24">CLSLP</text:span><text:span text:style-name="T26"> [.1-.4] </text:span><text:span text:style-name="T39">LP</text:span><text:span text:style-name="T28">F</text:span><text:span text:style-name="T39">I</text:span><text:span text:style-name="T28">R Filter </text:span><text:span text:style-name="T29">[</text:span><text:span text:style-name="T30">EXP,</text:span><text:span text:style-name="T40">REL</text:span><text:span text:style-name="T30">]</text:span><text:span text:style-name="T26">.</text:span></text:p></draw:text-box></draw:frame></text:p>
      <text:p text:style-name="P74"><text:span text:style-name="T490">The code fragment below is the C++ </text:span><text:span text:style-name="T22">main</text:span><text:span text:style-name="T451"> program </text:span><text:span text:style-name="T504">used in this example</text:span><text:span text:style-name="T451">.</text:span></text:p>
      <text:p text:style-name="P74"/>
      <text:p text:style-name="P21"><text:soft-page-break/><draw:frame text:anchor-type="as-char" draw:z-index="2" draw:name="Text Frame 4" draw:style-name="gr10" draw:text-style-name="P113" svg:width="6.9024in" svg:height="2.2197in"><draw:text-box><text:p><text:span text:style-name="T642">// The C++ code segment that generates this 501-coefficient CLSLP filter</text:span></text:p><text:p><text:span text:style-name="T642">#include “CLSLP.h”</text:span></text:p><text:p><text:span text:style-name="T642"/></text:p><text:p><text:span text:style-name="T642">// Generate the CLSLP filter Coefficients into OutCoefs</text:span></text:p><text:p><text:span text:style-name="T642">const unsigned int <text:s text:c="6"/>NumFiltCoefs = 501;</text:span></text:p><text:p><text:span text:style-name="T642">CLSLP <text:s text:c="19"/>Filt;</text:span></text:p><text:p><text:span text:style-name="T642">vector&lt;complex&lt;double&gt;&gt; <text:s/>OutCoefs(NumFiltCoefs);</text:span></text:p><text:p><text:span text:style-name="T642"/></text:p><text:p text:style-name="P112"><text:span text:style-name="T643">// ‘AddSymmetric’ is for Real-Valued Filter Coefficients <text:s text:c="3"/>([0,.5] mod 1.) Normalized Hz <text:s text:c="4"/></text:span></text:p><text:p text:style-name="P112"><text:span text:style-name="T643">// ‘Add’ <text:s text:c="9"/>is for Complex-Valued Filter Coefficients ([0,1.) mod 1.) Normalized Hz </text:span></text:p><text:p text:style-name="P112"><text:span text:style-name="T643">Filt.AddSymmetric( LS_FIR_Filter::eLin_AbsErr, .0, .1, 0.00, 0.00, 1 ); <text:s text:c="4"/>Filt.AddSymmetric( LS_FIR_Filter::eExp_RelErr, .1, .4, 1e-4, 1.00, 1 ); <text:s text:c="4"/>Filt.AddSymmetric( LS_FIR_Filter::eLin_AbsErr, .4, .5, 0.00, 0.00, 1 ); </text:span></text:p><text:p text:style-name="P112"><text:span text:style-name="T643"/></text:p><text:p><text:span text:style-name="T642">// Calculate the FIR Filter Coefficients into OutCoefs</text:span></text:p><text:p><text:span text:style-name="T642">Filt.GenFilter( NumFiltCoefs, OutCoefs );</text:span></text:p></draw:text-box></draw:frame></text:p>
      <text:list text:continue-numbering="true" text:style-name="Outline">
        <text:list-item>
          <text:list>
            <text:list-item>
              <text:list>
                <text:list-item>
                  <text:h text:style-name="P108" text:outline-level="3"><text:span text:style-name="T67">Linear</text:span>/<text:span text:style-name="T64">Absolute Weight</text:span><text:span text:style-name="T623">ed-</text:span><text:span text:style-name="T64">Error</text:span> <text:span text:style-name="T65">Filter Segment</text:span><text:span text:style-name="T68">s</text:span></text:h>
                </text:list-item>
              </text:list>
            </text:list-item>
          </text:list>
        </text:list-item>
      </text:list>
      <text:p text:style-name="P39"><text:span text:style-name="T369">A linear-phase </text:span><text:span text:style-name="T368">real-valued</text:span><text:span text:style-name="T369"> FIR filter with </text:span><text:span text:style-name="T63">501</text:span><text:span text:style-name="T62">-coefficient</text:span><text:span text:style-name="T369">s </text:span><text:span text:style-name="T160">is </text:span><text:span text:style-name="T369">synthesized using</text:span><text:span text:style-name="T79"> </text:span><text:span text:style-name="T80">the </text:span><text:span text:style-name="T79">CLSL</text:span><text:span text:style-name="T421">P</text:span><text:span text:style-name="T79"> </text:span><text:span text:style-name="T80">algorithm. <text:s/></text:span><text:span text:style-name="T370">We are </text:span><text:span text:style-name="T81">testing the </text:span><text:span text:style-name="T12">L</text:span><text:span text:style-name="T7">inear</text:span><text:span text:style-name="T2">/</text:span><text:span text:style-name="T12">A</text:span><text:span text:style-name="T7">bsolute </text:span><text:span text:style-name="T80">mode. <text:s/></text:span><text:span text:style-name="T371">This </text:span><text:span text:style-name="T63">501</text:span><text:span text:style-name="T62">-coefficient filter can be generated in </text:span><text:span text:style-name="T55">3517</text:span><text:span text:style-name="T62"> </text:span><text:span text:style-name="T85">µ</text:span><text:span text:style-name="T62">s or </text:span><text:span text:style-name="T55">7.02</text:span><text:span text:style-name="T80"> </text:span><text:span text:style-name="T85">µ</text:span><text:span text:style-name="T80">s </text:span><text:span text:style-name="T84">per </text:span><text:span text:style-name="T508">coefficient</text:span><text:span text:style-name="T64">. <text:s/></text:span><text:span text:style-name="T373">T</text:span><text:span text:style-name="T155">he </text:span><text:span text:style-name="T620">linear slope</text:span><text:span text:style-name="T155"> appears as a </text:span><text:span text:style-name="T156">logarithmic</text:span><text:span text:style-name="T155"> </text:span><text:span text:style-name="T162">curve</text:span><text:span text:style-name="T155">.</text:span></text:p>
      <text:p text:style-name="P39"><draw:frame draw:style-name="fr3" draw:name="Frame3" text:anchor-type="char" svg:width="6.8764in" draw:z-index="12"><draw:text-box fo:min-height="3.2228in"><text:p text:style-name="P12"><draw:frame draw:style-name="fr7" draw:name="Image3" text:anchor-type="paragraph" svg:width="6.8764in" style:rel-width="100%" svg:height="3.2228in" style:rel-height="scale" draw:z-index="13"><draw:image xlink:href="../Amp%20501-Coefficient%20Real-Valued%20CLSLP%20%5B.1-.4%5D%20LPFIR%20Filter%20%5BLIN,ABS%5D.png" xlink:type="simple" xlink:show="embed" xlink:actuate="onLoad" draw:filter-name="&lt;All images&gt;" draw:mime-type="image/png"/></draw:frame>Figure <text:sequence text:ref-name="refFigure3" text:name="Figure" text:formula="ooow:Figure+1" style:num-format="1">4.3</text:sequence>: <text:span text:style-name="T513">Amplitude: </text:span><text:span text:style-name="T389">501-</text:span><text:span text:style-name="T390">Coefficient</text:span><text:span text:style-name="T389"> </text:span><text:span text:style-name="T394">Real-Valued </text:span><text:span text:style-name="T511">CLSLP</text:span><text:span text:style-name="T389"> [.1-.4] </text:span><text:span text:style-name="T505">LP</text:span><text:span text:style-name="T389">FIR Filter </text:span><text:span text:style-name="T391">[</text:span><text:span text:style-name="T396">LIN</text:span><text:span text:style-name="T392">,</text:span><text:span text:style-name="T396">ABS</text:span><text:span text:style-name="T392">]</text:span><text:span text:style-name="T389">.</text:span></text:p></draw:text-box></draw:frame><text:span text:style-name="T451"><text:s/></text:span></text:p>
      <text:p text:style-name="P75"><text:span text:style-name="T490">The code fragment below is the C++ </text:span><text:span text:style-name="T22">main</text:span><text:span text:style-name="T451"> program </text:span><text:span text:style-name="T504">used in this example</text:span><text:span text:style-name="T451">.</text:span></text:p>
      <text:p text:style-name="P75"/>
      <text:p text:style-name="P34"><text:soft-page-break/><draw:frame text:anchor-type="as-char" draw:z-index="8" draw:name="Text Frame 10" draw:style-name="gr4" draw:text-style-name="P113" svg:width="6.9024in" svg:height="2.2205in"><draw:text-box><text:p><text:span text:style-name="T642">// The C++ code segment that generates this 501-coefficient CLSLP filter</text:span></text:p><text:p><text:span text:style-name="T642">#include “CLSLP.h”</text:span></text:p><text:p><text:span text:style-name="T642"/></text:p><text:p><text:span text:style-name="T642">// Generate the CLSLP filter Coefficients into OutCoefs</text:span></text:p><text:p><text:span text:style-name="T642">const unsigned int <text:s text:c="6"/>NumFiltCoefs = 501;</text:span></text:p><text:p><text:span text:style-name="T642">LS_FIR_Filter <text:s text:c="11"/>Filt;</text:span></text:p><text:p><text:span text:style-name="T642">vector&lt;complex&lt;double&gt;&gt; <text:s/>OutCoefs(NumFiltCoefs);</text:span></text:p><text:p><text:span text:style-name="T642"/></text:p><text:p text:style-name="P112"><text:span text:style-name="T643">// ‘AddSymmetric’ is for Real-Valued Filter Coefficients <text:s text:c="3"/>([0,.5] mod 1.) Normalized Hz <text:s text:c="4"/></text:span></text:p><text:p text:style-name="P112"><text:span text:style-name="T643">// ‘Add’ <text:s text:c="9"/>is for Complex-Valued Filter Coefficients ([0,1.) mod 1.) Normalized Hz </text:span></text:p><text:p text:style-name="P112"><text:span text:style-name="T643">Filt.AddSymmetric( LS_FIR_Filter::eLin_AbsErr, .0, .1, 0.00, 0.00, 1 );</text:span></text:p><text:p text:style-name="P112"><text:span text:style-name="T643">Filt.AddSymmetric( LS_FIR_Filter::eLin_AbsErr, .1, .4, 1e-4, 1.00, 1 );</text:span></text:p><text:p text:style-name="P112"><text:span text:style-name="T643">Filt.AddSymmetric( LS_FIR_Filter::eLin_AbsErr, .4, .5, 0.00, 0.00, 1 );</text:span></text:p><text:p text:style-name="P112"><text:span text:style-name="T643"/></text:p><text:p><text:span text:style-name="T642">// Calculate the FIR Filter Coefficients into OutCoefs</text:span></text:p><text:p><text:span text:style-name="T642">Filt.GenFilter( NumFiltCoefs, OutCoefs );</text:span></text:p></draw:text-box></draw:frame></text:p>
      <text:list text:continue-numbering="true" text:style-name="Outline">
        <text:list-item>
          <text:list>
            <text:list-item>
              <text:list>
                <text:list-item>
                  <text:h text:style-name="P108" text:outline-level="3"><text:span text:style-name="T67">Linear</text:span>/Relative Weight<text:span text:style-name="T623">ed-</text:span>Error <text:span text:style-name="T65">Filter Segment</text:span><text:span text:style-name="T68">s</text:span></text:h>
                </text:list-item>
              </text:list>
            </text:list-item>
          </text:list>
        </text:list-item>
      </text:list>
      <text:p text:style-name="P82"><text:span text:style-name="T369">A linear-phase FIR </text:span><text:span text:style-name="T506">(LPFIR)</text:span><text:span text:style-name="T369"> filter with </text:span><text:span text:style-name="T63">501</text:span><text:span text:style-name="T62">-coefficient</text:span><text:span text:style-name="T369">s </text:span><text:span text:style-name="T79">is </text:span><text:span text:style-name="T369">synthesized using</text:span><text:span text:style-name="T79"> </text:span><text:span text:style-name="T80">the </text:span><text:span text:style-name="T79">CLSL</text:span><text:span text:style-name="T421">P</text:span><text:span text:style-name="T79"> </text:span><text:span text:style-name="T80">algorithm. <text:s/></text:span><text:span text:style-name="T372">We are </text:span><text:span text:style-name="T81">testing the </text:span><text:span text:style-name="T8">linear</text:span><text:span text:style-name="T2">/</text:span><text:span text:style-name="T8">relative</text:span><text:span text:style-name="T78"> </text:span><text:span text:style-name="T80">mode. <text:s/>The synthesis takes about </text:span><text:span text:style-name="T56">1635</text:span><text:span text:style-name="T80"> </text:span><text:span text:style-name="T85">µ</text:span><text:span text:style-name="T80">s or </text:span><text:span text:style-name="T56">3.26</text:span><text:span text:style-name="T80"> </text:span><text:span text:style-name="T85">µ</text:span><text:span text:style-name="T80">s </text:span><text:span text:style-name="T84">per </text:span><text:span text:style-name="T506">coefficient</text:span><text:span text:style-name="T80">. <text:s/></text:span><text:span text:style-name="T69">The</text:span><text:span text:style-name="T83"> </text:span><text:span text:style-name="T79">CLSL</text:span><text:span text:style-name="T421">P</text:span><text:span text:style-name="T80"> filter </text:span><text:span text:style-name="T69">amplitude response is given </text:span><text:span text:style-name="T70">in </text:span><text:span text:style-name="T506">Figure </text:span><text:span text:style-name="T506"><text:sequence-ref text:reference-format="value" text:ref-name="refFigure4">4.4</text:sequence-ref></text:span><text:span text:style-name="T506"><text:s/></text:span><text:span text:style-name="T506"><text:sequence-ref text:reference-format="direction" text:ref-name="refFigure4">below</text:sequence-ref></text:span><text:span text:style-name="T69">. <text:s/></text:span><text:span text:style-name="T374">T</text:span><text:span text:style-name="T155">he </text:span><text:span text:style-name="T156">linear</text:span><text:span text:style-name="T155"> filter segment appears as a </text:span><text:span text:style-name="T156">logarithmic</text:span><text:span text:style-name="T155"> </text:span><text:span text:style-name="T161">curve</text:span><text:span text:style-name="T155"> </text:span><text:span text:style-name="T158">i</text:span><text:span text:style-name="T155">n the amplitude response </text:span><text:span text:style-name="T157">plot below</text:span><text:span text:style-name="T155">. <text:s/></text:span><text:span text:style-name="T621">There is a </text:span><text:span text:style-name="T411">small peak just below .1 Hz though we are close to making the -80 dB response. <text:s/>A</text:span><text:span text:style-name="T408">dding a small triangular filter design section to reduce the abrupt </text:span><text:span text:style-name="T410">amplitude</text:span><text:span text:style-name="T408"> transition. <text:s/>The filter </text:span><text:span text:style-name="T410">response</text:span><text:span text:style-name="T408"> will improve substantially </text:span><text:span text:style-name="T409">as a result</text:span><text:span text:style-name="T408">. <text:s/></text:span><text:span text:style-name="T371">This </text:span><text:span text:style-name="T63">501</text:span><text:span text:style-name="T62">-coefficient filter can be generated in </text:span><text:span text:style-name="T59">1635</text:span><text:span text:style-name="T2"> </text:span><text:span text:style-name="T87">µ</text:span><text:span text:style-name="T2">s</text:span><text:span text:style-name="T62"> or </text:span><text:span text:style-name="T59">3.26</text:span><text:span text:style-name="T13"> </text:span><text:span text:style-name="T87">µ</text:span><text:span text:style-name="T13">s</text:span><text:span text:style-name="T80"> </text:span><text:span text:style-name="T84">per </text:span><text:span text:style-name="T508">coefficient</text:span><text:span text:style-name="T64">. <text:s/></text:span><text:span text:style-name="T373">T</text:span><text:span text:style-name="T155">he </text:span><text:span text:style-name="T620">linear slope</text:span><text:span text:style-name="T155"> appears as a </text:span><text:span text:style-name="T156">logarithmic</text:span><text:span text:style-name="T155"> </text:span><text:span text:style-name="T162">curve</text:span><text:span text:style-name="T155">.</text:span></text:p>
      <text:p text:style-name="P76"><draw:frame draw:style-name="fr3" draw:name="Frame2" text:anchor-type="char" svg:width="6.8764in" draw:z-index="14"><draw:text-box fo:min-height="3.2228in"><text:p text:style-name="P11"><draw:frame draw:style-name="fr7" draw:name="Image2" text:anchor-type="paragraph" svg:width="6.8764in" style:rel-width="100%" svg:height="3.2228in" style:rel-height="scale" draw:z-index="15"><draw:image xlink:href="../Amp%20501-Coefficient%20Real-Valued%20CLSLP%20%5B.1-.4%5D%20LPFIR%20Filter%20%5BLIN,REL%5D.png" xlink:type="simple" xlink:show="embed" xlink:actuate="onLoad" draw:filter-name="&lt;All images&gt;" draw:mime-type="image/png"/></draw:frame>Figure <text:sequence text:ref-name="refFigure4" text:name="Figure" text:formula="ooow:Figure+1" style:num-format="1">4.4</text:sequence>: <text:span text:style-name="T515">Amplitude: </text:span><text:span text:style-name="T389">501-</text:span><text:span text:style-name="T390">Coefficient</text:span><text:span text:style-name="T389"> </text:span><text:span text:style-name="T394">Real-Valued</text:span><text:span text:style-name="T389"> </text:span><text:span text:style-name="T514">CLSLP</text:span><text:span text:style-name="T389"> [.1-.4] </text:span><text:span text:style-name="T515">LP</text:span><text:span text:style-name="T389">FIR Filter </text:span><text:span text:style-name="T391">[</text:span><text:span text:style-name="T395">LIN</text:span><text:span text:style-name="T392">,REL]</text:span><text:span text:style-name="T389">.</text:span></text:p></draw:text-box></draw:frame><text:span text:style-name="T451"><text:s text:c="2"/></text:span></text:p>
      <text:p text:style-name="P77"><text:span text:style-name="T490">The code fragment below is the C++ </text:span><text:span text:style-name="T22">main</text:span><text:span text:style-name="T451"> program </text:span><text:span text:style-name="T504">used in this example</text:span><text:span text:style-name="T451">. <text:s/></text:span></text:p>
      <text:p text:style-name="P77"/>
      <text:p text:style-name="P35"><text:soft-page-break/><draw:frame text:anchor-type="as-char" draw:z-index="9" draw:name="Text Frame 11" draw:style-name="gr3" draw:text-style-name="P113" svg:width="6.9024in" svg:height="2.2122in"><draw:text-box><text:p><text:span text:style-name="T642">// The C++ code segment that generates this 501-coefficient CLSLP filter</text:span></text:p><text:p><text:span text:style-name="T642">#include “CLSLP.h”</text:span></text:p><text:p><text:span text:style-name="T642"/></text:p><text:p><text:span text:style-name="T642">// Generate the CLSLP filter Coefficients into OutCoefs</text:span></text:p><text:p><text:span text:style-name="T642">const unsigned int <text:s text:c="6"/>NumFiltCoefs = 501;</text:span></text:p><text:p><text:span text:style-name="T642">LS_FIR_Filter <text:s text:c="11"/>Filt;</text:span></text:p><text:p><text:span text:style-name="T642">vector&lt;complex&lt;double&gt;&gt; <text:s/>OutCoefs(NumFiltCoefs);</text:span></text:p><text:p><text:span text:style-name="T642"/></text:p><text:p text:style-name="P112"><text:span text:style-name="T643">// ‘AddSymmetric’ is for Real-Valued Filter Coefficients <text:s text:c="3"/>([0,.5] mod 1.) Normalized Hz <text:s text:c="4"/></text:span></text:p><text:p text:style-name="P112"><text:span text:style-name="T643">// ‘Add’ <text:s text:c="9"/>is for Complex-Valued Filter Coefficients ([0,1.) mod 1.) Normalized Hz </text:span></text:p><text:p text:style-name="P112"><text:span text:style-name="T643">Filt.AddSymmetric( LS_FIR_Filter::eLin_AbsErr, .0, .1, 0.00, 0.00, 1 ); <text:s text:c="4"/>Filt.AddSymmetric( LS_FIR_Filter::eLin_RelErr, .1, .4, 1e-4, 1.00, 1 ); <text:s text:c="4"/>Filt.AddSymmetric( LS_FIR_Filter::eLin_AbsErr, .4, .5, 0.00, 0.00, 1 ); </text:span></text:p><text:p text:style-name="P112"><text:span text:style-name="T643"/></text:p><text:p><text:span text:style-name="T642">// Calculate the FIR Filter Coefficients into OutCoefs</text:span></text:p><text:p><text:span text:style-name="T642">Filt.GenFilter( NumFiltCoefs, OutCoefs );</text:span></text:p></draw:text-box></draw:frame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000_1499014310"/>Complex-Coefficient Linear-Phase FIR <text:span text:style-name="T587">(LPFIR)</text:span> Filters<text:bookmark-end text:name="__RefHeading___Toc6000_1499014310"/></text:h>
            </text:list-item>
          </text:list>
        </text:list-item>
      </text:list>
      <text:p text:style-name="P52">The <text:span text:style-name="T588">filter</text:span> response of a real-valued LPFIR filter possess <text:span text:style-name="T549">conjugate</text:span><text:span text:style-name="T507">-</text:span>symmetry <text:span text:style-name="T589">about </text:span><text:span text:style-name="T48">0</text:span> Hz. <text:s/>Therefor<text:span text:style-name="T466">e</text:span> it suffices to specify the the amplitude response only <text:span text:style-name="T466">from</text:span> <text:span text:style-name="T1">0</text:span> to <text:span text:style-name="T1">.5</text:span> Normalized Hz <text:span text:style-name="T590">and infer the rest from the symmetry</text:span>. <text:s/><text:span text:style-name="T416">FIR </text:span><text:span text:style-name="T420">f</text:span><text:span text:style-name="T416">ilters with c</text:span><text:span text:style-name="T467">omplex-</text:span><text:span text:style-name="T416">valued c</text:span><text:span text:style-name="T467">oefficient</text:span><text:span text:style-name="T416">s </text:span><text:span text:style-name="T591">do not have</text:span><text:span text:style-name="T416"> conjugate symmet</text:span><text:span text:style-name="T591">ric filter coefficients. <text:s/></text:span><text:span text:style-name="T592">Therefore </text:span><text:span text:style-name="T551">p</text:span><text:span text:style-name="T417">lots of complex-coefficient </text:span><text:span text:style-name="T550">FIR </text:span><text:span text:style-name="T417">filters are </text:span><text:span text:style-name="T419">usually </text:span><text:span text:style-name="T418">plotted</text:span><text:span text:style-name="T417"> from -.5 to .5 Normalized Hz.</text:span></text:p>
      <text:list text:continue-numbering="true" text:style-name="Outline">
        <text:list-item>
          <text:list>
            <text:list-item>
              <text:list>
                <text:list-item>
                  <text:h text:style-name="P109" text:outline-level="3">Example Filter <text:span text:style-name="T635">5</text:span></text:h>
                </text:list-item>
              </text:list>
            </text:list-item>
          </text:list>
        </text:list-item>
      </text:list>
      <text:p text:style-name="P51"><text:span text:style-name="T369">A</text:span><text:span text:style-name="T414"> </text:span><text:span text:style-name="T369">linear-phase FIR filter with </text:span><text:span text:style-name="T412">10</text:span><text:span text:style-name="T63">01 </text:span><text:span text:style-name="T414">complex-valued </text:span><text:span text:style-name="T62">coefficient</text:span><text:span text:style-name="T369">s </text:span><text:span text:style-name="T79">is </text:span><text:span text:style-name="T369">synthesized using</text:span><text:span text:style-name="T79"> </text:span><text:span text:style-name="T80">the </text:span><text:span text:style-name="T79">CLSL</text:span><text:span text:style-name="T421">P</text:span><text:span text:style-name="T79"> </text:span><text:span text:style-name="T80">algorithm. <text:s/></text:span><text:span text:style-name="T372">We are </text:span><text:span text:style-name="T81">testing the </text:span><text:span text:style-name="T412">complex-coefficient mode</text:span><text:span text:style-name="T413"> </text:span><text:span text:style-name="T414">so amplitude plots </text:span><text:span text:style-name="T594">will be</text:span><text:span text:style-name="T414"> displayed from </text:span><text:span text:style-name="T14">-.5</text:span><text:span text:style-name="T414"> to </text:span><text:span text:style-name="T14">.5</text:span><text:span text:style-name="T414"> </text:span><text:span text:style-name="T593">Normalized </text:span><text:span text:style-name="T414">Hz. <text:s/></text:span></text:p>
      <text:p text:style-name="P50"><draw:frame text:anchor-type="as-char" svg:y="-0.6173in" draw:z-index="17" draw:name="Text Frame 12" draw:style-name="gr1" draw:text-style-name="P113" svg:width="6.6276in" svg:height="2.4634in"><draw:text-box><text:p><text:span text:style-name="T642">// The C++ code segment that generates this 1001-coefficient CLSLP filter</text:span></text:p><text:p><text:span text:style-name="T642">#include “CLSLP.h”</text:span></text:p><text:p><text:span text:style-name="T642"/></text:p><text:p><text:span text:style-name="T642">// Generate the CLSLP filter Coefficients into OutCoefs</text:span></text:p><text:p><text:span text:style-name="T642">const unsigned int <text:s text:c="6"/>NumFiltCoefs = 1001;</text:span></text:p><text:p><text:span text:style-name="T642">LS_FIR_Filter <text:s text:c="11"/>Filt;</text:span></text:p><text:p><text:span text:style-name="T642">vector&lt;complex&lt;double&gt;&gt; <text:s/>OutCoefs(NumFiltCoefs);</text:span></text:p><text:p><text:span text:style-name="T642"/></text:p><text:p text:style-name="P112"><text:span text:style-name="T643">// ‘AddSymmetric’ is for Real-Valued Filter Coefficients <text:s text:c="3"/>([0,.5] mod 1.) Normalized Hz <text:s text:c="4"/></text:span></text:p><text:p text:style-name="P112"><text:span text:style-name="T643">// ‘Add’ <text:s text:c="9"/>is for Complex-Valued Filter Coefficients ([0,1.) mod 1.) Normalized Hz <text:s text:c="4"/>Filt.Add( LS_FIR_Filter::eLin_AbsErr, .0, <text:s/>.05, <text:s/>0.00, <text:s/>0.00, <text:s/>1 ); Filt.Add( LS_FIR_Filter::eExp_AbsErr, .05, <text:s/>.2, <text:s/>1e-4, <text:s/>1.00, <text:s/>1 ); Filt.Add( LS_FIR_Filter::eExp_AbsErr, .2, <text:s text:c="2"/>.5, <text:s/>1e-4, <text:s/>1.00, <text:s/>1 ); Filt.Add( LS_FIR_Filter::eExp_AbsErr, .5, <text:s text:c="2"/>.9, <text:s/>1.00, <text:s/>1e-4, <text:s/>1 ); Filt.Add( LS_FIR_Filter::eLin_AbsErr, .9, <text:s/>1.0, <text:s/>0.00, <text:s/>0.00, <text:s/>1 );</text:span></text:p><text:p text:style-name="P112"><text:span text:style-name="T643"/></text:p><text:p><text:span text:style-name="T642">// Calculate the FIR Filter Coefficients into OutCoefs</text:span></text:p><text:p><text:span text:style-name="T642">Filt.GenFilter( NumFiltCoefs, OutCoefs );</text:span></text:p></draw:text-box></draw:frame></text:p>
      <text:p text:style-name="P78"><text:span text:style-name="T80">Th</text:span><text:span text:style-name="T415">is filter</text:span><text:span text:style-name="T80"> synthesis takes </text:span><text:span text:style-name="T57">5544</text:span><text:span text:style-name="T13"> </text:span><text:span text:style-name="T87">µ</text:span><text:span text:style-name="T13">s</text:span><text:span text:style-name="T80"> or </text:span><text:span text:style-name="T57">5.54</text:span><text:span text:style-name="T13"> </text:span><text:span text:style-name="T87">µ</text:span><text:span text:style-name="T13">s</text:span><text:span text:style-name="T80"> </text:span><text:span text:style-name="T84">per </text:span><text:span text:style-name="T415">coefficient on a standard PC</text:span><text:span text:style-name="T80">. <text:s/></text:span><text:span text:style-name="T69">The </text:span><text:span text:style-name="T83">resultant </text:span><text:span text:style-name="T79">CLSL</text:span><text:span text:style-name="T421">P</text:span><text:span text:style-name="T80"> filter’s </text:span><text:span text:style-name="T69">amplitude response is given </text:span><text:span text:style-name="T70">in </text:span><text:span text:style-name="T595">Figure</text:span><text:span text:style-name="T70"> </text:span><text:span text:style-name="T70"><text:sequence-ref text:reference-format="value" text:ref-name="refFigure0">3.2</text:sequence-ref></text:span><text:span text:style-name="T70"><text:s/></text:span><text:span text:style-name="T70"><text:sequence-ref text:reference-format="direction" text:ref-name="refFigure0">below</text:sequence-ref></text:span><text:span text:style-name="T70">.</text:span></text:p>
      <text:p text:style-name="P78"><text:soft-page-break/><draw:frame draw:style-name="fr5" draw:name="Frame4" text:anchor-type="as-char" svg:width="6.8764in" draw:z-index="21"><draw:text-box fo:min-height="3.2228in"><text:p text:style-name="P13"><draw:frame draw:style-name="fr4" draw:name="Frame5" text:anchor-type="as-char" svg:width="6.8764in" style:rel-width="100%" svg:height="3.55in" style:rel-height="scale-min" draw:z-index="22"><draw:text-box><text:p text:style-name="P80"><draw:frame draw:style-name="fr7" draw:name="Image4" text:anchor-type="paragraph" svg:width="6.8764in" style:rel-width="100%" svg:height="3.2228in" style:rel-height="scale" draw:z-index="23"><draw:image xlink:href="../Amp%201024-Coefficient%20Complex-Valued%20CLSLP%20%5BDual-Band%20Bandpass%5D%20LPFIR%20Filter.png" xlink:type="simple" xlink:show="embed" xlink:actuate="onLoad" draw:filter-name="&lt;All images&gt;" draw:mime-type="image/png"/></draw:frame>Figure <text:sequence text:ref-name="refFigure5" text:name="Figure" text:formula="ooow:Figure+1" style:num-format="1">4.5</text:sequence>: <text:span text:style-name="T516">Amplitude: Ex5 1001-Coef</text:span><text:span text:style-name="T517">ficient</text:span><text:span text:style-name="T516"> Complex-Value CLSLP LPFIR [EXP,ABS].</text:span></text:p></draw:text-box></draw:frame></text:p></draw:text-box></draw:frame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 <text:span text:style-name="T636">Filter </text:span>6</text:h>
                </text:list-item>
              </text:list>
            </text:list-item>
          </text:list>
        </text:list-item>
      </text:list>
      <text:p text:style-name="P81"><text:span text:style-name="T80">Th</text:span><text:span text:style-name="T415">is filter</text:span><text:span text:style-name="T80"> synthesis takes </text:span><text:span text:style-name="T58">23388</text:span><text:span text:style-name="T13"> </text:span><text:span text:style-name="T87">µ</text:span><text:span text:style-name="T13">s</text:span><text:span text:style-name="T80"> or </text:span><text:span text:style-name="T58">11.4255</text:span><text:span text:style-name="T13"> </text:span><text:span text:style-name="T87">µ</text:span><text:span text:style-name="T13">s</text:span><text:span text:style-name="T80"> </text:span><text:span text:style-name="T84">per </text:span><text:span text:style-name="T415">coefficient on a standard PC</text:span><text:span text:style-name="T80">. <text:s/></text:span><text:span text:style-name="T69">The </text:span><text:span text:style-name="T83">resultant </text:span><text:span text:style-name="T79">CLSL</text:span><text:span text:style-name="T421">P</text:span><text:span text:style-name="T80"> filter’s </text:span><text:span text:style-name="T69">amplitude response is given </text:span><text:span text:style-name="T70">in </text:span><text:span text:style-name="T595">Figure</text:span><text:span text:style-name="T70"> </text:span><text:span text:style-name="T70"><text:sequence-ref text:reference-format="value" text:ref-name="refFigure0">3.2</text:sequence-ref></text:span><text:span text:style-name="T70"><text:s/></text:span><text:span text:style-name="T70"><text:sequence-ref text:reference-format="direction" text:ref-name="refFigure0">below</text:sequence-ref></text:span><text:span text:style-name="T70">.</text:span></text:p>
      <text:list text:continue-numbering="true" text:style-name="Outline">
        <text:list-header>
          <text:h text:style-name="P96" text:outline-level="1" text:is-list-header="true"><draw:frame draw:style-name="fr3" draw:name="Frame1" text:anchor-type="char" svg:width="6.8764in" draw:z-index="18"><draw:text-box fo:min-height="3.2228in"><text:p text:style-name="P3"><draw:frame draw:style-name="fr2" draw:name="Frame7" text:anchor-type="as-char" svg:y="-3.1193in" svg:width="6.8764in" style:rel-width="100%" svg:height="3.55in" style:rel-height="scale-min" draw:z-index="24"><draw:text-box><text:p text:style-name="P79"><draw:frame draw:style-name="fr7" draw:name="Image1" text:anchor-type="paragraph" svg:width="6.8764in" style:rel-width="100%" svg:height="3.2228in" style:rel-height="scale" draw:z-index="25"><draw:image xlink:href="../Amp%202049-Coefficient%20Complex-Valued%20CLSLP%20LPFIR%20Filter.png" xlink:type="simple" xlink:show="embed" xlink:actuate="onLoad" draw:filter-name="&lt;All images&gt;" draw:mime-type="image/png"/></draw:frame>Figure <text:sequence text:ref-name="refFigure6" text:name="Figure" text:formula="ooow:Figure+1" style:num-format="1">1</text:sequence>: <text:span text:style-name="T516">Amplitude: Ex</text:span><text:span text:style-name="T638">6</text:span><text:span text:style-name="T516"> </text:span><text:span text:style-name="T638">2047</text:span><text:span text:style-name="T516">-Coef</text:span><text:span text:style-name="T517">ficient</text:span><text:span text:style-name="T516"> Complex-Value CLSLP LPFIR [EXP,ABS].</text:span></text:p></draw:text-box></draw:frame></text:p></draw:text-box></draw:frame><text:soft-page-break/></text:h>
        </text:list-header>
        <text:list-item>
          <text:h text:style-name="P97" text:outline-level="1">Web Resources</text:h>
        </text:list-item>
      </text:list>
      <text:p text:style-name="P71"><text:span text:style-name="T172">See </text:span><text:span text:style-name="T222">website </text:span><text:a xlink:type="simple" xlink:href="http://www.wejc.com/" text:style-name="Internet_20_link" text:visited-style-name="Visited_20_Internet_20_Link"><text:span text:style-name="T428">http://www.wejc.com</text:span></text:a><text:span text:style-name="T234"> </text:span><text:span text:style-name="T235">for</text:span><text:span text:style-name="T236"> </text:span><text:span text:style-name="T240">CLSLP </text:span><text:span text:style-name="T236">software </text:span><text:span text:style-name="T235">information </text:span><text:span text:style-name="T240">and </text:span><text:span text:style-name="T236">download</text:span><text:span text:style-name="T240">s. <text:s/></text:span><text:span text:style-name="T244">Look for the acronym CLSLP on the initial web page</text:span><text:span text:style-name="T237">. <text:s/></text:span><text:span text:style-name="T238">The original Asil</text:span><text:span text:style-name="T239">o</text:span><text:span text:style-name="T238">mar paper “</text:span><text:span text:style-name="T556">Constrained </text:span><text:span text:style-name="T557">L</text:span><text:span text:style-name="T556">east-</text:span><text:span text:style-name="T557">S</text:span><text:span text:style-name="T556">quares </text:span><text:span text:style-name="T557">D</text:span><text:span text:style-name="T556">esign and </text:span><text:span text:style-name="T557">C</text:span><text:span text:style-name="T556">haracterization of </text:span><text:span text:style-name="T557">A</text:span><text:span text:style-name="T556">ffine </text:span><text:span text:style-name="T557">P</text:span><text:span text:style-name="T556">hase </text:span><text:span text:style-name="T557">C</text:span><text:span text:style-name="T556">omplex FIR </text:span><text:span text:style-name="T557">F</text:span><text:span text:style-name="T556">ilters”, </text:span><text:span text:style-name="T560">ref</text:span><text:span text:style-name="T561">erence </text:span><text:span text:style-name="T238">[1]</text:span><text:span text:style-name="T559">,</text:span><text:span text:style-name="T238"> is included </text:span><text:span text:style-name="T250">as</text:span><text:span text:style-name="T238"> PDF </text:span><text:span text:style-name="T250">file</text:span><text:span text:style-name="T238">, “</text:span><text:span text:style-name="T558">Constrained Least-Squares FIR Filter Synthesis.pdf”</text:span><text:span text:style-name="T241"> </text:span><text:span text:style-name="T243">which</text:span><text:span text:style-name="T242"> is included in the normal </text:span><text:span text:style-name="T251">CLSLP </text:span><text:span text:style-name="T245">software</text:span><text:span text:style-name="T251"> </text:span><text:span text:style-name="T242">distribution</text:span><text:span text:style-name="T241">.</text:span></text:p>
      <text:p text:style-name="P72"><text:span text:style-name="T246">The </text:span><text:a xlink:type="simple" xlink:href="http://www.wejc.com/" text:style-name="Internet_20_link" text:visited-style-name="Visited_20_Internet_20_Link"><text:span text:style-name="T252">http://www.wejc.com/</text:span></text:a><text:span text:style-name="T234"> website has more information on other computer science, engineering, or mathematical algorithms as well as free downloads. <text:s/></text:span><text:span text:style-name="T248">If you have interest in any joint-work </text:span><text:span text:style-name="T249">or just want to write</text:span><text:span text:style-name="T248">, feel free to write at </text:span><text:a xlink:type="simple" xlink:href="mailto:wejc@wejc.com" text:style-name="Internet_20_link" text:visited-style-name="Visited_20_Internet_20_Link"><text:span text:style-name="T253">wejc@wejc.com</text:span></text:a><text:span text:style-name="T253">.</text:span><text:span text:style-name="T247"> <text:s/></text:span><text:span text:style-name="T248">We are in </text:span><text:span text:style-name="T229">Washington State,</text:span><text:span text:style-name="T248"> </text:span><text:span text:style-name="T229">United States</text:span><text:span text:style-name="T248">.</text:span></text:p>
      <text:list text:continue-numbering="true" text:style-name="Outline">
        <text:list-item>
          <text:h text:style-name="P98" text:outline-level="1">References</text:h>
        </text:list-item>
      </text:list>
      <text:p text:style-name="P48"><text:span text:style-name="T425">[1]<text:tab/></text:span>A. G. Jaffer and W. E. Jones, "Constrained least-squares design and characterization of affine phase complex FIR filters," Proceedings of 27th Asilomar Conference on Signals, Systems and Computers, Pacific Grove, CA, USA, 1993, pp. 685-691 vol.1, doi: 10.1109/ACSSC.1993.342607.</text:p>
      <text:p text:style-name="P48"><text:span text:style-name="T426">[</text:span><text:span text:style-name="T427">2</text:span><text:span text:style-name="T426">]<text:tab/></text:span>A. G. Jaffer and W. E. Jones, "Weighted least-squares design and characterization of complex FIR filters," in IEEE Transactions on Signal Processing, vol. 43, no. 10, pp. 2398-2401, Oct. 1995, doi: 10.1109/78.469851. </text:p>
      <text:p text:style-name="P48"><text:span text:style-name="T425">[</text:span><text:span text:style-name="T427">3</text:span><text:span text:style-name="T425">]<text:tab/></text:span>A. G. Jaffer, W. E. Jones and T. J. Abatzoglou, "Weighted least-squares design of linear-phase and arbitrary 2-D complex FIR filters," 1995 International Conference on Acoustics, Speech, and Signal Processing, Detroit, MI, USA, 1995, pp. 1256-1259 vol.2, doi: 10.1109/ICASSP.1995.480467.</text:p>
      <text:p text:style-name="P47"/>
      <text:p text:style-name="P53"/>
      <text:p text:style-name="P49">CLSLP <text:span text:style-name="T471">LP</text:span>FIR Filter Synthesis <text:span text:style-name="T569">Errata</text:span></text:p>
      <text:p text:style-name="P23">Support Files <text:span text:style-name="T568">Follow</text:span></text:p>
      <text:p text:style-name="P17"><text:span text:style-name="T436">Require</text:span><text:span text:style-name="T555">s</text:span><text:span text:style-name="T436"> a </text:span><text:span text:style-name="T423">R</text:span><text:span text:style-name="T422">ecent GNU or </text:span><text:span text:style-name="T423">E</text:span><text:span text:style-name="T422">quivalent C++ </text:span><text:span text:style-name="T423">C</text:span><text:span text:style-name="T422">ompiler</text:span></text:p>
      <text:p text:style-name="P16"><text:span text:style-name="T49"><text:s text:c="2"/></text:span><text:span text:style-name="T564">[</text:span><text:span text:style-name="T565">C++20 Language </text:span><text:span text:style-name="T566">Standard Source Code </text:span><text:span text:style-name="T567">Used</text:span><text:span text:style-name="T564">]</text:span></text:p>
      <text:p text:style-name="P16"><text:span text:style-name="T564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2">Contents</text:p>
          </table:table-cell>
          <table:covered-table-cell/>
        </table:table-row>
        <table:table-row>
          <table:table-cell table:style-name="Table2.A2" office:value-type="string">
            <text:p text:style-name="P29">LS_FIR_Filter.h</text:p>
          </table:table-cell>
          <table:table-cell table:style-name="Table2.B2" office:value-type="string">
            <text:p text:style-name="P6">The C++ header file for the filter synthesis software.</text:p>
          </table:table-cell>
        </table:table-row>
        <table:table-row>
          <table:table-cell table:style-name="Table2.A2" office:value-type="string">
            <text:p text:style-name="P29">LS_FIR_Filter.cpp</text:p>
          </table:table-cell>
          <table:table-cell table:style-name="Table2.B2" office:value-type="string">
            <text:p text:style-name="P6">The C++ source file for the filter synthesis software.</text:p>
          </table:table-cell>
        </table:table-row>
        <table:table-row>
          <table:table-cell table:style-name="Table2.A2" office:value-type="string">
            <text:p text:style-name="P29">AlignedMemAlloc.h</text:p>
            <text:p text:style-name="P29"/>
          </table:table-cell>
          <table:table-cell table:style-name="Table2.B2" office:value-type="string">
            <text:p text:style-name="P6"><text:span text:style-name="T432">SSE and AVX</text:span> <text:span text:style-name="T429">C++ </text:span>vector allocator <text:span text:style-name="T431">for faster execution on SIMD machines.</text:span></text:p>
          </table:table-cell>
        </table:table-row>
        <table:table-row>
          <table:table-cell table:style-name="Table2.A2" office:value-type="string">
            <text:p text:style-name="P30">CLEAN</text:p>
          </table:table-cell>
          <table:table-cell table:style-name="Table2.B2" office:value-type="string">
            <text:p text:style-name="P8">A BASH script that clears the CMAKE build directory.</text:p>
          </table:table-cell>
        </table:table-row>
        <table:table-row>
          <table:table-cell table:style-name="Table2.A2" office:value-type="string">
            <text:list text:continue-list="list134603020231557" text:style-name="Numbering_20_Style_20_for_20_Bullet_20_List">
              <text:list-header>
                <text:p text:style-name="P91">BUILD_AND_RUN</text:p>
              </text:list-header>
            </text:list>
          </table:table-cell>
          <table:table-cell table:style-name="Table2.B2" office:value-type="string">
            <text:p text:style-name="P9">A BASH script that performs a CMAKE build <text:span text:style-name="T562">then runs the just-built program</text:span>.</text:p>
          </table:table-cell>
        </table:table-row>
        <table:table-row>
          <table:table-cell table:style-name="Table2.A2" office:value-type="string">
            <text:list text:continue-numbering="true" text:style-name="Numbering_20_Style_20_for_20_Bullet_20_List">
              <text:list-header>
                <text:p text:style-name="P92">GENERATE_PLOTS</text:p>
              </text:list-header>
            </text:list>
          </table:table-cell>
          <table:table-cell table:style-name="Table2.B2" office:value-type="string">
            <text:p text:style-name="P9">A BASH script that <text:span text:style-name="T470">generates amplitude and phase plots, as </text:span><text:span text:style-name="T46">PNG</text:span><text:span text:style-name="T470"> files, using </text:span><text:span text:style-name="T46">GNUPLOT</text:span><text:span text:style-name="T470">.</text:span></text:p>
          </table:table-cell>
        </table:table-row>
        <table:table-row>
          <table:table-cell table:style-name="Table2.A2" office:value-type="string">
            <text:p text:style-name="P29">Start.cpp</text:p>
          </table:table-cell>
          <table:table-cell table:style-name="Table2.B2" office:value-type="string">
            <text:p text:style-name="P6">The source code listing for the c++ <text:span text:style-name="T1">main</text:span><text:span text:style-name="T88"> </text:span><text:span text:style-name="T89">(</text:span>where the program <text:span text:style-name="T430">begins).</text:span></text:p>
          </table:table-cell>
        </table:table-row>
        <table:table-row>
          <table:table-cell table:style-name="Table2.A9" office:value-type="string">
            <text:p text:style-name="P29">Constrained Least-Squares Design and Characterization of Affine Phase</text:p>
            <text:p text:style-name="P29">Complex FIR Filters</text:p>
          </table:table-cell>
          <table:table-cell table:style-name="Table2.B9" office:value-type="string">
            <text:p text:style-name="P7">The Asilomar paper “<text:span text:style-name="T1">Constrained Least-Squares Design and Characterization of Affine Phase Complex FIR Filters</text:span>” <text:span text:style-name="T435">ref </text:span><text:span text:style-name="T434">[1]. <text:s/></text:span><text:span text:style-name="T563">D</text:span><text:span text:style-name="T433">etail</text:span> on the general theory <text:span text:style-name="T429">behind </text:span><text:span text:style-name="T563">CLSLP LPFIR</text:span><text:span text:style-name="T429"> filters </text:span><text:span text:style-name="T434">with </text:span><text:span text:style-name="T563">all the requisite math</text:span><text:span text:style-name="T429">. <text:s/></text:span><text:span text:style-name="T434">The </text:span><text:span text:style-name="T563">C++ </text:span><text:span text:style-name="T434">subroutines used here </text:span><text:span text:style-name="T563">for CLSLP,</text:span><text:span text:style-name="T434"> are </text:span><text:span text:style-name="T563">coded</text:span><text:span text:style-name="T434"> directly from </text:span><text:span text:style-name="T563">the definitions in</text:span><text:span text:style-name="T434"> this </text:span><text:span text:style-name="T563">document</text:span><text:span text:style-name="T434">.</text:span></text:p>
          </table:table-cell>
        </table:table-row>
      </table:table>
      <text:p text:style-name="P5"><text:span text:style-name="T29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1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1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>
        <style:tab-stops/>
      </style:paragraph-properties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>
      <style:text-properties fo:font-size="20pt" fo:font-weight="bold"/>
    </style:style>
    <style:style style:name="Head_20_2" style:display-name="Head 2" style:family="paragraph" style:next-style-name="Standard">
      <style:text-properties fo:font-size="16pt" fo:font-weight="bold"/>
    </style:style>
    <style:style style:name="Head_20_3" style:display-name="Head 3" style:family="paragraph" style:next-style-name="Standard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paragraph-properties fo:margin-top="0.0201in" fo:margin-bottom="0in" style:contextual-spacing="false"/>
      <style:text-properties fo:font-size="12pt"/>
    </style:style>
    <style:style style:name="Heading" style:family="paragraph" style:parent-style-name="Standard" style:next-style-name="Text_20_body" style:list-style-name="Numbering_20_Style_20_for_20_Head_20_1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 fo:padding="0.0201in" fo:border="none">
        <style:tab-stops/>
      </style:paragraph-properties>
      <style:text-properties fo:font-size="11pt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in" fo:margin-right="0in"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25in" style:type="center"/>
          <style:tab-stop style:position="6.684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25in" style:type="center"/>
          <style:tab-stop style:position="6.6846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text-indent="0in" style:auto-text-indent="false">
        <style:tab-stops>
          <style:tab-stop style:position="6.6846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text-indent="-0.1965in" style:auto-text-indent="false">
        <style:tab-stops>
          <style:tab-stop style:position="0in"/>
        </style:tab-stops>
      </style:paragraph-properties>
    </style:style>
    <style:style style:name="IEEE_20_Citations" style:display-name="IEEE Citations" style:family="paragraph" style:parent-style-name="Hanging_20_indent">
      <loext:graphic-properties draw:fill="none" draw:fill-color="#729fcf"/>
      <style:paragraph-properties fo:margin-left="0.3752in" fo:margin-right="0in" fo:margin-top="0in" fo:margin-bottom="0.0972in" style:contextual-spacing="false" fo:line-height="115%" fo:text-align="justify" style:justify-single-word="false" fo:keep-together="always" fo:text-indent="-0.3752in" style:auto-text-indent="false" fo:background-color="transparent" fo:padding="0.0201in" fo:border="none">
        <style:tab-stops>
          <style:tab-stop style:position="0in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min-label-distance="0.15in"/>
      </text:outline-level-style>
      <text:outline-level-style text:level="2" loext:num-list-format="%1%.%2%." style:num-suffix="." style:num-format="1" text:display-levels="2">
        <style:list-level-properties text:min-label-distance="0.15in"/>
      </text:outline-level-style>
      <text:outline-level-style text:level="3" loext:num-list-format="%1%.%2%.%3%." style:num-suffix="." style:num-format="1" text:display-levels="3">
        <style:list-level-properties text:min-label-distance="0.15in"/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-0.1in" fo:margin-left="0.1in"/>
        </style:list-level-properties>
      </text:outline-level-style>
      <text:outline-level-style text:level="5" loext:num-list-format="%2%.%3%.%4%.%5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3%.%4%.%5%.%6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%4%.%5%.%6%.%7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5%.%6%.%7%.%8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6%.%7%.%8%.%9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%7%.%8%.%9%.%10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 text:min-label-distance="0.1in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style-name="Bullet_20_Symbols" loext:num-list-format="%1%" text:bullet-char="•">
        <style:list-level-properties/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ae20861"/>
    </style:style>
    <style:page-layout style:name="Mpm1">
      <style:page-layout-properties fo:page-width="8.5in" fo:page-height="11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3</text:page-number><text:bookmark-end text:name="PageNumWizard_FOOTER_Default Page Style1"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editing-cycles>2781</meta:editing-cycles>
    <meta:creation-date>2008-08-22T11:41:04</meta:creation-date>
    <dc:date>2024-09-28T13:46:02.803827786</dc:date>
    <dc:creator>William Earl</dc:creator>
    <meta:editing-duration>P1DT20H49M28S</meta:editing-duration>
    <meta:print-date>2024-09-28T13:45:59.909737722</meta:print-date>
    <meta:printed-by>PDF files: William Earl</meta:printed-by>
    <meta:document-statistic meta:table-count="2" meta:image-count="7" meta:object-count="0" meta:page-count="13" meta:paragraph-count="136" meta:word-count="2518" meta:character-count="17011" meta:non-whitespace-character-count="14476"/>
  </office:meta>
</office:document-meta>
</file>